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Magnitude</text:p>
          </table:table-cell>
          <table:table-cell table:number-columns-repeated="3"/>
          <table:table-cell office:value-type="string">
            <text:p>pos</text:p>
          </table:table-cell>
          <table:table-cell office:value-type="string">
            <text:p>posZ</text:p>
          </table:table-cell>
          <table:table-cell office:value-type="string">
            <text:p>viewpos</text:p>
          </table:table-cell>
          <table:table-cell office:value-type="string">
            <text:p>viewposZ</text:p>
          </table:table-cell>
          <table:table-cell office:value-type="string">
            <text:p>result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024">
            <text:p>1024</text:p>
          </table:table-cell>
          <table:table-cell table:formula="of:=SQRT(POWER([.$A2];2)+POWER([.$B2];2)+POWER([.$C2];2))" office:value-type="float" office:value="1773.62002695053">
            <text:p>1773,6200269505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] - [.$J2])/([.$I2] - [.$K2])) * (-1*[.$K2]) + [.$J2]);1;1)" office:value-type="float" office:value="500">
            <text:p>500</text:p>
          </table:table-cell>
          <table:table-cell table:formula="of:=([.$H2] - [.$J2])" office:value-type="float" office:value="100">
            <text:p>100</text:p>
          </table:table-cell>
          <table:table-cell table:formula="of:=([.$I2] - [.$K2])" office:value-type="float" office:value="300">
            <text:p>300</text:p>
          </table:table-cell>
          <table:table-cell table:formula="of:=(([.$H2] - [.$J2])/([.$I2] - [.$K2]))" office:value-type="float" office:value="0.333333333333333">
            <text:p>0,3333333333</text:p>
          </table:table-cell>
        </table:table-row>
        <table:table-row table:style-name="ro1">
          <table:table-cell table:formula="of:=[.A2]/[.$D$2]" office:value-type="float" office:value="0.577350269189626">
            <text:p>0,5773502692</text:p>
          </table:table-cell>
          <table:table-cell table:formula="of:=[.B2]/[.$D$2]" office:value-type="float" office:value="0.577350269189626">
            <text:p>0,5773502692</text:p>
          </table:table-cell>
          <table:table-cell table:formula="of:=[.C2]/[.$D$2]" office:value-type="float" office:value="0.577350269189626">
            <text:p>0,5773502692</text:p>
          </table:table-cell>
          <table:table-cell table:formula="of:=SQRT(POWER([.$A3];2)+POWER([.$B3];2)+POWER([.$C3];2))" office:value-type="float" office:value="1">
            <text:p>1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] - [.$J3])/([.$I3] - [.$K3])) * (-1*[.$K3]) + [.$J3]);1;1)" office:value-type="float" office:value="493">
            <text:p>493</text:p>
          </table:table-cell>
          <table:table-cell table:formula="of:=([.$H3] - [.$J3])" office:value-type="float" office:value="100">
            <text:p>100</text:p>
          </table:table-cell>
          <table:table-cell table:formula="of:=([.$I3] - [.$K3])" office:value-type="float" office:value="320">
            <text:p>320</text:p>
          </table:table-cell>
          <table:table-cell table:formula="of:=(([.$H3] - [.$J3])/([.$I3] - [.$K3]))" office:value-type="float" office:value="0.3125">
            <text:p>0,312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] - [.$J4])/([.$I4] - [.$K4])) * (-1*[.$K4]) + [.$J4]);1;1)" office:value-type="float" office:value="488">
            <text:p>488</text:p>
          </table:table-cell>
          <table:table-cell table:formula="of:=([.$H4] - [.$J4])" office:value-type="float" office:value="100">
            <text:p>100</text:p>
          </table:table-cell>
          <table:table-cell table:formula="of:=([.$I4] - [.$K4])" office:value-type="float" office:value="340">
            <text:p>340</text:p>
          </table:table-cell>
          <table:table-cell table:formula="of:=(([.$H4] - [.$J4])/([.$I4] - [.$K4]))" office:value-type="float" office:value="0.294117647058823">
            <text:p>0,294117647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60">
            <text:p>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5] - [.$J5])/([.$I5] - [.$K5])) * (-1*[.$K5]) + [.$J5]);1;1)" office:value-type="float" office:value="483">
            <text:p>483</text:p>
          </table:table-cell>
          <table:table-cell table:formula="of:=([.$H5] - [.$J5])" office:value-type="float" office:value="100">
            <text:p>100</text:p>
          </table:table-cell>
          <table:table-cell table:formula="of:=([.$I5] - [.$K5])" office:value-type="float" office:value="360">
            <text:p>360</text:p>
          </table:table-cell>
          <table:table-cell table:formula="of:=(([.$H5] - [.$J5])/([.$I5] - [.$K5]))" office:value-type="float" office:value="0.277777777777778">
            <text:p>0,2777777778</text:p>
          </table:table-cell>
        </table:table-row>
        <table:table-row table:style-name="ro1">
          <table:table-cell office:value-type="string">
            <text:p>color</text:p>
          </table:table-cell>
          <table:table-cell office:value-type="string">
            <text:p>magnitude</text:p>
          </table:table-cell>
          <table:table-cell office:value-type="string">
            <text:p>value</text:p>
          </table:table-cell>
          <table:table-cell table:number-columns-repeated="4"/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6] - [.$J6])/([.$I6] - [.$K6])) * (-1*[.$K6]) + [.$J6]);1;1)" office:value-type="float" office:value="478">
            <text:p>478</text:p>
          </table:table-cell>
          <table:table-cell table:formula="of:=([.$H6] - [.$J6])" office:value-type="float" office:value="100">
            <text:p>100</text:p>
          </table:table-cell>
          <table:table-cell table:formula="of:=([.$I6] - [.$K6])" office:value-type="float" office:value="380">
            <text:p>380</text:p>
          </table:table-cell>
          <table:table-cell table:formula="of:=(([.$H6] - [.$J6])/([.$I6] - [.$K6]))" office:value-type="float" office:value="0.263157894736842">
            <text:p>0,2631578947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700">
            <text:p>700</text:p>
          </table:table-cell>
          <table:table-cell table:formula="of:=[.A7]-([.B7]*127/683)" office:value-type="float" office:value="124.838945827233">
            <text:p>124,8389458272</text:p>
          </table:table-cell>
          <table:table-cell table:formula="of:=(1+[.B7]*127/683)" office:value-type="float" office:value="131.161054172767">
            <text:p>131,1610541728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7] - [.$J7])/([.$I7] - [.$K7])) * (-1*[.$K7]) + [.$J7]);1;1)" office:value-type="float" office:value="475">
            <text:p>475</text:p>
          </table:table-cell>
          <table:table-cell table:formula="of:=([.$H7] - [.$J7])" office:value-type="float" office:value="100">
            <text:p>100</text:p>
          </table:table-cell>
          <table:table-cell table:formula="of:=([.$I7] - [.$K7])" office:value-type="float" office:value="400">
            <text:p>400</text:p>
          </table:table-cell>
          <table:table-cell table:formula="of:=(([.$H7] - [.$J7])/([.$I7] - [.$K7]))" office:value-type="float" office:value="0.25">
            <text:p>0,2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680">
            <text:p>680</text:p>
          </table:table-cell>
          <table:table-cell table:formula="of:=[.A8]-([.B8]*127/683)" office:value-type="float" office:value="128.557833089312">
            <text:p>128,5578330893</text:p>
          </table:table-cell>
          <table:table-cell table:formula="of:=(1+[.B8]*127/683)" office:value-type="float" office:value="127.442166910688">
            <text:p>127,4421669107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120">
            <text:p>1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8] - [.$J8])/([.$I8] - [.$K8])) * (-1*[.$K8]) + [.$J8]);1;1)" office:value-type="float" office:value="471">
            <text:p>471</text:p>
          </table:table-cell>
          <table:table-cell table:formula="of:=([.$H8] - [.$J8])" office:value-type="float" office:value="100">
            <text:p>100</text:p>
          </table:table-cell>
          <table:table-cell table:formula="of:=([.$I8] - [.$K8])" office:value-type="float" office:value="420">
            <text:p>420</text:p>
          </table:table-cell>
          <table:table-cell table:formula="of:=(([.$H8] - [.$J8])/([.$I8] - [.$K8]))" office:value-type="float" office:value="0.238095238095238">
            <text:p>0,238095238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660">
            <text:p>660</text:p>
          </table:table-cell>
          <table:table-cell table:formula="of:=[.A9]-([.B9]*127/683)" office:value-type="float" office:value="132.276720351391">
            <text:p>132,2767203514</text:p>
          </table:table-cell>
          <table:table-cell table:formula="of:=(1+[.B9]*127/683)" office:value-type="float" office:value="123.723279648609">
            <text:p>123,7232796486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140">
            <text:p>1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9] - [.$J9])/([.$I9] - [.$K9])) * (-1*[.$K9]) + [.$J9]);1;1)" office:value-type="float" office:value="468">
            <text:p>468</text:p>
          </table:table-cell>
          <table:table-cell table:formula="of:=([.$H9] - [.$J9])" office:value-type="float" office:value="100">
            <text:p>100</text:p>
          </table:table-cell>
          <table:table-cell table:formula="of:=([.$I9] - [.$K9])" office:value-type="float" office:value="440">
            <text:p>440</text:p>
          </table:table-cell>
          <table:table-cell table:formula="of:=(([.$H9] - [.$J9])/([.$I9] - [.$K9]))" office:value-type="float" office:value="0.227272727272727">
            <text:p>0,227272727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640">
            <text:p>640</text:p>
          </table:table-cell>
          <table:table-cell table:formula="of:=[.A10]-([.B10]*127/683)" office:value-type="float" office:value="135.99560761347">
            <text:p>135,9956076135</text:p>
          </table:table-cell>
          <table:table-cell table:formula="of:=(1+[.B10]*127/683)" office:value-type="float" office:value="120.00439238653">
            <text:p>120,0043923865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160">
            <text:p>1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0] - [.$J10])/([.$I10] - [.$K10])) * (-1*[.$K10]) + [.$J10]);1;1)" office:value-type="float" office:value="465">
            <text:p>465</text:p>
          </table:table-cell>
          <table:table-cell table:formula="of:=([.$H10] - [.$J10])" office:value-type="float" office:value="100">
            <text:p>100</text:p>
          </table:table-cell>
          <table:table-cell table:formula="of:=([.$I10] - [.$K10])" office:value-type="float" office:value="460">
            <text:p>460</text:p>
          </table:table-cell>
          <table:table-cell table:formula="of:=(([.$H10] - [.$J10])/([.$I10] - [.$K10]))" office:value-type="float" office:value="0.217391304347826">
            <text:p>0,217391304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620">
            <text:p>620</text:p>
          </table:table-cell>
          <table:table-cell table:formula="of:=[.A11]-([.B11]*127/683)" office:value-type="float" office:value="139.714494875549">
            <text:p>139,7144948755</text:p>
          </table:table-cell>
          <table:table-cell table:formula="of:=(1+[.B11]*127/683)" office:value-type="float" office:value="116.285505124451">
            <text:p>116,2855051245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180">
            <text:p>1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1] - [.$J11])/([.$I11] - [.$K11])) * (-1*[.$K11]) + [.$J11]);1;1)" office:value-type="float" office:value="462">
            <text:p>462</text:p>
          </table:table-cell>
          <table:table-cell table:formula="of:=([.$H11] - [.$J11])" office:value-type="float" office:value="100">
            <text:p>100</text:p>
          </table:table-cell>
          <table:table-cell table:formula="of:=([.$I11] - [.$K11])" office:value-type="float" office:value="480">
            <text:p>480</text:p>
          </table:table-cell>
          <table:table-cell table:formula="of:=(([.$H11] - [.$J11])/([.$I11] - [.$K11]))" office:value-type="float" office:value="0.208333333333333">
            <text:p>0,208333333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600">
            <text:p>600</text:p>
          </table:table-cell>
          <table:table-cell table:formula="of:=[.A12]-([.B12]*127/683)" office:value-type="float" office:value="143.433382137628">
            <text:p>143,4333821376</text:p>
          </table:table-cell>
          <table:table-cell table:formula="of:=(1+[.B12]*127/683)" office:value-type="float" office:value="112.566617862372">
            <text:p>112,5666178624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2] - [.$J12])/([.$I12] - [.$K12])) * (-1*[.$K12]) + [.$J12]);1;1)" office:value-type="float" office:value="460">
            <text:p>460</text:p>
          </table:table-cell>
          <table:table-cell table:formula="of:=([.$H12] - [.$J12])" office:value-type="float" office:value="100">
            <text:p>100</text:p>
          </table:table-cell>
          <table:table-cell table:formula="of:=([.$I12] - [.$K12])" office:value-type="float" office:value="500">
            <text:p>500</text:p>
          </table:table-cell>
          <table:table-cell table:formula="of:=(([.$H12] - [.$J12])/([.$I12] - [.$K12]))" office:value-type="float" office:value="0.2">
            <text:p>0,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580">
            <text:p>580</text:p>
          </table:table-cell>
          <table:table-cell table:formula="of:=[.A13]-([.B13]*127/683)" office:value-type="float" office:value="147.152269399707">
            <text:p>147,1522693997</text:p>
          </table:table-cell>
          <table:table-cell table:formula="of:=(1+[.B13]*127/683)" office:value-type="float" office:value="108.847730600293">
            <text:p>108,8477306003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3] - [.$J13])/([.$I13] - [.$K13])) * (-1*[.$K13]) + [.$J13]);1;1)" office:value-type="float" office:value="457">
            <text:p>457</text:p>
          </table:table-cell>
          <table:table-cell table:formula="of:=([.$H13] - [.$J13])" office:value-type="float" office:value="100">
            <text:p>100</text:p>
          </table:table-cell>
          <table:table-cell table:formula="of:=([.$I13] - [.$K13])" office:value-type="float" office:value="520">
            <text:p>520</text:p>
          </table:table-cell>
          <table:table-cell table:formula="of:=(([.$H13] - [.$J13])/([.$I13] - [.$K13]))" office:value-type="float" office:value="0.192307692307692">
            <text:p>0,192307692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560">
            <text:p>560</text:p>
          </table:table-cell>
          <table:table-cell table:formula="of:=[.A14]-([.B14]*127/683)" office:value-type="float" office:value="150.871156661786">
            <text:p>150,8711566618</text:p>
          </table:table-cell>
          <table:table-cell table:formula="of:=(1+[.B14]*127/683)" office:value-type="float" office:value="105.128843338214">
            <text:p>105,1288433382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4] - [.$J14])/([.$I14] - [.$K14])) * (-1*[.$K14]) + [.$J14]);1;1)" office:value-type="float" office:value="455">
            <text:p>455</text:p>
          </table:table-cell>
          <table:table-cell table:formula="of:=([.$H14] - [.$J14])" office:value-type="float" office:value="100">
            <text:p>100</text:p>
          </table:table-cell>
          <table:table-cell table:formula="of:=([.$I14] - [.$K14])" office:value-type="float" office:value="540">
            <text:p>540</text:p>
          </table:table-cell>
          <table:table-cell table:formula="of:=(([.$H14] - [.$J14])/([.$I14] - [.$K14]))" office:value-type="float" office:value="0.185185185185185">
            <text:p>0,185185185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540">
            <text:p>540</text:p>
          </table:table-cell>
          <table:table-cell table:formula="of:=[.A15]-([.B15]*127/683)" office:value-type="float" office:value="154.590043923865">
            <text:p>154,5900439239</text:p>
          </table:table-cell>
          <table:table-cell table:formula="of:=(1+[.B15]*127/683)" office:value-type="float" office:value="101.409956076135">
            <text:p>101,4099560761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5] - [.$J15])/([.$I15] - [.$K15])) * (-1*[.$K15]) + [.$J15]);1;1)" office:value-type="float" office:value="453">
            <text:p>453</text:p>
          </table:table-cell>
          <table:table-cell table:formula="of:=([.$H15] - [.$J15])" office:value-type="float" office:value="100">
            <text:p>100</text:p>
          </table:table-cell>
          <table:table-cell table:formula="of:=([.$I15] - [.$K15])" office:value-type="float" office:value="560">
            <text:p>560</text:p>
          </table:table-cell>
          <table:table-cell table:formula="of:=(([.$H15] - [.$J15])/([.$I15] - [.$K15]))" office:value-type="float" office:value="0.178571428571429">
            <text:p>0,1785714286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520">
            <text:p>520</text:p>
          </table:table-cell>
          <table:table-cell table:formula="of:=[.A16]-([.B16]*127/683)" office:value-type="float" office:value="158.308931185944">
            <text:p>158,3089311859</text:p>
          </table:table-cell>
          <table:table-cell table:formula="of:=(1+[.B16]*127/683)" office:value-type="float" office:value="97.6910688140556">
            <text:p>97,6910688141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6] - [.$J16])/([.$I16] - [.$K16])) * (-1*[.$K16]) + [.$J16]);1;1)" office:value-type="float" office:value="451">
            <text:p>451</text:p>
          </table:table-cell>
          <table:table-cell table:formula="of:=([.$H16] - [.$J16])" office:value-type="float" office:value="100">
            <text:p>100</text:p>
          </table:table-cell>
          <table:table-cell table:formula="of:=([.$I16] - [.$K16])" office:value-type="float" office:value="580">
            <text:p>580</text:p>
          </table:table-cell>
          <table:table-cell table:formula="of:=(([.$H16] - [.$J16])/([.$I16] - [.$K16]))" office:value-type="float" office:value="0.172413793103448">
            <text:p>0,172413793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500">
            <text:p>500</text:p>
          </table:table-cell>
          <table:table-cell table:formula="of:=[.A17]-([.B17]*127/683)" office:value-type="float" office:value="162.027818448023">
            <text:p>162,027818448</text:p>
          </table:table-cell>
          <table:table-cell table:formula="of:=(1+[.B17]*127/683)" office:value-type="float" office:value="93.9721815519766">
            <text:p>93,972181552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7] - [.$J17])/([.$I17] - [.$K17])) * (-1*[.$K17]) + [.$J17]);1;1)" office:value-type="float" office:value="450">
            <text:p>450</text:p>
          </table:table-cell>
          <table:table-cell table:formula="of:=([.$H17] - [.$J17])" office:value-type="float" office:value="100">
            <text:p>100</text:p>
          </table:table-cell>
          <table:table-cell table:formula="of:=([.$I17] - [.$K17])" office:value-type="float" office:value="600">
            <text:p>600</text:p>
          </table:table-cell>
          <table:table-cell table:formula="of:=(([.$H17] - [.$J17])/([.$I17] - [.$K17]))" office:value-type="float" office:value="0.166666666666667">
            <text:p>0,1666666667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480">
            <text:p>480</text:p>
          </table:table-cell>
          <table:table-cell table:formula="of:=[.A18]-([.B18]*127/683)" office:value-type="float" office:value="165.746705710103">
            <text:p>165,7467057101</text:p>
          </table:table-cell>
          <table:table-cell table:formula="of:=(1+[.B18]*127/683)" office:value-type="float" office:value="90.2532942898975">
            <text:p>90,2532942899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320">
            <text:p>3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8] - [.$J18])/([.$I18] - [.$K18])) * (-1*[.$K18]) + [.$J18]);1;1)" office:value-type="float" office:value="448">
            <text:p>448</text:p>
          </table:table-cell>
          <table:table-cell table:formula="of:=([.$H18] - [.$J18])" office:value-type="float" office:value="100">
            <text:p>100</text:p>
          </table:table-cell>
          <table:table-cell table:formula="of:=([.$I18] - [.$K18])" office:value-type="float" office:value="620">
            <text:p>620</text:p>
          </table:table-cell>
          <table:table-cell table:formula="of:=(([.$H18] - [.$J18])/([.$I18] - [.$K18]))" office:value-type="float" office:value="0.161290322580645">
            <text:p>0,1612903226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table:formula="of:=[.A19]-([.B19]*127/683)" office:value-type="float" office:value="169.465592972182">
            <text:p>169,4655929722</text:p>
          </table:table-cell>
          <table:table-cell table:formula="of:=(1+[.B19]*127/683)" office:value-type="float" office:value="86.5344070278185">
            <text:p>86,5344070278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340">
            <text:p>3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9] - [.$J19])/([.$I19] - [.$K19])) * (-1*[.$K19]) + [.$J19]);1;1)" office:value-type="float" office:value="446">
            <text:p>446</text:p>
          </table:table-cell>
          <table:table-cell table:formula="of:=([.$H19] - [.$J19])" office:value-type="float" office:value="100">
            <text:p>100</text:p>
          </table:table-cell>
          <table:table-cell table:formula="of:=([.$I19] - [.$K19])" office:value-type="float" office:value="640">
            <text:p>640</text:p>
          </table:table-cell>
          <table:table-cell table:formula="of:=(([.$H19] - [.$J19])/([.$I19] - [.$K19]))" office:value-type="float" office:value="0.15625">
            <text:p>0,1562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440">
            <text:p>440</text:p>
          </table:table-cell>
          <table:table-cell table:formula="of:=[.A20]-([.B20]*127/683)" office:value-type="float" office:value="173.184480234261">
            <text:p>173,1844802343</text:p>
          </table:table-cell>
          <table:table-cell table:formula="of:=(1+[.B20]*127/683)" office:value-type="float" office:value="82.8155197657394">
            <text:p>82,8155197657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360">
            <text:p>3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0] - [.$J20])/([.$I20] - [.$K20])) * (-1*[.$K20]) + [.$J20]);1;1)" office:value-type="float" office:value="445">
            <text:p>445</text:p>
          </table:table-cell>
          <table:table-cell table:formula="of:=([.$H20] - [.$J20])" office:value-type="float" office:value="100">
            <text:p>100</text:p>
          </table:table-cell>
          <table:table-cell table:formula="of:=([.$I20] - [.$K20])" office:value-type="float" office:value="660">
            <text:p>660</text:p>
          </table:table-cell>
          <table:table-cell table:formula="of:=(([.$H20] - [.$J20])/([.$I20] - [.$K20]))" office:value-type="float" office:value="0.151515151515152">
            <text:p>0,151515151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420">
            <text:p>420</text:p>
          </table:table-cell>
          <table:table-cell table:formula="of:=[.A21]-([.B21]*127/683)" office:value-type="float" office:value="176.90336749634">
            <text:p>176,9033674963</text:p>
          </table:table-cell>
          <table:table-cell table:formula="of:=(1+[.B21]*127/683)" office:value-type="float" office:value="79.0966325036603">
            <text:p>79,0966325037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1] - [.$J21])/([.$I21] - [.$K21])) * (-1*[.$K21]) + [.$J21]);1;1)" office:value-type="float" office:value="444">
            <text:p>444</text:p>
          </table:table-cell>
          <table:table-cell table:formula="of:=([.$H21] - [.$J21])" office:value-type="float" office:value="100">
            <text:p>100</text:p>
          </table:table-cell>
          <table:table-cell table:formula="of:=([.$I21] - [.$K21])" office:value-type="float" office:value="680">
            <text:p>680</text:p>
          </table:table-cell>
          <table:table-cell table:formula="of:=(([.$H21] - [.$J21])/([.$I21] - [.$K21]))" office:value-type="float" office:value="0.147058823529412">
            <text:p>0,147058823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400">
            <text:p>400</text:p>
          </table:table-cell>
          <table:table-cell table:formula="of:=[.A22]-([.B22]*127/683)" office:value-type="float" office:value="180.622254758419">
            <text:p>180,6222547584</text:p>
          </table:table-cell>
          <table:table-cell table:formula="of:=(1+[.B22]*127/683)" office:value-type="float" office:value="75.3777452415813">
            <text:p>75,3777452416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2] - [.$J22])/([.$I22] - [.$K22])) * (-1*[.$K22]) + [.$J22]);1;1)" office:value-type="float" office:value="442">
            <text:p>442</text:p>
          </table:table-cell>
          <table:table-cell table:formula="of:=([.$H22] - [.$J22])" office:value-type="float" office:value="100">
            <text:p>100</text:p>
          </table:table-cell>
          <table:table-cell table:formula="of:=([.$I22] - [.$K22])" office:value-type="float" office:value="700">
            <text:p>700</text:p>
          </table:table-cell>
          <table:table-cell table:formula="of:=(([.$H22] - [.$J22])/([.$I22] - [.$K22]))" office:value-type="float" office:value="0.142857142857143">
            <text:p>0,1428571429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80">
            <text:p>380</text:p>
          </table:table-cell>
          <table:table-cell table:formula="of:=[.A23]-([.B23]*127/683)" office:value-type="float" office:value="184.341142020498">
            <text:p>184,3411420205</text:p>
          </table:table-cell>
          <table:table-cell table:formula="of:=(1+[.B23]*127/683)" office:value-type="float" office:value="71.6588579795022">
            <text:p>71,6588579795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420">
            <text:p>4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3] - [.$J23])/([.$I23] - [.$K23])) * (-1*[.$K23]) + [.$J23]);1;1)" office:value-type="float" office:value="441">
            <text:p>441</text:p>
          </table:table-cell>
          <table:table-cell table:formula="of:=([.$H23] - [.$J23])" office:value-type="float" office:value="100">
            <text:p>100</text:p>
          </table:table-cell>
          <table:table-cell table:formula="of:=([.$I23] - [.$K23])" office:value-type="float" office:value="720">
            <text:p>720</text:p>
          </table:table-cell>
          <table:table-cell table:formula="of:=(([.$H23] - [.$J23])/([.$I23] - [.$K23]))" office:value-type="float" office:value="0.138888888888889">
            <text:p>0,1388888889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60">
            <text:p>360</text:p>
          </table:table-cell>
          <table:table-cell table:formula="of:=[.A24]-([.B24]*127/683)" office:value-type="float" office:value="188.060029282577">
            <text:p>188,0600292826</text:p>
          </table:table-cell>
          <table:table-cell table:formula="of:=(1+[.B24]*127/683)" office:value-type="float" office:value="67.9399707174231">
            <text:p>67,9399707174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440">
            <text:p>4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4] - [.$J24])/([.$I24] - [.$K24])) * (-1*[.$K24]) + [.$J24]);1;1)" office:value-type="float" office:value="440">
            <text:p>440</text:p>
          </table:table-cell>
          <table:table-cell table:formula="of:=([.$H24] - [.$J24])" office:value-type="float" office:value="100">
            <text:p>100</text:p>
          </table:table-cell>
          <table:table-cell table:formula="of:=([.$I24] - [.$K24])" office:value-type="float" office:value="740">
            <text:p>740</text:p>
          </table:table-cell>
          <table:table-cell table:formula="of:=(([.$H24] - [.$J24])/([.$I24] - [.$K24]))" office:value-type="float" office:value="0.135135135135135">
            <text:p>0,135135135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40">
            <text:p>340</text:p>
          </table:table-cell>
          <table:table-cell table:formula="of:=[.A25]-([.B25]*127/683)" office:value-type="float" office:value="191.778916544656">
            <text:p>191,7789165447</text:p>
          </table:table-cell>
          <table:table-cell table:formula="of:=(1+[.B25]*127/683)" office:value-type="float" office:value="64.2210834553441">
            <text:p>64,2210834553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460">
            <text:p>4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5] - [.$J25])/([.$I25] - [.$K25])) * (-1*[.$K25]) + [.$J25]);1;1)" office:value-type="float" office:value="439">
            <text:p>439</text:p>
          </table:table-cell>
          <table:table-cell table:formula="of:=([.$H25] - [.$J25])" office:value-type="float" office:value="100">
            <text:p>100</text:p>
          </table:table-cell>
          <table:table-cell table:formula="of:=([.$I25] - [.$K25])" office:value-type="float" office:value="760">
            <text:p>760</text:p>
          </table:table-cell>
          <table:table-cell table:formula="of:=(([.$H25] - [.$J25])/([.$I25] - [.$K25]))" office:value-type="float" office:value="0.131578947368421">
            <text:p>0,131578947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20">
            <text:p>320</text:p>
          </table:table-cell>
          <table:table-cell table:formula="of:=[.A26]-([.B26]*127/683)" office:value-type="float" office:value="195.497803806735">
            <text:p>195,4978038067</text:p>
          </table:table-cell>
          <table:table-cell table:formula="of:=(1+[.B26]*127/683)" office:value-type="float" office:value="60.502196193265">
            <text:p>60,5021961933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480">
            <text:p>4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6] - [.$J26])/([.$I26] - [.$K26])) * (-1*[.$K26]) + [.$J26]);1;1)" office:value-type="float" office:value="438">
            <text:p>438</text:p>
          </table:table-cell>
          <table:table-cell table:formula="of:=([.$H26] - [.$J26])" office:value-type="float" office:value="100">
            <text:p>100</text:p>
          </table:table-cell>
          <table:table-cell table:formula="of:=([.$I26] - [.$K26])" office:value-type="float" office:value="780">
            <text:p>780</text:p>
          </table:table-cell>
          <table:table-cell table:formula="of:=(([.$H26] - [.$J26])/([.$I26] - [.$K26]))" office:value-type="float" office:value="0.128205128205128">
            <text:p>0,128205128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00">
            <text:p>300</text:p>
          </table:table-cell>
          <table:table-cell table:formula="of:=[.A27]-([.B27]*127/683)" office:value-type="float" office:value="199.216691068814">
            <text:p>199,2166910688</text:p>
          </table:table-cell>
          <table:table-cell table:formula="of:=(1+[.B27]*127/683)" office:value-type="float" office:value="56.7833089311859">
            <text:p>56,7833089312</text:p>
          </table:table-cell>
          <table:table-cell table:number-columns-repeated="3"/>
          <table:table-cell table:number-columns-repeated="2"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7] - [.$J27])/([.$I27] - [.$K27])) * (-1*[.$K27]) + [.$J27]);1;1)" office:value-type="float" office:value="437">
            <text:p>437</text:p>
          </table:table-cell>
          <table:table-cell table:formula="of:=([.$H27] - [.$J27])" office:value-type="float" office:value="100">
            <text:p>100</text:p>
          </table:table-cell>
          <table:table-cell table:formula="of:=([.$I27] - [.$K27])" office:value-type="float" office:value="800">
            <text:p>800</text:p>
          </table:table-cell>
          <table:table-cell table:formula="of:=(([.$H27] - [.$J27])/([.$I27] - [.$K27]))" office:value-type="float" office:value="0.125">
            <text:p>0,12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80">
            <text:p>280</text:p>
          </table:table-cell>
          <table:table-cell table:formula="of:=[.A28]-([.B28]*127/683)" office:value-type="float" office:value="202.935578330893">
            <text:p>202,9355783309</text:p>
          </table:table-cell>
          <table:table-cell table:formula="of:=(1+[.B28]*127/683)" office:value-type="float" office:value="53.0644216691069">
            <text:p>53,0644216691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520">
            <text:p>5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8] - [.$J28])/([.$I28] - [.$K28])) * (-1*[.$K28]) + [.$J28]);1;1)" office:value-type="float" office:value="436">
            <text:p>436</text:p>
          </table:table-cell>
          <table:table-cell table:formula="of:=([.$H28] - [.$J28])" office:value-type="float" office:value="100">
            <text:p>100</text:p>
          </table:table-cell>
          <table:table-cell table:formula="of:=([.$I28] - [.$K28])" office:value-type="float" office:value="820">
            <text:p>820</text:p>
          </table:table-cell>
          <table:table-cell table:formula="of:=(([.$H28] - [.$J28])/([.$I28] - [.$K28]))" office:value-type="float" office:value="0.121951219512195">
            <text:p>0,121951219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60">
            <text:p>260</text:p>
          </table:table-cell>
          <table:table-cell table:formula="of:=[.A29]-([.B29]*127/683)" office:value-type="float" office:value="206.654465592972">
            <text:p>206,654465593</text:p>
          </table:table-cell>
          <table:table-cell table:formula="of:=(1+[.B29]*127/683)" office:value-type="float" office:value="49.3455344070278">
            <text:p>49,345534407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540">
            <text:p>5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9] - [.$J29])/([.$I29] - [.$K29])) * (-1*[.$K29]) + [.$J29]);1;1)" office:value-type="float" office:value="435">
            <text:p>435</text:p>
          </table:table-cell>
          <table:table-cell table:formula="of:=([.$H29] - [.$J29])" office:value-type="float" office:value="100">
            <text:p>100</text:p>
          </table:table-cell>
          <table:table-cell table:formula="of:=([.$I29] - [.$K29])" office:value-type="float" office:value="840">
            <text:p>840</text:p>
          </table:table-cell>
          <table:table-cell table:formula="of:=(([.$H29] - [.$J29])/([.$I29] - [.$K29]))" office:value-type="float" office:value="0.119047619047619">
            <text:p>0,119047619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table:formula="of:=[.A30]-([.B30]*127/683)" office:value-type="float" office:value="210.373352855051">
            <text:p>210,3733528551</text:p>
          </table:table-cell>
          <table:table-cell table:formula="of:=(1+[.B30]*127/683)" office:value-type="float" office:value="45.6266471449488">
            <text:p>45,6266471449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560">
            <text:p>5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0] - [.$J30])/([.$I30] - [.$K30])) * (-1*[.$K30]) + [.$J30]);1;1)" office:value-type="float" office:value="434">
            <text:p>434</text:p>
          </table:table-cell>
          <table:table-cell table:formula="of:=([.$H30] - [.$J30])" office:value-type="float" office:value="100">
            <text:p>100</text:p>
          </table:table-cell>
          <table:table-cell table:formula="of:=([.$I30] - [.$K30])" office:value-type="float" office:value="860">
            <text:p>860</text:p>
          </table:table-cell>
          <table:table-cell table:formula="of:=(([.$H30] - [.$J30])/([.$I30] - [.$K30]))" office:value-type="float" office:value="0.116279069767442">
            <text:p>0,1162790698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20">
            <text:p>220</text:p>
          </table:table-cell>
          <table:table-cell table:formula="of:=[.A31]-([.B31]*127/683)" office:value-type="float" office:value="214.09224011713">
            <text:p>214,0922401171</text:p>
          </table:table-cell>
          <table:table-cell table:formula="of:=(1+[.B31]*127/683)" office:value-type="float" office:value="41.9077598828697">
            <text:p>41,9077598829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580">
            <text:p>5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1] - [.$J31])/([.$I31] - [.$K31])) * (-1*[.$K31]) + [.$J31]);1;1)" office:value-type="float" office:value="434">
            <text:p>434</text:p>
          </table:table-cell>
          <table:table-cell table:formula="of:=([.$H31] - [.$J31])" office:value-type="float" office:value="100">
            <text:p>100</text:p>
          </table:table-cell>
          <table:table-cell table:formula="of:=([.$I31] - [.$K31])" office:value-type="float" office:value="880">
            <text:p>880</text:p>
          </table:table-cell>
          <table:table-cell table:formula="of:=(([.$H31] - [.$J31])/([.$I31] - [.$K31]))" office:value-type="float" office:value="0.113636363636364">
            <text:p>0,1136363636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00">
            <text:p>200</text:p>
          </table:table-cell>
          <table:table-cell table:formula="of:=[.A32]-([.B32]*127/683)" office:value-type="float" office:value="217.811127379209">
            <text:p>217,8111273792</text:p>
          </table:table-cell>
          <table:table-cell table:formula="of:=(1+[.B32]*127/683)" office:value-type="float" office:value="38.1888726207906">
            <text:p>38,1888726208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2] - [.$J32])/([.$I32] - [.$K32])) * (-1*[.$K32]) + [.$J32]);1;1)" office:value-type="float" office:value="433">
            <text:p>433</text:p>
          </table:table-cell>
          <table:table-cell table:formula="of:=([.$H32] - [.$J32])" office:value-type="float" office:value="100">
            <text:p>100</text:p>
          </table:table-cell>
          <table:table-cell table:formula="of:=([.$I32] - [.$K32])" office:value-type="float" office:value="900">
            <text:p>900</text:p>
          </table:table-cell>
          <table:table-cell table:formula="of:=(([.$H32] - [.$J32])/([.$I32] - [.$K32]))" office:value-type="float" office:value="0.111111111111111">
            <text:p>0,111111111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80">
            <text:p>180</text:p>
          </table:table-cell>
          <table:table-cell table:formula="of:=[.A33]-([.B33]*127/683)" office:value-type="float" office:value="221.530014641288">
            <text:p>221,5300146413</text:p>
          </table:table-cell>
          <table:table-cell table:formula="of:=(1+[.B33]*127/683)" office:value-type="float" office:value="34.4699853587116">
            <text:p>34,4699853587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620">
            <text:p>6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3] - [.$J33])/([.$I33] - [.$K33])) * (-1*[.$K33]) + [.$J33]);1;1)" office:value-type="float" office:value="432">
            <text:p>432</text:p>
          </table:table-cell>
          <table:table-cell table:formula="of:=([.$H33] - [.$J33])" office:value-type="float" office:value="100">
            <text:p>100</text:p>
          </table:table-cell>
          <table:table-cell table:formula="of:=([.$I33] - [.$K33])" office:value-type="float" office:value="920">
            <text:p>920</text:p>
          </table:table-cell>
          <table:table-cell table:formula="of:=(([.$H33] - [.$J33])/([.$I33] - [.$K33]))" office:value-type="float" office:value="0.108695652173913">
            <text:p>0,108695652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60">
            <text:p>160</text:p>
          </table:table-cell>
          <table:table-cell table:formula="of:=[.A34]-([.B34]*127/683)" office:value-type="float" office:value="225.248901903367">
            <text:p>225,2489019034</text:p>
          </table:table-cell>
          <table:table-cell table:formula="of:=(1+[.B34]*127/683)" office:value-type="float" office:value="30.7510980966325">
            <text:p>30,7510980966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640">
            <text:p>6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4] - [.$J34])/([.$I34] - [.$K34])) * (-1*[.$K34]) + [.$J34]);1;1)" office:value-type="float" office:value="431">
            <text:p>431</text:p>
          </table:table-cell>
          <table:table-cell table:formula="of:=([.$H34] - [.$J34])" office:value-type="float" office:value="100">
            <text:p>100</text:p>
          </table:table-cell>
          <table:table-cell table:formula="of:=([.$I34] - [.$K34])" office:value-type="float" office:value="940">
            <text:p>940</text:p>
          </table:table-cell>
          <table:table-cell table:formula="of:=(([.$H34] - [.$J34])/([.$I34] - [.$K34]))" office:value-type="float" office:value="0.106382978723404">
            <text:p>0,1063829787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40">
            <text:p>140</text:p>
          </table:table-cell>
          <table:table-cell table:formula="of:=[.A35]-([.B35]*127/683)" office:value-type="float" office:value="228.967789165447">
            <text:p>228,9677891654</text:p>
          </table:table-cell>
          <table:table-cell table:formula="of:=(1+[.B35]*127/683)" office:value-type="float" office:value="27.0322108345534">
            <text:p>27,0322108346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660">
            <text:p>6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5] - [.$J35])/([.$I35] - [.$K35])) * (-1*[.$K35]) + [.$J35]);1;1)" office:value-type="float" office:value="431">
            <text:p>431</text:p>
          </table:table-cell>
          <table:table-cell table:formula="of:=([.$H35] - [.$J35])" office:value-type="float" office:value="100">
            <text:p>100</text:p>
          </table:table-cell>
          <table:table-cell table:formula="of:=([.$I35] - [.$K35])" office:value-type="float" office:value="960">
            <text:p>960</text:p>
          </table:table-cell>
          <table:table-cell table:formula="of:=(([.$H35] - [.$J35])/([.$I35] - [.$K35]))" office:value-type="float" office:value="0.104166666666667">
            <text:p>0,1041666667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20">
            <text:p>120</text:p>
          </table:table-cell>
          <table:table-cell table:formula="of:=[.A36]-([.B36]*127/683)" office:value-type="float" office:value="232.686676427526">
            <text:p>232,6866764275</text:p>
          </table:table-cell>
          <table:table-cell table:formula="of:=(1+[.B36]*127/683)" office:value-type="float" office:value="23.3133235724744">
            <text:p>23,3133235725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680">
            <text:p>6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6] - [.$J36])/([.$I36] - [.$K36])) * (-1*[.$K36]) + [.$J36]);1;1)" office:value-type="float" office:value="430">
            <text:p>430</text:p>
          </table:table-cell>
          <table:table-cell table:formula="of:=([.$H36] - [.$J36])" office:value-type="float" office:value="100">
            <text:p>100</text:p>
          </table:table-cell>
          <table:table-cell table:formula="of:=([.$I36] - [.$K36])" office:value-type="float" office:value="980">
            <text:p>980</text:p>
          </table:table-cell>
          <table:table-cell table:formula="of:=(([.$H36] - [.$J36])/([.$I36] - [.$K36]))" office:value-type="float" office:value="0.102040816326531">
            <text:p>0,102040816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00">
            <text:p>100</text:p>
          </table:table-cell>
          <table:table-cell table:formula="of:=[.A37]-([.B37]*127/683)" office:value-type="float" office:value="236.405563689605">
            <text:p>236,4055636896</text:p>
          </table:table-cell>
          <table:table-cell table:formula="of:=(1+[.B37]*127/683)" office:value-type="float" office:value="19.5944363103953">
            <text:p>19,5944363104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7] - [.$J37])/([.$I37] - [.$K37])) * (-1*[.$K37]) + [.$J37]);1;1)" office:value-type="float" office:value="430">
            <text:p>430</text:p>
          </table:table-cell>
          <table:table-cell table:formula="of:=([.$H37] - [.$J37])" office:value-type="float" office:value="100">
            <text:p>100</text:p>
          </table:table-cell>
          <table:table-cell table:formula="of:=([.$I37] - [.$K37])" office:value-type="float" office:value="1000">
            <text:p>1000</text:p>
          </table:table-cell>
          <table:table-cell table:formula="of:=(([.$H37] - [.$J37])/([.$I37] - [.$K37]))" office:value-type="float" office:value="0.1">
            <text:p>0,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80">
            <text:p>80</text:p>
          </table:table-cell>
          <table:table-cell table:formula="of:=[.A38]-([.B38]*127/683)" office:value-type="float" office:value="240.124450951684">
            <text:p>240,1244509517</text:p>
          </table:table-cell>
          <table:table-cell table:formula="of:=(1+[.B38]*127/683)" office:value-type="float" office:value="15.8755490483163">
            <text:p>15,8755490483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720">
            <text:p>7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8] - [.$J38])/([.$I38] - [.$K38])) * (-1*[.$K38]) + [.$J38]);1;1)" office:value-type="float" office:value="429">
            <text:p>429</text:p>
          </table:table-cell>
          <table:table-cell table:formula="of:=([.$H38] - [.$J38])" office:value-type="float" office:value="100">
            <text:p>100</text:p>
          </table:table-cell>
          <table:table-cell table:formula="of:=([.$I38] - [.$K38])" office:value-type="float" office:value="1020">
            <text:p>1020</text:p>
          </table:table-cell>
          <table:table-cell table:formula="of:=(([.$H38] - [.$J38])/([.$I38] - [.$K38]))" office:value-type="float" office:value="0.0980392156862745">
            <text:p>0,0980392157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60">
            <text:p>60</text:p>
          </table:table-cell>
          <table:table-cell table:formula="of:=[.A39]-([.B39]*127/683)" office:value-type="float" office:value="243.843338213763">
            <text:p>243,8433382138</text:p>
          </table:table-cell>
          <table:table-cell table:formula="of:=(1+[.B39]*127/683)" office:value-type="float" office:value="12.1566617862372">
            <text:p>12,1566617862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740">
            <text:p>7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9] - [.$J39])/([.$I39] - [.$K39])) * (-1*[.$K39]) + [.$J39]);1;1)" office:value-type="float" office:value="428">
            <text:p>428</text:p>
          </table:table-cell>
          <table:table-cell table:formula="of:=([.$H39] - [.$J39])" office:value-type="float" office:value="100">
            <text:p>100</text:p>
          </table:table-cell>
          <table:table-cell table:formula="of:=([.$I39] - [.$K39])" office:value-type="float" office:value="1040">
            <text:p>1040</text:p>
          </table:table-cell>
          <table:table-cell table:formula="of:=(([.$H39] - [.$J39])/([.$I39] - [.$K39]))" office:value-type="float" office:value="0.0961538461538462">
            <text:p>0,096153846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40">
            <text:p>40</text:p>
          </table:table-cell>
          <table:table-cell table:formula="of:=[.A40]-([.B40]*127/683)" office:value-type="float" office:value="247.562225475842">
            <text:p>247,5622254758</text:p>
          </table:table-cell>
          <table:table-cell table:formula="of:=(1+[.B40]*127/683)" office:value-type="float" office:value="8.43777452415813">
            <text:p>8,4377745242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760">
            <text:p>7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0] - [.$J40])/([.$I40] - [.$K40])) * (-1*[.$K40]) + [.$J40]);1;1)" office:value-type="float" office:value="428">
            <text:p>428</text:p>
          </table:table-cell>
          <table:table-cell table:formula="of:=([.$H40] - [.$J40])" office:value-type="float" office:value="100">
            <text:p>100</text:p>
          </table:table-cell>
          <table:table-cell table:formula="of:=([.$I40] - [.$K40])" office:value-type="float" office:value="1060">
            <text:p>1060</text:p>
          </table:table-cell>
          <table:table-cell table:formula="of:=(([.$H40] - [.$J40])/([.$I40] - [.$K40]))" office:value-type="float" office:value="0.0943396226415094">
            <text:p>0,0943396226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0">
            <text:p>20</text:p>
          </table:table-cell>
          <table:table-cell table:formula="of:=[.A41]-([.B41]*127/683)" office:value-type="float" office:value="251.281112737921">
            <text:p>251,2811127379</text:p>
          </table:table-cell>
          <table:table-cell table:formula="of:=(1+[.B41]*127/683)" office:value-type="float" office:value="4.71888726207906">
            <text:p>4,7188872621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780">
            <text:p>7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1] - [.$J41])/([.$I41] - [.$K41])) * (-1*[.$K41]) + [.$J41]);1;1)" office:value-type="float" office:value="427">
            <text:p>427</text:p>
          </table:table-cell>
          <table:table-cell table:formula="of:=([.$H41] - [.$J41])" office:value-type="float" office:value="100">
            <text:p>100</text:p>
          </table:table-cell>
          <table:table-cell table:formula="of:=([.$I41] - [.$K41])" office:value-type="float" office:value="1080">
            <text:p>1080</text:p>
          </table:table-cell>
          <table:table-cell table:formula="of:=(([.$H41] - [.$J41])/([.$I41] - [.$K41]))" office:value-type="float" office:value="0.0925925925925926">
            <text:p>0,0925925926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formula="of:=[.A42]-([.B42]*127/683)" office:value-type="float" office:value="255">
            <text:p>255</text:p>
          </table:table-cell>
          <table:table-cell table:formula="of:=(1+[.B42]*127/683)" office:value-type="float" office:value="1">
            <text:p>1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2] - [.$J42])/([.$I42] - [.$K42])) * (-1*[.$K42]) + [.$J42]);1;1)" office:value-type="float" office:value="427">
            <text:p>427</text:p>
          </table:table-cell>
          <table:table-cell table:formula="of:=([.$H42] - [.$J42])" office:value-type="float" office:value="100">
            <text:p>100</text:p>
          </table:table-cell>
          <table:table-cell table:formula="of:=([.$I42] - [.$K42])" office:value-type="float" office:value="1100">
            <text:p>1100</text:p>
          </table:table-cell>
          <table:table-cell table:formula="of:=(([.$H42] - [.$J42])/([.$I42] - [.$K42]))" office:value-type="float" office:value="0.0909090909090909">
            <text:p>0,090909090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820">
            <text:p>8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3] - [.$J43])/([.$I43] - [.$K43])) * (-1*[.$K43]) + [.$J43]);1;1)" office:value-type="float" office:value="426">
            <text:p>426</text:p>
          </table:table-cell>
          <table:table-cell table:formula="of:=([.$H43] - [.$J43])" office:value-type="float" office:value="100">
            <text:p>100</text:p>
          </table:table-cell>
          <table:table-cell table:formula="of:=([.$I43] - [.$K43])" office:value-type="float" office:value="1120">
            <text:p>1120</text:p>
          </table:table-cell>
          <table:table-cell table:formula="of:=(([.$H43] - [.$J43])/([.$I43] - [.$K43]))" office:value-type="float" office:value="0.0892857142857143">
            <text:p>0,089285714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840">
            <text:p>8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4] - [.$J44])/([.$I44] - [.$K44])) * (-1*[.$K44]) + [.$J44]);1;1)" office:value-type="float" office:value="426">
            <text:p>426</text:p>
          </table:table-cell>
          <table:table-cell table:formula="of:=([.$H44] - [.$J44])" office:value-type="float" office:value="100">
            <text:p>100</text:p>
          </table:table-cell>
          <table:table-cell table:formula="of:=([.$I44] - [.$K44])" office:value-type="float" office:value="1140">
            <text:p>1140</text:p>
          </table:table-cell>
          <table:table-cell table:formula="of:=(([.$H44] - [.$J44])/([.$I44] - [.$K44]))" office:value-type="float" office:value="0.087719298245614">
            <text:p>0,087719298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860">
            <text:p>8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5] - [.$J45])/([.$I45] - [.$K45])) * (-1*[.$K45]) + [.$J45]);1;1)" office:value-type="float" office:value="425">
            <text:p>425</text:p>
          </table:table-cell>
          <table:table-cell table:formula="of:=([.$H45] - [.$J45])" office:value-type="float" office:value="100">
            <text:p>100</text:p>
          </table:table-cell>
          <table:table-cell table:formula="of:=([.$I45] - [.$K45])" office:value-type="float" office:value="1160">
            <text:p>1160</text:p>
          </table:table-cell>
          <table:table-cell table:formula="of:=(([.$H45] - [.$J45])/([.$I45] - [.$K45]))" office:value-type="float" office:value="0.0862068965517241">
            <text:p>0,086206896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880">
            <text:p>8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6] - [.$J46])/([.$I46] - [.$K46])) * (-1*[.$K46]) + [.$J46]);1;1)" office:value-type="float" office:value="425">
            <text:p>425</text:p>
          </table:table-cell>
          <table:table-cell table:formula="of:=([.$H46] - [.$J46])" office:value-type="float" office:value="100">
            <text:p>100</text:p>
          </table:table-cell>
          <table:table-cell table:formula="of:=([.$I46] - [.$K46])" office:value-type="float" office:value="1180">
            <text:p>1180</text:p>
          </table:table-cell>
          <table:table-cell table:formula="of:=(([.$H46] - [.$J46])/([.$I46] - [.$K46]))" office:value-type="float" office:value="0.0847457627118644">
            <text:p>0,084745762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7] - [.$J47])/([.$I47] - [.$K47])) * (-1*[.$K47]) + [.$J47]);1;1)" office:value-type="float" office:value="425">
            <text:p>425</text:p>
          </table:table-cell>
          <table:table-cell table:formula="of:=([.$H47] - [.$J47])" office:value-type="float" office:value="100">
            <text:p>100</text:p>
          </table:table-cell>
          <table:table-cell table:formula="of:=([.$I47] - [.$K47])" office:value-type="float" office:value="1200">
            <text:p>1200</text:p>
          </table:table-cell>
          <table:table-cell table:formula="of:=(([.$H47] - [.$J47])/([.$I47] - [.$K47]))" office:value-type="float" office:value="0.0833333333333333">
            <text:p>0,083333333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920">
            <text:p>9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8] - [.$J48])/([.$I48] - [.$K48])) * (-1*[.$K48]) + [.$J48]);1;1)" office:value-type="float" office:value="424">
            <text:p>424</text:p>
          </table:table-cell>
          <table:table-cell table:formula="of:=([.$H48] - [.$J48])" office:value-type="float" office:value="100">
            <text:p>100</text:p>
          </table:table-cell>
          <table:table-cell table:formula="of:=([.$I48] - [.$K48])" office:value-type="float" office:value="1220">
            <text:p>1220</text:p>
          </table:table-cell>
          <table:table-cell table:formula="of:=(([.$H48] - [.$J48])/([.$I48] - [.$K48]))" office:value-type="float" office:value="0.0819672131147541">
            <text:p>0,081967213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940">
            <text:p>9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9] - [.$J49])/([.$I49] - [.$K49])) * (-1*[.$K49]) + [.$J49]);1;1)" office:value-type="float" office:value="424">
            <text:p>424</text:p>
          </table:table-cell>
          <table:table-cell table:formula="of:=([.$H49] - [.$J49])" office:value-type="float" office:value="100">
            <text:p>100</text:p>
          </table:table-cell>
          <table:table-cell table:formula="of:=([.$I49] - [.$K49])" office:value-type="float" office:value="1240">
            <text:p>1240</text:p>
          </table:table-cell>
          <table:table-cell table:formula="of:=(([.$H49] - [.$J49])/([.$I49] - [.$K49]))" office:value-type="float" office:value="0.0806451612903226">
            <text:p>0,080645161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960">
            <text:p>9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50] - [.$J50])/([.$I50] - [.$K50])) * (-1*[.$K50]) + [.$J50]);1;1)" office:value-type="float" office:value="423">
            <text:p>423</text:p>
          </table:table-cell>
          <table:table-cell table:formula="of:=([.$H50] - [.$J50])" office:value-type="float" office:value="100">
            <text:p>100</text:p>
          </table:table-cell>
          <table:table-cell table:formula="of:=([.$I50] - [.$K50])" office:value-type="float" office:value="1260">
            <text:p>1260</text:p>
          </table:table-cell>
          <table:table-cell table:formula="of:=(([.$H50] - [.$J50])/([.$I50] - [.$K50]))" office:value-type="float" office:value="0.0793650793650794">
            <text:p>0,079365079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980">
            <text:p>9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51] - [.$J51])/([.$I51] - [.$K51])) * (-1*[.$K51]) + [.$J51]);1;1)" office:value-type="float" office:value="423">
            <text:p>423</text:p>
          </table:table-cell>
          <table:table-cell table:formula="of:=([.$H51] - [.$J51])" office:value-type="float" office:value="100">
            <text:p>100</text:p>
          </table:table-cell>
          <table:table-cell table:formula="of:=([.$I51] - [.$K51])" office:value-type="float" office:value="1280">
            <text:p>1280</text:p>
          </table:table-cell>
          <table:table-cell table:formula="of:=(([.$H51] - [.$J51])/([.$I51] - [.$K51]))" office:value-type="float" office:value="0.078125">
            <text:p>0,07812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52] - [.$J52])/([.$I52] - [.$K52])) * (-1*[.$K52]) + [.$J52]);1;1)" office:value-type="float" office:value="423">
            <text:p>423</text:p>
          </table:table-cell>
          <table:table-cell table:formula="of:=([.$H52] - [.$J52])" office:value-type="float" office:value="100">
            <text:p>100</text:p>
          </table:table-cell>
          <table:table-cell table:formula="of:=([.$I52] - [.$K52])" office:value-type="float" office:value="1300">
            <text:p>1300</text:p>
          </table:table-cell>
          <table:table-cell table:formula="of:=(([.$H52] - [.$J52])/([.$I52] - [.$K52]))" office:value-type="float" office:value="0.0769230769230769">
            <text:p>0,076923076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020">
            <text:p>10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53] - [.$J53])/([.$I53] - [.$K53])) * (-1*[.$K53]) + [.$J53]);1;1)" office:value-type="float" office:value="422">
            <text:p>422</text:p>
          </table:table-cell>
          <table:table-cell table:formula="of:=([.$H53] - [.$J53])" office:value-type="float" office:value="100">
            <text:p>100</text:p>
          </table:table-cell>
          <table:table-cell table:formula="of:=([.$I53] - [.$K53])" office:value-type="float" office:value="1320">
            <text:p>1320</text:p>
          </table:table-cell>
          <table:table-cell table:formula="of:=(([.$H53] - [.$J53])/([.$I53] - [.$K53]))" office:value-type="float" office:value="0.0757575757575758">
            <text:p>0,075757575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040">
            <text:p>10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54] - [.$J54])/([.$I54] - [.$K54])) * (-1*[.$K54]) + [.$J54]);1;1)" office:value-type="float" office:value="422">
            <text:p>422</text:p>
          </table:table-cell>
          <table:table-cell table:formula="of:=([.$H54] - [.$J54])" office:value-type="float" office:value="100">
            <text:p>100</text:p>
          </table:table-cell>
          <table:table-cell table:formula="of:=([.$I54] - [.$K54])" office:value-type="float" office:value="1340">
            <text:p>1340</text:p>
          </table:table-cell>
          <table:table-cell table:formula="of:=(([.$H54] - [.$J54])/([.$I54] - [.$K54]))" office:value-type="float" office:value="0.0746268656716418">
            <text:p>0,074626865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060">
            <text:p>10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55] - [.$J55])/([.$I55] - [.$K55])) * (-1*[.$K55]) + [.$J55]);1;1)" office:value-type="float" office:value="422">
            <text:p>422</text:p>
          </table:table-cell>
          <table:table-cell table:formula="of:=([.$H55] - [.$J55])" office:value-type="float" office:value="100">
            <text:p>100</text:p>
          </table:table-cell>
          <table:table-cell table:formula="of:=([.$I55] - [.$K55])" office:value-type="float" office:value="1360">
            <text:p>1360</text:p>
          </table:table-cell>
          <table:table-cell table:formula="of:=(([.$H55] - [.$J55])/([.$I55] - [.$K55]))" office:value-type="float" office:value="0.0735294117647059">
            <text:p>0,073529411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080">
            <text:p>10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56] - [.$J56])/([.$I56] - [.$K56])) * (-1*[.$K56]) + [.$J56]);1;1)" office:value-type="float" office:value="421">
            <text:p>421</text:p>
          </table:table-cell>
          <table:table-cell table:formula="of:=([.$H56] - [.$J56])" office:value-type="float" office:value="100">
            <text:p>100</text:p>
          </table:table-cell>
          <table:table-cell table:formula="of:=([.$I56] - [.$K56])" office:value-type="float" office:value="1380">
            <text:p>1380</text:p>
          </table:table-cell>
          <table:table-cell table:formula="of:=(([.$H56] - [.$J56])/([.$I56] - [.$K56]))" office:value-type="float" office:value="0.072463768115942">
            <text:p>0,072463768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100">
            <text:p>11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57] - [.$J57])/([.$I57] - [.$K57])) * (-1*[.$K57]) + [.$J57]);1;1)" office:value-type="float" office:value="421">
            <text:p>421</text:p>
          </table:table-cell>
          <table:table-cell table:formula="of:=([.$H57] - [.$J57])" office:value-type="float" office:value="100">
            <text:p>100</text:p>
          </table:table-cell>
          <table:table-cell table:formula="of:=([.$I57] - [.$K57])" office:value-type="float" office:value="1400">
            <text:p>1400</text:p>
          </table:table-cell>
          <table:table-cell table:formula="of:=(([.$H57] - [.$J57])/([.$I57] - [.$K57]))" office:value-type="float" office:value="0.0714285714285714">
            <text:p>0,071428571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120">
            <text:p>11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58] - [.$J58])/([.$I58] - [.$K58])) * (-1*[.$K58]) + [.$J58]);1;1)" office:value-type="float" office:value="421">
            <text:p>421</text:p>
          </table:table-cell>
          <table:table-cell table:formula="of:=([.$H58] - [.$J58])" office:value-type="float" office:value="100">
            <text:p>100</text:p>
          </table:table-cell>
          <table:table-cell table:formula="of:=([.$I58] - [.$K58])" office:value-type="float" office:value="1420">
            <text:p>1420</text:p>
          </table:table-cell>
          <table:table-cell table:formula="of:=(([.$H58] - [.$J58])/([.$I58] - [.$K58]))" office:value-type="float" office:value="0.0704225352112676">
            <text:p>0,070422535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140">
            <text:p>11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59] - [.$J59])/([.$I59] - [.$K59])) * (-1*[.$K59]) + [.$J59]);1;1)" office:value-type="float" office:value="420">
            <text:p>420</text:p>
          </table:table-cell>
          <table:table-cell table:formula="of:=([.$H59] - [.$J59])" office:value-type="float" office:value="100">
            <text:p>100</text:p>
          </table:table-cell>
          <table:table-cell table:formula="of:=([.$I59] - [.$K59])" office:value-type="float" office:value="1440">
            <text:p>1440</text:p>
          </table:table-cell>
          <table:table-cell table:formula="of:=(([.$H59] - [.$J59])/([.$I59] - [.$K59]))" office:value-type="float" office:value="0.0694444444444444">
            <text:p>0,069444444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160">
            <text:p>11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60] - [.$J60])/([.$I60] - [.$K60])) * (-1*[.$K60]) + [.$J60]);1;1)" office:value-type="float" office:value="420">
            <text:p>420</text:p>
          </table:table-cell>
          <table:table-cell table:formula="of:=([.$H60] - [.$J60])" office:value-type="float" office:value="100">
            <text:p>100</text:p>
          </table:table-cell>
          <table:table-cell table:formula="of:=([.$I60] - [.$K60])" office:value-type="float" office:value="1460">
            <text:p>1460</text:p>
          </table:table-cell>
          <table:table-cell table:formula="of:=(([.$H60] - [.$J60])/([.$I60] - [.$K60]))" office:value-type="float" office:value="0.0684931506849315">
            <text:p>0,068493150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180">
            <text:p>11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61] - [.$J61])/([.$I61] - [.$K61])) * (-1*[.$K61]) + [.$J61]);1;1)" office:value-type="float" office:value="420">
            <text:p>420</text:p>
          </table:table-cell>
          <table:table-cell table:formula="of:=([.$H61] - [.$J61])" office:value-type="float" office:value="100">
            <text:p>100</text:p>
          </table:table-cell>
          <table:table-cell table:formula="of:=([.$I61] - [.$K61])" office:value-type="float" office:value="1480">
            <text:p>1480</text:p>
          </table:table-cell>
          <table:table-cell table:formula="of:=(([.$H61] - [.$J61])/([.$I61] - [.$K61]))" office:value-type="float" office:value="0.0675675675675676">
            <text:p>0,067567567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200">
            <text:p>12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62] - [.$J62])/([.$I62] - [.$K62])) * (-1*[.$K62]) + [.$J62]);1;1)" office:value-type="float" office:value="420">
            <text:p>420</text:p>
          </table:table-cell>
          <table:table-cell table:formula="of:=([.$H62] - [.$J62])" office:value-type="float" office:value="100">
            <text:p>100</text:p>
          </table:table-cell>
          <table:table-cell table:formula="of:=([.$I62] - [.$K62])" office:value-type="float" office:value="1500">
            <text:p>1500</text:p>
          </table:table-cell>
          <table:table-cell table:formula="of:=(([.$H62] - [.$J62])/([.$I62] - [.$K62]))" office:value-type="float" office:value="0.0666666666666667">
            <text:p>0,066666666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220">
            <text:p>12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63] - [.$J63])/([.$I63] - [.$K63])) * (-1*[.$K63]) + [.$J63]);1;1)" office:value-type="float" office:value="419">
            <text:p>419</text:p>
          </table:table-cell>
          <table:table-cell table:formula="of:=([.$H63] - [.$J63])" office:value-type="float" office:value="100">
            <text:p>100</text:p>
          </table:table-cell>
          <table:table-cell table:formula="of:=([.$I63] - [.$K63])" office:value-type="float" office:value="1520">
            <text:p>1520</text:p>
          </table:table-cell>
          <table:table-cell table:formula="of:=(([.$H63] - [.$J63])/([.$I63] - [.$K63]))" office:value-type="float" office:value="0.0657894736842105">
            <text:p>0,065789473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240">
            <text:p>12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64] - [.$J64])/([.$I64] - [.$K64])) * (-1*[.$K64]) + [.$J64]);1;1)" office:value-type="float" office:value="419">
            <text:p>419</text:p>
          </table:table-cell>
          <table:table-cell table:formula="of:=([.$H64] - [.$J64])" office:value-type="float" office:value="100">
            <text:p>100</text:p>
          </table:table-cell>
          <table:table-cell table:formula="of:=([.$I64] - [.$K64])" office:value-type="float" office:value="1540">
            <text:p>1540</text:p>
          </table:table-cell>
          <table:table-cell table:formula="of:=(([.$H64] - [.$J64])/([.$I64] - [.$K64]))" office:value-type="float" office:value="0.0649350649350649">
            <text:p>0,064935064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260">
            <text:p>12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65] - [.$J65])/([.$I65] - [.$K65])) * (-1*[.$K65]) + [.$J65]);1;1)" office:value-type="float" office:value="419">
            <text:p>419</text:p>
          </table:table-cell>
          <table:table-cell table:formula="of:=([.$H65] - [.$J65])" office:value-type="float" office:value="100">
            <text:p>100</text:p>
          </table:table-cell>
          <table:table-cell table:formula="of:=([.$I65] - [.$K65])" office:value-type="float" office:value="1560">
            <text:p>1560</text:p>
          </table:table-cell>
          <table:table-cell table:formula="of:=(([.$H65] - [.$J65])/([.$I65] - [.$K65]))" office:value-type="float" office:value="0.0641025641025641">
            <text:p>0,064102564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280">
            <text:p>12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66] - [.$J66])/([.$I66] - [.$K66])) * (-1*[.$K66]) + [.$J66]);1;1)" office:value-type="float" office:value="418">
            <text:p>418</text:p>
          </table:table-cell>
          <table:table-cell table:formula="of:=([.$H66] - [.$J66])" office:value-type="float" office:value="100">
            <text:p>100</text:p>
          </table:table-cell>
          <table:table-cell table:formula="of:=([.$I66] - [.$K66])" office:value-type="float" office:value="1580">
            <text:p>1580</text:p>
          </table:table-cell>
          <table:table-cell table:formula="of:=(([.$H66] - [.$J66])/([.$I66] - [.$K66]))" office:value-type="float" office:value="0.0632911392405063">
            <text:p>0,063291139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300">
            <text:p>13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67] - [.$J67])/([.$I67] - [.$K67])) * (-1*[.$K67]) + [.$J67]);1;1)" office:value-type="float" office:value="418">
            <text:p>418</text:p>
          </table:table-cell>
          <table:table-cell table:formula="of:=([.$H67] - [.$J67])" office:value-type="float" office:value="100">
            <text:p>100</text:p>
          </table:table-cell>
          <table:table-cell table:formula="of:=([.$I67] - [.$K67])" office:value-type="float" office:value="1600">
            <text:p>1600</text:p>
          </table:table-cell>
          <table:table-cell table:formula="of:=(([.$H67] - [.$J67])/([.$I67] - [.$K67]))" office:value-type="float" office:value="0.0625">
            <text:p>0,062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320">
            <text:p>13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68] - [.$J68])/([.$I68] - [.$K68])) * (-1*[.$K68]) + [.$J68]);1;1)" office:value-type="float" office:value="418">
            <text:p>418</text:p>
          </table:table-cell>
          <table:table-cell table:formula="of:=([.$H68] - [.$J68])" office:value-type="float" office:value="100">
            <text:p>100</text:p>
          </table:table-cell>
          <table:table-cell table:formula="of:=([.$I68] - [.$K68])" office:value-type="float" office:value="1620">
            <text:p>1620</text:p>
          </table:table-cell>
          <table:table-cell table:formula="of:=(([.$H68] - [.$J68])/([.$I68] - [.$K68]))" office:value-type="float" office:value="0.0617283950617284">
            <text:p>0,061728395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340">
            <text:p>13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69] - [.$J69])/([.$I69] - [.$K69])) * (-1*[.$K69]) + [.$J69]);1;1)" office:value-type="float" office:value="418">
            <text:p>418</text:p>
          </table:table-cell>
          <table:table-cell table:formula="of:=([.$H69] - [.$J69])" office:value-type="float" office:value="100">
            <text:p>100</text:p>
          </table:table-cell>
          <table:table-cell table:formula="of:=([.$I69] - [.$K69])" office:value-type="float" office:value="1640">
            <text:p>1640</text:p>
          </table:table-cell>
          <table:table-cell table:formula="of:=(([.$H69] - [.$J69])/([.$I69] - [.$K69]))" office:value-type="float" office:value="0.0609756097560976">
            <text:p>0,060975609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360">
            <text:p>13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70] - [.$J70])/([.$I70] - [.$K70])) * (-1*[.$K70]) + [.$J70]);1;1)" office:value-type="float" office:value="418">
            <text:p>418</text:p>
          </table:table-cell>
          <table:table-cell table:formula="of:=([.$H70] - [.$J70])" office:value-type="float" office:value="100">
            <text:p>100</text:p>
          </table:table-cell>
          <table:table-cell table:formula="of:=([.$I70] - [.$K70])" office:value-type="float" office:value="1660">
            <text:p>1660</text:p>
          </table:table-cell>
          <table:table-cell table:formula="of:=(([.$H70] - [.$J70])/([.$I70] - [.$K70]))" office:value-type="float" office:value="0.0602409638554217">
            <text:p>0,060240963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380">
            <text:p>13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71] - [.$J71])/([.$I71] - [.$K71])) * (-1*[.$K71]) + [.$J71]);1;1)" office:value-type="float" office:value="417">
            <text:p>417</text:p>
          </table:table-cell>
          <table:table-cell table:formula="of:=([.$H71] - [.$J71])" office:value-type="float" office:value="100">
            <text:p>100</text:p>
          </table:table-cell>
          <table:table-cell table:formula="of:=([.$I71] - [.$K71])" office:value-type="float" office:value="1680">
            <text:p>1680</text:p>
          </table:table-cell>
          <table:table-cell table:formula="of:=(([.$H71] - [.$J71])/([.$I71] - [.$K71]))" office:value-type="float" office:value="0.0595238095238095">
            <text:p>0,059523809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400">
            <text:p>14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72] - [.$J72])/([.$I72] - [.$K72])) * (-1*[.$K72]) + [.$J72]);1;1)" office:value-type="float" office:value="417">
            <text:p>417</text:p>
          </table:table-cell>
          <table:table-cell table:formula="of:=([.$H72] - [.$J72])" office:value-type="float" office:value="100">
            <text:p>100</text:p>
          </table:table-cell>
          <table:table-cell table:formula="of:=([.$I72] - [.$K72])" office:value-type="float" office:value="1700">
            <text:p>1700</text:p>
          </table:table-cell>
          <table:table-cell table:formula="of:=(([.$H72] - [.$J72])/([.$I72] - [.$K72]))" office:value-type="float" office:value="0.0588235294117647">
            <text:p>0,058823529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420">
            <text:p>14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73] - [.$J73])/([.$I73] - [.$K73])) * (-1*[.$K73]) + [.$J73]);1;1)" office:value-type="float" office:value="417">
            <text:p>417</text:p>
          </table:table-cell>
          <table:table-cell table:formula="of:=([.$H73] - [.$J73])" office:value-type="float" office:value="100">
            <text:p>100</text:p>
          </table:table-cell>
          <table:table-cell table:formula="of:=([.$I73] - [.$K73])" office:value-type="float" office:value="1720">
            <text:p>1720</text:p>
          </table:table-cell>
          <table:table-cell table:formula="of:=(([.$H73] - [.$J73])/([.$I73] - [.$K73]))" office:value-type="float" office:value="0.0581395348837209">
            <text:p>0,058139534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440">
            <text:p>14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74] - [.$J74])/([.$I74] - [.$K74])) * (-1*[.$K74]) + [.$J74]);1;1)" office:value-type="float" office:value="417">
            <text:p>417</text:p>
          </table:table-cell>
          <table:table-cell table:formula="of:=([.$H74] - [.$J74])" office:value-type="float" office:value="100">
            <text:p>100</text:p>
          </table:table-cell>
          <table:table-cell table:formula="of:=([.$I74] - [.$K74])" office:value-type="float" office:value="1740">
            <text:p>1740</text:p>
          </table:table-cell>
          <table:table-cell table:formula="of:=(([.$H74] - [.$J74])/([.$I74] - [.$K74]))" office:value-type="float" office:value="0.0574712643678161">
            <text:p>0,057471264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460">
            <text:p>14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75] - [.$J75])/([.$I75] - [.$K75])) * (-1*[.$K75]) + [.$J75]);1;1)" office:value-type="float" office:value="417">
            <text:p>417</text:p>
          </table:table-cell>
          <table:table-cell table:formula="of:=([.$H75] - [.$J75])" office:value-type="float" office:value="100">
            <text:p>100</text:p>
          </table:table-cell>
          <table:table-cell table:formula="of:=([.$I75] - [.$K75])" office:value-type="float" office:value="1760">
            <text:p>1760</text:p>
          </table:table-cell>
          <table:table-cell table:formula="of:=(([.$H75] - [.$J75])/([.$I75] - [.$K75]))" office:value-type="float" office:value="0.0568181818181818">
            <text:p>0,056818181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480">
            <text:p>14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76] - [.$J76])/([.$I76] - [.$K76])) * (-1*[.$K76]) + [.$J76]);1;1)" office:value-type="float" office:value="416">
            <text:p>416</text:p>
          </table:table-cell>
          <table:table-cell table:formula="of:=([.$H76] - [.$J76])" office:value-type="float" office:value="100">
            <text:p>100</text:p>
          </table:table-cell>
          <table:table-cell table:formula="of:=([.$I76] - [.$K76])" office:value-type="float" office:value="1780">
            <text:p>1780</text:p>
          </table:table-cell>
          <table:table-cell table:formula="of:=(([.$H76] - [.$J76])/([.$I76] - [.$K76]))" office:value-type="float" office:value="0.0561797752808989">
            <text:p>0,056179775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500">
            <text:p>15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77] - [.$J77])/([.$I77] - [.$K77])) * (-1*[.$K77]) + [.$J77]);1;1)" office:value-type="float" office:value="416">
            <text:p>416</text:p>
          </table:table-cell>
          <table:table-cell table:formula="of:=([.$H77] - [.$J77])" office:value-type="float" office:value="100">
            <text:p>100</text:p>
          </table:table-cell>
          <table:table-cell table:formula="of:=([.$I77] - [.$K77])" office:value-type="float" office:value="1800">
            <text:p>1800</text:p>
          </table:table-cell>
          <table:table-cell table:formula="of:=(([.$H77] - [.$J77])/([.$I77] - [.$K77]))" office:value-type="float" office:value="0.0555555555555556">
            <text:p>0,055555555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520">
            <text:p>15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78] - [.$J78])/([.$I78] - [.$K78])) * (-1*[.$K78]) + [.$J78]);1;1)" office:value-type="float" office:value="416">
            <text:p>416</text:p>
          </table:table-cell>
          <table:table-cell table:formula="of:=([.$H78] - [.$J78])" office:value-type="float" office:value="100">
            <text:p>100</text:p>
          </table:table-cell>
          <table:table-cell table:formula="of:=([.$I78] - [.$K78])" office:value-type="float" office:value="1820">
            <text:p>1820</text:p>
          </table:table-cell>
          <table:table-cell table:formula="of:=(([.$H78] - [.$J78])/([.$I78] - [.$K78]))" office:value-type="float" office:value="0.0549450549450549">
            <text:p>0,054945054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540">
            <text:p>15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79] - [.$J79])/([.$I79] - [.$K79])) * (-1*[.$K79]) + [.$J79]);1;1)" office:value-type="float" office:value="416">
            <text:p>416</text:p>
          </table:table-cell>
          <table:table-cell table:formula="of:=([.$H79] - [.$J79])" office:value-type="float" office:value="100">
            <text:p>100</text:p>
          </table:table-cell>
          <table:table-cell table:formula="of:=([.$I79] - [.$K79])" office:value-type="float" office:value="1840">
            <text:p>1840</text:p>
          </table:table-cell>
          <table:table-cell table:formula="of:=(([.$H79] - [.$J79])/([.$I79] - [.$K79]))" office:value-type="float" office:value="0.0543478260869565">
            <text:p>0,054347826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560">
            <text:p>15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80] - [.$J80])/([.$I80] - [.$K80])) * (-1*[.$K80]) + [.$J80]);1;1)" office:value-type="float" office:value="416">
            <text:p>416</text:p>
          </table:table-cell>
          <table:table-cell table:formula="of:=([.$H80] - [.$J80])" office:value-type="float" office:value="100">
            <text:p>100</text:p>
          </table:table-cell>
          <table:table-cell table:formula="of:=([.$I80] - [.$K80])" office:value-type="float" office:value="1860">
            <text:p>1860</text:p>
          </table:table-cell>
          <table:table-cell table:formula="of:=(([.$H80] - [.$J80])/([.$I80] - [.$K80]))" office:value-type="float" office:value="0.0537634408602151">
            <text:p>0,053763440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580">
            <text:p>15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81] - [.$J81])/([.$I81] - [.$K81])) * (-1*[.$K81]) + [.$J81]);1;1)" office:value-type="float" office:value="415">
            <text:p>415</text:p>
          </table:table-cell>
          <table:table-cell table:formula="of:=([.$H81] - [.$J81])" office:value-type="float" office:value="100">
            <text:p>100</text:p>
          </table:table-cell>
          <table:table-cell table:formula="of:=([.$I81] - [.$K81])" office:value-type="float" office:value="1880">
            <text:p>1880</text:p>
          </table:table-cell>
          <table:table-cell table:formula="of:=(([.$H81] - [.$J81])/([.$I81] - [.$K81]))" office:value-type="float" office:value="0.0531914893617021">
            <text:p>0,053191489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600">
            <text:p>16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82] - [.$J82])/([.$I82] - [.$K82])) * (-1*[.$K82]) + [.$J82]);1;1)" office:value-type="float" office:value="415">
            <text:p>415</text:p>
          </table:table-cell>
          <table:table-cell table:formula="of:=([.$H82] - [.$J82])" office:value-type="float" office:value="100">
            <text:p>100</text:p>
          </table:table-cell>
          <table:table-cell table:formula="of:=([.$I82] - [.$K82])" office:value-type="float" office:value="1900">
            <text:p>1900</text:p>
          </table:table-cell>
          <table:table-cell table:formula="of:=(([.$H82] - [.$J82])/([.$I82] - [.$K82]))" office:value-type="float" office:value="0.0526315789473684">
            <text:p>0,052631578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620">
            <text:p>16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83] - [.$J83])/([.$I83] - [.$K83])) * (-1*[.$K83]) + [.$J83]);1;1)" office:value-type="float" office:value="415">
            <text:p>415</text:p>
          </table:table-cell>
          <table:table-cell table:formula="of:=([.$H83] - [.$J83])" office:value-type="float" office:value="100">
            <text:p>100</text:p>
          </table:table-cell>
          <table:table-cell table:formula="of:=([.$I83] - [.$K83])" office:value-type="float" office:value="1920">
            <text:p>1920</text:p>
          </table:table-cell>
          <table:table-cell table:formula="of:=(([.$H83] - [.$J83])/([.$I83] - [.$K83]))" office:value-type="float" office:value="0.0520833333333333">
            <text:p>0,052083333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640">
            <text:p>16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84] - [.$J84])/([.$I84] - [.$K84])) * (-1*[.$K84]) + [.$J84]);1;1)" office:value-type="float" office:value="415">
            <text:p>415</text:p>
          </table:table-cell>
          <table:table-cell table:formula="of:=([.$H84] - [.$J84])" office:value-type="float" office:value="100">
            <text:p>100</text:p>
          </table:table-cell>
          <table:table-cell table:formula="of:=([.$I84] - [.$K84])" office:value-type="float" office:value="1940">
            <text:p>1940</text:p>
          </table:table-cell>
          <table:table-cell table:formula="of:=(([.$H84] - [.$J84])/([.$I84] - [.$K84]))" office:value-type="float" office:value="0.0515463917525773">
            <text:p>0,051546391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660">
            <text:p>16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85] - [.$J85])/([.$I85] - [.$K85])) * (-1*[.$K85]) + [.$J85]);1;1)" office:value-type="float" office:value="415">
            <text:p>415</text:p>
          </table:table-cell>
          <table:table-cell table:formula="of:=([.$H85] - [.$J85])" office:value-type="float" office:value="100">
            <text:p>100</text:p>
          </table:table-cell>
          <table:table-cell table:formula="of:=([.$I85] - [.$K85])" office:value-type="float" office:value="1960">
            <text:p>1960</text:p>
          </table:table-cell>
          <table:table-cell table:formula="of:=(([.$H85] - [.$J85])/([.$I85] - [.$K85]))" office:value-type="float" office:value="0.0510204081632653">
            <text:p>0,051020408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680">
            <text:p>16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86] - [.$J86])/([.$I86] - [.$K86])) * (-1*[.$K86]) + [.$J86]);1;1)" office:value-type="float" office:value="415">
            <text:p>415</text:p>
          </table:table-cell>
          <table:table-cell table:formula="of:=([.$H86] - [.$J86])" office:value-type="float" office:value="100">
            <text:p>100</text:p>
          </table:table-cell>
          <table:table-cell table:formula="of:=([.$I86] - [.$K86])" office:value-type="float" office:value="1980">
            <text:p>1980</text:p>
          </table:table-cell>
          <table:table-cell table:formula="of:=(([.$H86] - [.$J86])/([.$I86] - [.$K86]))" office:value-type="float" office:value="0.0505050505050505">
            <text:p>0,050505050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700">
            <text:p>17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87] - [.$J87])/([.$I87] - [.$K87])) * (-1*[.$K87]) + [.$J87]);1;1)" office:value-type="float" office:value="415">
            <text:p>415</text:p>
          </table:table-cell>
          <table:table-cell table:formula="of:=([.$H87] - [.$J87])" office:value-type="float" office:value="100">
            <text:p>100</text:p>
          </table:table-cell>
          <table:table-cell table:formula="of:=([.$I87] - [.$K87])" office:value-type="float" office:value="2000">
            <text:p>2000</text:p>
          </table:table-cell>
          <table:table-cell table:formula="of:=(([.$H87] - [.$J87])/([.$I87] - [.$K87]))" office:value-type="float" office:value="0.05">
            <text:p>0,0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720">
            <text:p>17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88] - [.$J88])/([.$I88] - [.$K88])) * (-1*[.$K88]) + [.$J88]);1;1)" office:value-type="float" office:value="414">
            <text:p>414</text:p>
          </table:table-cell>
          <table:table-cell table:formula="of:=([.$H88] - [.$J88])" office:value-type="float" office:value="100">
            <text:p>100</text:p>
          </table:table-cell>
          <table:table-cell table:formula="of:=([.$I88] - [.$K88])" office:value-type="float" office:value="2020">
            <text:p>2020</text:p>
          </table:table-cell>
          <table:table-cell table:formula="of:=(([.$H88] - [.$J88])/([.$I88] - [.$K88]))" office:value-type="float" office:value="0.0495049504950495">
            <text:p>0,049504950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740">
            <text:p>17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89] - [.$J89])/([.$I89] - [.$K89])) * (-1*[.$K89]) + [.$J89]);1;1)" office:value-type="float" office:value="414">
            <text:p>414</text:p>
          </table:table-cell>
          <table:table-cell table:formula="of:=([.$H89] - [.$J89])" office:value-type="float" office:value="100">
            <text:p>100</text:p>
          </table:table-cell>
          <table:table-cell table:formula="of:=([.$I89] - [.$K89])" office:value-type="float" office:value="2040">
            <text:p>2040</text:p>
          </table:table-cell>
          <table:table-cell table:formula="of:=(([.$H89] - [.$J89])/([.$I89] - [.$K89]))" office:value-type="float" office:value="0.0490196078431373">
            <text:p>0,049019607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760">
            <text:p>17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90] - [.$J90])/([.$I90] - [.$K90])) * (-1*[.$K90]) + [.$J90]);1;1)" office:value-type="float" office:value="414">
            <text:p>414</text:p>
          </table:table-cell>
          <table:table-cell table:formula="of:=([.$H90] - [.$J90])" office:value-type="float" office:value="100">
            <text:p>100</text:p>
          </table:table-cell>
          <table:table-cell table:formula="of:=([.$I90] - [.$K90])" office:value-type="float" office:value="2060">
            <text:p>2060</text:p>
          </table:table-cell>
          <table:table-cell table:formula="of:=(([.$H90] - [.$J90])/([.$I90] - [.$K90]))" office:value-type="float" office:value="0.0485436893203883">
            <text:p>0,048543689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780">
            <text:p>17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91] - [.$J91])/([.$I91] - [.$K91])) * (-1*[.$K91]) + [.$J91]);1;1)" office:value-type="float" office:value="414">
            <text:p>414</text:p>
          </table:table-cell>
          <table:table-cell table:formula="of:=([.$H91] - [.$J91])" office:value-type="float" office:value="100">
            <text:p>100</text:p>
          </table:table-cell>
          <table:table-cell table:formula="of:=([.$I91] - [.$K91])" office:value-type="float" office:value="2080">
            <text:p>2080</text:p>
          </table:table-cell>
          <table:table-cell table:formula="of:=(([.$H91] - [.$J91])/([.$I91] - [.$K91]))" office:value-type="float" office:value="0.0480769230769231">
            <text:p>0,048076923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800">
            <text:p>18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92] - [.$J92])/([.$I92] - [.$K92])) * (-1*[.$K92]) + [.$J92]);1;1)" office:value-type="float" office:value="414">
            <text:p>414</text:p>
          </table:table-cell>
          <table:table-cell table:formula="of:=([.$H92] - [.$J92])" office:value-type="float" office:value="100">
            <text:p>100</text:p>
          </table:table-cell>
          <table:table-cell table:formula="of:=([.$I92] - [.$K92])" office:value-type="float" office:value="2100">
            <text:p>2100</text:p>
          </table:table-cell>
          <table:table-cell table:formula="of:=(([.$H92] - [.$J92])/([.$I92] - [.$K92]))" office:value-type="float" office:value="0.0476190476190476">
            <text:p>0,047619047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820">
            <text:p>18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93] - [.$J93])/([.$I93] - [.$K93])) * (-1*[.$K93]) + [.$J93]);1;1)" office:value-type="float" office:value="414">
            <text:p>414</text:p>
          </table:table-cell>
          <table:table-cell table:formula="of:=([.$H93] - [.$J93])" office:value-type="float" office:value="100">
            <text:p>100</text:p>
          </table:table-cell>
          <table:table-cell table:formula="of:=([.$I93] - [.$K93])" office:value-type="float" office:value="2120">
            <text:p>2120</text:p>
          </table:table-cell>
          <table:table-cell table:formula="of:=(([.$H93] - [.$J93])/([.$I93] - [.$K93]))" office:value-type="float" office:value="0.0471698113207547">
            <text:p>0,047169811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840">
            <text:p>18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94] - [.$J94])/([.$I94] - [.$K94])) * (-1*[.$K94]) + [.$J94]);1;1)" office:value-type="float" office:value="414">
            <text:p>414</text:p>
          </table:table-cell>
          <table:table-cell table:formula="of:=([.$H94] - [.$J94])" office:value-type="float" office:value="100">
            <text:p>100</text:p>
          </table:table-cell>
          <table:table-cell table:formula="of:=([.$I94] - [.$K94])" office:value-type="float" office:value="2140">
            <text:p>2140</text:p>
          </table:table-cell>
          <table:table-cell table:formula="of:=(([.$H94] - [.$J94])/([.$I94] - [.$K94]))" office:value-type="float" office:value="0.0467289719626168">
            <text:p>0,04672897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860">
            <text:p>18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95] - [.$J95])/([.$I95] - [.$K95])) * (-1*[.$K95]) + [.$J95]);1;1)" office:value-type="float" office:value="413">
            <text:p>413</text:p>
          </table:table-cell>
          <table:table-cell table:formula="of:=([.$H95] - [.$J95])" office:value-type="float" office:value="100">
            <text:p>100</text:p>
          </table:table-cell>
          <table:table-cell table:formula="of:=([.$I95] - [.$K95])" office:value-type="float" office:value="2160">
            <text:p>2160</text:p>
          </table:table-cell>
          <table:table-cell table:formula="of:=(([.$H95] - [.$J95])/([.$I95] - [.$K95]))" office:value-type="float" office:value="0.0462962962962963">
            <text:p>0,046296296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880">
            <text:p>18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96] - [.$J96])/([.$I96] - [.$K96])) * (-1*[.$K96]) + [.$J96]);1;1)" office:value-type="float" office:value="413">
            <text:p>413</text:p>
          </table:table-cell>
          <table:table-cell table:formula="of:=([.$H96] - [.$J96])" office:value-type="float" office:value="100">
            <text:p>100</text:p>
          </table:table-cell>
          <table:table-cell table:formula="of:=([.$I96] - [.$K96])" office:value-type="float" office:value="2180">
            <text:p>2180</text:p>
          </table:table-cell>
          <table:table-cell table:formula="of:=(([.$H96] - [.$J96])/([.$I96] - [.$K96]))" office:value-type="float" office:value="0.0458715596330275">
            <text:p>0,045871559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900">
            <text:p>19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97] - [.$J97])/([.$I97] - [.$K97])) * (-1*[.$K97]) + [.$J97]);1;1)" office:value-type="float" office:value="413">
            <text:p>413</text:p>
          </table:table-cell>
          <table:table-cell table:formula="of:=([.$H97] - [.$J97])" office:value-type="float" office:value="100">
            <text:p>100</text:p>
          </table:table-cell>
          <table:table-cell table:formula="of:=([.$I97] - [.$K97])" office:value-type="float" office:value="2200">
            <text:p>2200</text:p>
          </table:table-cell>
          <table:table-cell table:formula="of:=(([.$H97] - [.$J97])/([.$I97] - [.$K97]))" office:value-type="float" office:value="0.0454545454545455">
            <text:p>0,045454545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920">
            <text:p>19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98] - [.$J98])/([.$I98] - [.$K98])) * (-1*[.$K98]) + [.$J98]);1;1)" office:value-type="float" office:value="413">
            <text:p>413</text:p>
          </table:table-cell>
          <table:table-cell table:formula="of:=([.$H98] - [.$J98])" office:value-type="float" office:value="100">
            <text:p>100</text:p>
          </table:table-cell>
          <table:table-cell table:formula="of:=([.$I98] - [.$K98])" office:value-type="float" office:value="2220">
            <text:p>2220</text:p>
          </table:table-cell>
          <table:table-cell table:formula="of:=(([.$H98] - [.$J98])/([.$I98] - [.$K98]))" office:value-type="float" office:value="0.045045045045045">
            <text:p>0,04504504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940">
            <text:p>19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99] - [.$J99])/([.$I99] - [.$K99])) * (-1*[.$K99]) + [.$J99]);1;1)" office:value-type="float" office:value="413">
            <text:p>413</text:p>
          </table:table-cell>
          <table:table-cell table:formula="of:=([.$H99] - [.$J99])" office:value-type="float" office:value="100">
            <text:p>100</text:p>
          </table:table-cell>
          <table:table-cell table:formula="of:=([.$I99] - [.$K99])" office:value-type="float" office:value="2240">
            <text:p>2240</text:p>
          </table:table-cell>
          <table:table-cell table:formula="of:=(([.$H99] - [.$J99])/([.$I99] - [.$K99]))" office:value-type="float" office:value="0.0446428571428571">
            <text:p>0,044642857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960">
            <text:p>19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00] - [.$J100])/([.$I100] - [.$K100])) * (-1*[.$K100]) + [.$J100]);1;1)" office:value-type="float" office:value="413">
            <text:p>413</text:p>
          </table:table-cell>
          <table:table-cell table:formula="of:=([.$H100] - [.$J100])" office:value-type="float" office:value="100">
            <text:p>100</text:p>
          </table:table-cell>
          <table:table-cell table:formula="of:=([.$I100] - [.$K100])" office:value-type="float" office:value="2260">
            <text:p>2260</text:p>
          </table:table-cell>
          <table:table-cell table:formula="of:=(([.$H100] - [.$J100])/([.$I100] - [.$K100]))" office:value-type="float" office:value="0.0442477876106195">
            <text:p>0,044247787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1980">
            <text:p>19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01] - [.$J101])/([.$I101] - [.$K101])) * (-1*[.$K101]) + [.$J101]);1;1)" office:value-type="float" office:value="413">
            <text:p>413</text:p>
          </table:table-cell>
          <table:table-cell table:formula="of:=([.$H101] - [.$J101])" office:value-type="float" office:value="100">
            <text:p>100</text:p>
          </table:table-cell>
          <table:table-cell table:formula="of:=([.$I101] - [.$K101])" office:value-type="float" office:value="2280">
            <text:p>2280</text:p>
          </table:table-cell>
          <table:table-cell table:formula="of:=(([.$H101] - [.$J101])/([.$I101] - [.$K101]))" office:value-type="float" office:value="0.043859649122807">
            <text:p>0,043859649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000">
            <text:p>20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02] - [.$J102])/([.$I102] - [.$K102])) * (-1*[.$K102]) + [.$J102]);1;1)" office:value-type="float" office:value="413">
            <text:p>413</text:p>
          </table:table-cell>
          <table:table-cell table:formula="of:=([.$H102] - [.$J102])" office:value-type="float" office:value="100">
            <text:p>100</text:p>
          </table:table-cell>
          <table:table-cell table:formula="of:=([.$I102] - [.$K102])" office:value-type="float" office:value="2300">
            <text:p>2300</text:p>
          </table:table-cell>
          <table:table-cell table:formula="of:=(([.$H102] - [.$J102])/([.$I102] - [.$K102]))" office:value-type="float" office:value="0.0434782608695652">
            <text:p>0,043478260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020">
            <text:p>20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03] - [.$J103])/([.$I103] - [.$K103])) * (-1*[.$K103]) + [.$J103]);1;1)" office:value-type="float" office:value="412">
            <text:p>412</text:p>
          </table:table-cell>
          <table:table-cell table:formula="of:=([.$H103] - [.$J103])" office:value-type="float" office:value="100">
            <text:p>100</text:p>
          </table:table-cell>
          <table:table-cell table:formula="of:=([.$I103] - [.$K103])" office:value-type="float" office:value="2320">
            <text:p>2320</text:p>
          </table:table-cell>
          <table:table-cell table:formula="of:=(([.$H103] - [.$J103])/([.$I103] - [.$K103]))" office:value-type="float" office:value="0.0431034482758621">
            <text:p>0,043103448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040">
            <text:p>20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04] - [.$J104])/([.$I104] - [.$K104])) * (-1*[.$K104]) + [.$J104]);1;1)" office:value-type="float" office:value="412">
            <text:p>412</text:p>
          </table:table-cell>
          <table:table-cell table:formula="of:=([.$H104] - [.$J104])" office:value-type="float" office:value="100">
            <text:p>100</text:p>
          </table:table-cell>
          <table:table-cell table:formula="of:=([.$I104] - [.$K104])" office:value-type="float" office:value="2340">
            <text:p>2340</text:p>
          </table:table-cell>
          <table:table-cell table:formula="of:=(([.$H104] - [.$J104])/([.$I104] - [.$K104]))" office:value-type="float" office:value="0.0427350427350427">
            <text:p>0,042735042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060">
            <text:p>20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05] - [.$J105])/([.$I105] - [.$K105])) * (-1*[.$K105]) + [.$J105]);1;1)" office:value-type="float" office:value="412">
            <text:p>412</text:p>
          </table:table-cell>
          <table:table-cell table:formula="of:=([.$H105] - [.$J105])" office:value-type="float" office:value="100">
            <text:p>100</text:p>
          </table:table-cell>
          <table:table-cell table:formula="of:=([.$I105] - [.$K105])" office:value-type="float" office:value="2360">
            <text:p>2360</text:p>
          </table:table-cell>
          <table:table-cell table:formula="of:=(([.$H105] - [.$J105])/([.$I105] - [.$K105]))" office:value-type="float" office:value="0.0423728813559322">
            <text:p>0,042372881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080">
            <text:p>20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06] - [.$J106])/([.$I106] - [.$K106])) * (-1*[.$K106]) + [.$J106]);1;1)" office:value-type="float" office:value="412">
            <text:p>412</text:p>
          </table:table-cell>
          <table:table-cell table:formula="of:=([.$H106] - [.$J106])" office:value-type="float" office:value="100">
            <text:p>100</text:p>
          </table:table-cell>
          <table:table-cell table:formula="of:=([.$I106] - [.$K106])" office:value-type="float" office:value="2380">
            <text:p>2380</text:p>
          </table:table-cell>
          <table:table-cell table:formula="of:=(([.$H106] - [.$J106])/([.$I106] - [.$K106]))" office:value-type="float" office:value="0.0420168067226891">
            <text:p>0,042016806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100">
            <text:p>21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07] - [.$J107])/([.$I107] - [.$K107])) * (-1*[.$K107]) + [.$J107]);1;1)" office:value-type="float" office:value="412">
            <text:p>412</text:p>
          </table:table-cell>
          <table:table-cell table:formula="of:=([.$H107] - [.$J107])" office:value-type="float" office:value="100">
            <text:p>100</text:p>
          </table:table-cell>
          <table:table-cell table:formula="of:=([.$I107] - [.$K107])" office:value-type="float" office:value="2400">
            <text:p>2400</text:p>
          </table:table-cell>
          <table:table-cell table:formula="of:=(([.$H107] - [.$J107])/([.$I107] - [.$K107]))" office:value-type="float" office:value="0.0416666666666667">
            <text:p>0,041666666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120">
            <text:p>21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08] - [.$J108])/([.$I108] - [.$K108])) * (-1*[.$K108]) + [.$J108]);1;1)" office:value-type="float" office:value="412">
            <text:p>412</text:p>
          </table:table-cell>
          <table:table-cell table:formula="of:=([.$H108] - [.$J108])" office:value-type="float" office:value="100">
            <text:p>100</text:p>
          </table:table-cell>
          <table:table-cell table:formula="of:=([.$I108] - [.$K108])" office:value-type="float" office:value="2420">
            <text:p>2420</text:p>
          </table:table-cell>
          <table:table-cell table:formula="of:=(([.$H108] - [.$J108])/([.$I108] - [.$K108]))" office:value-type="float" office:value="0.0413223140495868">
            <text:p>0,04132231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140">
            <text:p>21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09] - [.$J109])/([.$I109] - [.$K109])) * (-1*[.$K109]) + [.$J109]);1;1)" office:value-type="float" office:value="412">
            <text:p>412</text:p>
          </table:table-cell>
          <table:table-cell table:formula="of:=([.$H109] - [.$J109])" office:value-type="float" office:value="100">
            <text:p>100</text:p>
          </table:table-cell>
          <table:table-cell table:formula="of:=([.$I109] - [.$K109])" office:value-type="float" office:value="2440">
            <text:p>2440</text:p>
          </table:table-cell>
          <table:table-cell table:formula="of:=(([.$H109] - [.$J109])/([.$I109] - [.$K109]))" office:value-type="float" office:value="0.040983606557377">
            <text:p>0,040983606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160">
            <text:p>21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10] - [.$J110])/([.$I110] - [.$K110])) * (-1*[.$K110]) + [.$J110]);1;1)" office:value-type="float" office:value="412">
            <text:p>412</text:p>
          </table:table-cell>
          <table:table-cell table:formula="of:=([.$H110] - [.$J110])" office:value-type="float" office:value="100">
            <text:p>100</text:p>
          </table:table-cell>
          <table:table-cell table:formula="of:=([.$I110] - [.$K110])" office:value-type="float" office:value="2460">
            <text:p>2460</text:p>
          </table:table-cell>
          <table:table-cell table:formula="of:=(([.$H110] - [.$J110])/([.$I110] - [.$K110]))" office:value-type="float" office:value="0.040650406504065">
            <text:p>0,040650406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180">
            <text:p>21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11] - [.$J111])/([.$I111] - [.$K111])) * (-1*[.$K111]) + [.$J111]);1;1)" office:value-type="float" office:value="412">
            <text:p>412</text:p>
          </table:table-cell>
          <table:table-cell table:formula="of:=([.$H111] - [.$J111])" office:value-type="float" office:value="100">
            <text:p>100</text:p>
          </table:table-cell>
          <table:table-cell table:formula="of:=([.$I111] - [.$K111])" office:value-type="float" office:value="2480">
            <text:p>2480</text:p>
          </table:table-cell>
          <table:table-cell table:formula="of:=(([.$H111] - [.$J111])/([.$I111] - [.$K111]))" office:value-type="float" office:value="0.0403225806451613">
            <text:p>0,040322580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200">
            <text:p>22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12] - [.$J112])/([.$I112] - [.$K112])) * (-1*[.$K112]) + [.$J112]);1;1)" office:value-type="float" office:value="412">
            <text:p>412</text:p>
          </table:table-cell>
          <table:table-cell table:formula="of:=([.$H112] - [.$J112])" office:value-type="float" office:value="100">
            <text:p>100</text:p>
          </table:table-cell>
          <table:table-cell table:formula="of:=([.$I112] - [.$K112])" office:value-type="float" office:value="2500">
            <text:p>2500</text:p>
          </table:table-cell>
          <table:table-cell table:formula="of:=(([.$H112] - [.$J112])/([.$I112] - [.$K112]))" office:value-type="float" office:value="0.04">
            <text:p>0,0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220">
            <text:p>22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13] - [.$J113])/([.$I113] - [.$K113])) * (-1*[.$K113]) + [.$J113]);1;1)" office:value-type="float" office:value="411">
            <text:p>411</text:p>
          </table:table-cell>
          <table:table-cell table:formula="of:=([.$H113] - [.$J113])" office:value-type="float" office:value="100">
            <text:p>100</text:p>
          </table:table-cell>
          <table:table-cell table:formula="of:=([.$I113] - [.$K113])" office:value-type="float" office:value="2520">
            <text:p>2520</text:p>
          </table:table-cell>
          <table:table-cell table:formula="of:=(([.$H113] - [.$J113])/([.$I113] - [.$K113]))" office:value-type="float" office:value="0.0396825396825397">
            <text:p>0,039682539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240">
            <text:p>22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14] - [.$J114])/([.$I114] - [.$K114])) * (-1*[.$K114]) + [.$J114]);1;1)" office:value-type="float" office:value="411">
            <text:p>411</text:p>
          </table:table-cell>
          <table:table-cell table:formula="of:=([.$H114] - [.$J114])" office:value-type="float" office:value="100">
            <text:p>100</text:p>
          </table:table-cell>
          <table:table-cell table:formula="of:=([.$I114] - [.$K114])" office:value-type="float" office:value="2540">
            <text:p>2540</text:p>
          </table:table-cell>
          <table:table-cell table:formula="of:=(([.$H114] - [.$J114])/([.$I114] - [.$K114]))" office:value-type="float" office:value="0.0393700787401575">
            <text:p>0,039370078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260">
            <text:p>22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15] - [.$J115])/([.$I115] - [.$K115])) * (-1*[.$K115]) + [.$J115]);1;1)" office:value-type="float" office:value="411">
            <text:p>411</text:p>
          </table:table-cell>
          <table:table-cell table:formula="of:=([.$H115] - [.$J115])" office:value-type="float" office:value="100">
            <text:p>100</text:p>
          </table:table-cell>
          <table:table-cell table:formula="of:=([.$I115] - [.$K115])" office:value-type="float" office:value="2560">
            <text:p>2560</text:p>
          </table:table-cell>
          <table:table-cell table:formula="of:=(([.$H115] - [.$J115])/([.$I115] - [.$K115]))" office:value-type="float" office:value="0.0390625">
            <text:p>0,039062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280">
            <text:p>22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16] - [.$J116])/([.$I116] - [.$K116])) * (-1*[.$K116]) + [.$J116]);1;1)" office:value-type="float" office:value="411">
            <text:p>411</text:p>
          </table:table-cell>
          <table:table-cell table:formula="of:=([.$H116] - [.$J116])" office:value-type="float" office:value="100">
            <text:p>100</text:p>
          </table:table-cell>
          <table:table-cell table:formula="of:=([.$I116] - [.$K116])" office:value-type="float" office:value="2580">
            <text:p>2580</text:p>
          </table:table-cell>
          <table:table-cell table:formula="of:=(([.$H116] - [.$J116])/([.$I116] - [.$K116]))" office:value-type="float" office:value="0.0387596899224806">
            <text:p>0,038759689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300">
            <text:p>23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17] - [.$J117])/([.$I117] - [.$K117])) * (-1*[.$K117]) + [.$J117]);1;1)" office:value-type="float" office:value="411">
            <text:p>411</text:p>
          </table:table-cell>
          <table:table-cell table:formula="of:=([.$H117] - [.$J117])" office:value-type="float" office:value="100">
            <text:p>100</text:p>
          </table:table-cell>
          <table:table-cell table:formula="of:=([.$I117] - [.$K117])" office:value-type="float" office:value="2600">
            <text:p>2600</text:p>
          </table:table-cell>
          <table:table-cell table:formula="of:=(([.$H117] - [.$J117])/([.$I117] - [.$K117]))" office:value-type="float" office:value="0.0384615384615385">
            <text:p>0,038461538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320">
            <text:p>23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18] - [.$J118])/([.$I118] - [.$K118])) * (-1*[.$K118]) + [.$J118]);1;1)" office:value-type="float" office:value="411">
            <text:p>411</text:p>
          </table:table-cell>
          <table:table-cell table:formula="of:=([.$H118] - [.$J118])" office:value-type="float" office:value="100">
            <text:p>100</text:p>
          </table:table-cell>
          <table:table-cell table:formula="of:=([.$I118] - [.$K118])" office:value-type="float" office:value="2620">
            <text:p>2620</text:p>
          </table:table-cell>
          <table:table-cell table:formula="of:=(([.$H118] - [.$J118])/([.$I118] - [.$K118]))" office:value-type="float" office:value="0.0381679389312977">
            <text:p>0,038167938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340">
            <text:p>23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19] - [.$J119])/([.$I119] - [.$K119])) * (-1*[.$K119]) + [.$J119]);1;1)" office:value-type="float" office:value="411">
            <text:p>411</text:p>
          </table:table-cell>
          <table:table-cell table:formula="of:=([.$H119] - [.$J119])" office:value-type="float" office:value="100">
            <text:p>100</text:p>
          </table:table-cell>
          <table:table-cell table:formula="of:=([.$I119] - [.$K119])" office:value-type="float" office:value="2640">
            <text:p>2640</text:p>
          </table:table-cell>
          <table:table-cell table:formula="of:=(([.$H119] - [.$J119])/([.$I119] - [.$K119]))" office:value-type="float" office:value="0.0378787878787879">
            <text:p>0,037878787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360">
            <text:p>23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20] - [.$J120])/([.$I120] - [.$K120])) * (-1*[.$K120]) + [.$J120]);1;1)" office:value-type="float" office:value="411">
            <text:p>411</text:p>
          </table:table-cell>
          <table:table-cell table:formula="of:=([.$H120] - [.$J120])" office:value-type="float" office:value="100">
            <text:p>100</text:p>
          </table:table-cell>
          <table:table-cell table:formula="of:=([.$I120] - [.$K120])" office:value-type="float" office:value="2660">
            <text:p>2660</text:p>
          </table:table-cell>
          <table:table-cell table:formula="of:=(([.$H120] - [.$J120])/([.$I120] - [.$K120]))" office:value-type="float" office:value="0.037593984962406">
            <text:p>0,03759398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380">
            <text:p>23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21] - [.$J121])/([.$I121] - [.$K121])) * (-1*[.$K121]) + [.$J121]);1;1)" office:value-type="float" office:value="411">
            <text:p>411</text:p>
          </table:table-cell>
          <table:table-cell table:formula="of:=([.$H121] - [.$J121])" office:value-type="float" office:value="100">
            <text:p>100</text:p>
          </table:table-cell>
          <table:table-cell table:formula="of:=([.$I121] - [.$K121])" office:value-type="float" office:value="2680">
            <text:p>2680</text:p>
          </table:table-cell>
          <table:table-cell table:formula="of:=(([.$H121] - [.$J121])/([.$I121] - [.$K121]))" office:value-type="float" office:value="0.0373134328358209">
            <text:p>0,037313432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400">
            <text:p>24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22] - [.$J122])/([.$I122] - [.$K122])) * (-1*[.$K122]) + [.$J122]);1;1)" office:value-type="float" office:value="411">
            <text:p>411</text:p>
          </table:table-cell>
          <table:table-cell table:formula="of:=([.$H122] - [.$J122])" office:value-type="float" office:value="100">
            <text:p>100</text:p>
          </table:table-cell>
          <table:table-cell table:formula="of:=([.$I122] - [.$K122])" office:value-type="float" office:value="2700">
            <text:p>2700</text:p>
          </table:table-cell>
          <table:table-cell table:formula="of:=(([.$H122] - [.$J122])/([.$I122] - [.$K122]))" office:value-type="float" office:value="0.037037037037037">
            <text:p>0,03703703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420">
            <text:p>24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23] - [.$J123])/([.$I123] - [.$K123])) * (-1*[.$K123]) + [.$J123]);1;1)" office:value-type="float" office:value="411">
            <text:p>411</text:p>
          </table:table-cell>
          <table:table-cell table:formula="of:=([.$H123] - [.$J123])" office:value-type="float" office:value="100">
            <text:p>100</text:p>
          </table:table-cell>
          <table:table-cell table:formula="of:=([.$I123] - [.$K123])" office:value-type="float" office:value="2720">
            <text:p>2720</text:p>
          </table:table-cell>
          <table:table-cell table:formula="of:=(([.$H123] - [.$J123])/([.$I123] - [.$K123]))" office:value-type="float" office:value="0.0367647058823529">
            <text:p>0,036764705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440">
            <text:p>24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24] - [.$J124])/([.$I124] - [.$K124])) * (-1*[.$K124]) + [.$J124]);1;1)" office:value-type="float" office:value="410">
            <text:p>410</text:p>
          </table:table-cell>
          <table:table-cell table:formula="of:=([.$H124] - [.$J124])" office:value-type="float" office:value="100">
            <text:p>100</text:p>
          </table:table-cell>
          <table:table-cell table:formula="of:=([.$I124] - [.$K124])" office:value-type="float" office:value="2740">
            <text:p>2740</text:p>
          </table:table-cell>
          <table:table-cell table:formula="of:=(([.$H124] - [.$J124])/([.$I124] - [.$K124]))" office:value-type="float" office:value="0.0364963503649635">
            <text:p>0,036496350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460">
            <text:p>24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25] - [.$J125])/([.$I125] - [.$K125])) * (-1*[.$K125]) + [.$J125]);1;1)" office:value-type="float" office:value="410">
            <text:p>410</text:p>
          </table:table-cell>
          <table:table-cell table:formula="of:=([.$H125] - [.$J125])" office:value-type="float" office:value="100">
            <text:p>100</text:p>
          </table:table-cell>
          <table:table-cell table:formula="of:=([.$I125] - [.$K125])" office:value-type="float" office:value="2760">
            <text:p>2760</text:p>
          </table:table-cell>
          <table:table-cell table:formula="of:=(([.$H125] - [.$J125])/([.$I125] - [.$K125]))" office:value-type="float" office:value="0.036231884057971">
            <text:p>0,036231884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480">
            <text:p>24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26] - [.$J126])/([.$I126] - [.$K126])) * (-1*[.$K126]) + [.$J126]);1;1)" office:value-type="float" office:value="410">
            <text:p>410</text:p>
          </table:table-cell>
          <table:table-cell table:formula="of:=([.$H126] - [.$J126])" office:value-type="float" office:value="100">
            <text:p>100</text:p>
          </table:table-cell>
          <table:table-cell table:formula="of:=([.$I126] - [.$K126])" office:value-type="float" office:value="2780">
            <text:p>2780</text:p>
          </table:table-cell>
          <table:table-cell table:formula="of:=(([.$H126] - [.$J126])/([.$I126] - [.$K126]))" office:value-type="float" office:value="0.0359712230215827">
            <text:p>0,03597122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500">
            <text:p>25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27] - [.$J127])/([.$I127] - [.$K127])) * (-1*[.$K127]) + [.$J127]);1;1)" office:value-type="float" office:value="410">
            <text:p>410</text:p>
          </table:table-cell>
          <table:table-cell table:formula="of:=([.$H127] - [.$J127])" office:value-type="float" office:value="100">
            <text:p>100</text:p>
          </table:table-cell>
          <table:table-cell table:formula="of:=([.$I127] - [.$K127])" office:value-type="float" office:value="2800">
            <text:p>2800</text:p>
          </table:table-cell>
          <table:table-cell table:formula="of:=(([.$H127] - [.$J127])/([.$I127] - [.$K127]))" office:value-type="float" office:value="0.0357142857142857">
            <text:p>0,035714285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520">
            <text:p>25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28] - [.$J128])/([.$I128] - [.$K128])) * (-1*[.$K128]) + [.$J128]);1;1)" office:value-type="float" office:value="410">
            <text:p>410</text:p>
          </table:table-cell>
          <table:table-cell table:formula="of:=([.$H128] - [.$J128])" office:value-type="float" office:value="100">
            <text:p>100</text:p>
          </table:table-cell>
          <table:table-cell table:formula="of:=([.$I128] - [.$K128])" office:value-type="float" office:value="2820">
            <text:p>2820</text:p>
          </table:table-cell>
          <table:table-cell table:formula="of:=(([.$H128] - [.$J128])/([.$I128] - [.$K128]))" office:value-type="float" office:value="0.0354609929078014">
            <text:p>0,035460992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540">
            <text:p>25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29] - [.$J129])/([.$I129] - [.$K129])) * (-1*[.$K129]) + [.$J129]);1;1)" office:value-type="float" office:value="410">
            <text:p>410</text:p>
          </table:table-cell>
          <table:table-cell table:formula="of:=([.$H129] - [.$J129])" office:value-type="float" office:value="100">
            <text:p>100</text:p>
          </table:table-cell>
          <table:table-cell table:formula="of:=([.$I129] - [.$K129])" office:value-type="float" office:value="2840">
            <text:p>2840</text:p>
          </table:table-cell>
          <table:table-cell table:formula="of:=(([.$H129] - [.$J129])/([.$I129] - [.$K129]))" office:value-type="float" office:value="0.0352112676056338">
            <text:p>0,035211267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560">
            <text:p>25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30] - [.$J130])/([.$I130] - [.$K130])) * (-1*[.$K130]) + [.$J130]);1;1)" office:value-type="float" office:value="410">
            <text:p>410</text:p>
          </table:table-cell>
          <table:table-cell table:formula="of:=([.$H130] - [.$J130])" office:value-type="float" office:value="100">
            <text:p>100</text:p>
          </table:table-cell>
          <table:table-cell table:formula="of:=([.$I130] - [.$K130])" office:value-type="float" office:value="2860">
            <text:p>2860</text:p>
          </table:table-cell>
          <table:table-cell table:formula="of:=(([.$H130] - [.$J130])/([.$I130] - [.$K130]))" office:value-type="float" office:value="0.034965034965035">
            <text:p>0,03496503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580">
            <text:p>25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31] - [.$J131])/([.$I131] - [.$K131])) * (-1*[.$K131]) + [.$J131]);1;1)" office:value-type="float" office:value="410">
            <text:p>410</text:p>
          </table:table-cell>
          <table:table-cell table:formula="of:=([.$H131] - [.$J131])" office:value-type="float" office:value="100">
            <text:p>100</text:p>
          </table:table-cell>
          <table:table-cell table:formula="of:=([.$I131] - [.$K131])" office:value-type="float" office:value="2880">
            <text:p>2880</text:p>
          </table:table-cell>
          <table:table-cell table:formula="of:=(([.$H131] - [.$J131])/([.$I131] - [.$K131]))" office:value-type="float" office:value="0.0347222222222222">
            <text:p>0,034722222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600">
            <text:p>26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32] - [.$J132])/([.$I132] - [.$K132])) * (-1*[.$K132]) + [.$J132]);1;1)" office:value-type="float" office:value="410">
            <text:p>410</text:p>
          </table:table-cell>
          <table:table-cell table:formula="of:=([.$H132] - [.$J132])" office:value-type="float" office:value="100">
            <text:p>100</text:p>
          </table:table-cell>
          <table:table-cell table:formula="of:=([.$I132] - [.$K132])" office:value-type="float" office:value="2900">
            <text:p>2900</text:p>
          </table:table-cell>
          <table:table-cell table:formula="of:=(([.$H132] - [.$J132])/([.$I132] - [.$K132]))" office:value-type="float" office:value="0.0344827586206897">
            <text:p>0,034482758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620">
            <text:p>26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33] - [.$J133])/([.$I133] - [.$K133])) * (-1*[.$K133]) + [.$J133]);1;1)" office:value-type="float" office:value="410">
            <text:p>410</text:p>
          </table:table-cell>
          <table:table-cell table:formula="of:=([.$H133] - [.$J133])" office:value-type="float" office:value="100">
            <text:p>100</text:p>
          </table:table-cell>
          <table:table-cell table:formula="of:=([.$I133] - [.$K133])" office:value-type="float" office:value="2920">
            <text:p>2920</text:p>
          </table:table-cell>
          <table:table-cell table:formula="of:=(([.$H133] - [.$J133])/([.$I133] - [.$K133]))" office:value-type="float" office:value="0.0342465753424658">
            <text:p>0,034246575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640">
            <text:p>26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34] - [.$J134])/([.$I134] - [.$K134])) * (-1*[.$K134]) + [.$J134]);1;1)" office:value-type="float" office:value="410">
            <text:p>410</text:p>
          </table:table-cell>
          <table:table-cell table:formula="of:=([.$H134] - [.$J134])" office:value-type="float" office:value="100">
            <text:p>100</text:p>
          </table:table-cell>
          <table:table-cell table:formula="of:=([.$I134] - [.$K134])" office:value-type="float" office:value="2940">
            <text:p>2940</text:p>
          </table:table-cell>
          <table:table-cell table:formula="of:=(([.$H134] - [.$J134])/([.$I134] - [.$K134]))" office:value-type="float" office:value="0.0340136054421769">
            <text:p>0,034013605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660">
            <text:p>26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35] - [.$J135])/([.$I135] - [.$K135])) * (-1*[.$K135]) + [.$J135]);1;1)" office:value-type="float" office:value="410">
            <text:p>410</text:p>
          </table:table-cell>
          <table:table-cell table:formula="of:=([.$H135] - [.$J135])" office:value-type="float" office:value="100">
            <text:p>100</text:p>
          </table:table-cell>
          <table:table-cell table:formula="of:=([.$I135] - [.$K135])" office:value-type="float" office:value="2960">
            <text:p>2960</text:p>
          </table:table-cell>
          <table:table-cell table:formula="of:=(([.$H135] - [.$J135])/([.$I135] - [.$K135]))" office:value-type="float" office:value="0.0337837837837838">
            <text:p>0,033783783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680">
            <text:p>26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36] - [.$J136])/([.$I136] - [.$K136])) * (-1*[.$K136]) + [.$J136]);1;1)" office:value-type="float" office:value="410">
            <text:p>410</text:p>
          </table:table-cell>
          <table:table-cell table:formula="of:=([.$H136] - [.$J136])" office:value-type="float" office:value="100">
            <text:p>100</text:p>
          </table:table-cell>
          <table:table-cell table:formula="of:=([.$I136] - [.$K136])" office:value-type="float" office:value="2980">
            <text:p>2980</text:p>
          </table:table-cell>
          <table:table-cell table:formula="of:=(([.$H136] - [.$J136])/([.$I136] - [.$K136]))" office:value-type="float" office:value="0.0335570469798658">
            <text:p>0,03355704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700">
            <text:p>27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37] - [.$J137])/([.$I137] - [.$K137])) * (-1*[.$K137]) + [.$J137]);1;1)" office:value-type="float" office:value="410">
            <text:p>410</text:p>
          </table:table-cell>
          <table:table-cell table:formula="of:=([.$H137] - [.$J137])" office:value-type="float" office:value="100">
            <text:p>100</text:p>
          </table:table-cell>
          <table:table-cell table:formula="of:=([.$I137] - [.$K137])" office:value-type="float" office:value="3000">
            <text:p>3000</text:p>
          </table:table-cell>
          <table:table-cell table:formula="of:=(([.$H137] - [.$J137])/([.$I137] - [.$K137]))" office:value-type="float" office:value="0.0333333333333333">
            <text:p>0,033333333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720">
            <text:p>27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38] - [.$J138])/([.$I138] - [.$K138])) * (-1*[.$K138]) + [.$J138]);1;1)" office:value-type="float" office:value="409">
            <text:p>409</text:p>
          </table:table-cell>
          <table:table-cell table:formula="of:=([.$H138] - [.$J138])" office:value-type="float" office:value="100">
            <text:p>100</text:p>
          </table:table-cell>
          <table:table-cell table:formula="of:=([.$I138] - [.$K138])" office:value-type="float" office:value="3020">
            <text:p>3020</text:p>
          </table:table-cell>
          <table:table-cell table:formula="of:=(([.$H138] - [.$J138])/([.$I138] - [.$K138]))" office:value-type="float" office:value="0.033112582781457">
            <text:p>0,033112582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740">
            <text:p>27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39] - [.$J139])/([.$I139] - [.$K139])) * (-1*[.$K139]) + [.$J139]);1;1)" office:value-type="float" office:value="409">
            <text:p>409</text:p>
          </table:table-cell>
          <table:table-cell table:formula="of:=([.$H139] - [.$J139])" office:value-type="float" office:value="100">
            <text:p>100</text:p>
          </table:table-cell>
          <table:table-cell table:formula="of:=([.$I139] - [.$K139])" office:value-type="float" office:value="3040">
            <text:p>3040</text:p>
          </table:table-cell>
          <table:table-cell table:formula="of:=(([.$H139] - [.$J139])/([.$I139] - [.$K139]))" office:value-type="float" office:value="0.0328947368421053">
            <text:p>0,032894736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760">
            <text:p>27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40] - [.$J140])/([.$I140] - [.$K140])) * (-1*[.$K140]) + [.$J140]);1;1)" office:value-type="float" office:value="409">
            <text:p>409</text:p>
          </table:table-cell>
          <table:table-cell table:formula="of:=([.$H140] - [.$J140])" office:value-type="float" office:value="100">
            <text:p>100</text:p>
          </table:table-cell>
          <table:table-cell table:formula="of:=([.$I140] - [.$K140])" office:value-type="float" office:value="3060">
            <text:p>3060</text:p>
          </table:table-cell>
          <table:table-cell table:formula="of:=(([.$H140] - [.$J140])/([.$I140] - [.$K140]))" office:value-type="float" office:value="0.0326797385620915">
            <text:p>0,032679738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780">
            <text:p>27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41] - [.$J141])/([.$I141] - [.$K141])) * (-1*[.$K141]) + [.$J141]);1;1)" office:value-type="float" office:value="409">
            <text:p>409</text:p>
          </table:table-cell>
          <table:table-cell table:formula="of:=([.$H141] - [.$J141])" office:value-type="float" office:value="100">
            <text:p>100</text:p>
          </table:table-cell>
          <table:table-cell table:formula="of:=([.$I141] - [.$K141])" office:value-type="float" office:value="3080">
            <text:p>3080</text:p>
          </table:table-cell>
          <table:table-cell table:formula="of:=(([.$H141] - [.$J141])/([.$I141] - [.$K141]))" office:value-type="float" office:value="0.0324675324675325">
            <text:p>0,032467532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800">
            <text:p>28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42] - [.$J142])/([.$I142] - [.$K142])) * (-1*[.$K142]) + [.$J142]);1;1)" office:value-type="float" office:value="409">
            <text:p>409</text:p>
          </table:table-cell>
          <table:table-cell table:formula="of:=([.$H142] - [.$J142])" office:value-type="float" office:value="100">
            <text:p>100</text:p>
          </table:table-cell>
          <table:table-cell table:formula="of:=([.$I142] - [.$K142])" office:value-type="float" office:value="3100">
            <text:p>3100</text:p>
          </table:table-cell>
          <table:table-cell table:formula="of:=(([.$H142] - [.$J142])/([.$I142] - [.$K142]))" office:value-type="float" office:value="0.032258064516129">
            <text:p>0,032258064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820">
            <text:p>28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43] - [.$J143])/([.$I143] - [.$K143])) * (-1*[.$K143]) + [.$J143]);1;1)" office:value-type="float" office:value="409">
            <text:p>409</text:p>
          </table:table-cell>
          <table:table-cell table:formula="of:=([.$H143] - [.$J143])" office:value-type="float" office:value="100">
            <text:p>100</text:p>
          </table:table-cell>
          <table:table-cell table:formula="of:=([.$I143] - [.$K143])" office:value-type="float" office:value="3120">
            <text:p>3120</text:p>
          </table:table-cell>
          <table:table-cell table:formula="of:=(([.$H143] - [.$J143])/([.$I143] - [.$K143]))" office:value-type="float" office:value="0.032051282051282">
            <text:p>0,032051282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840">
            <text:p>28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44] - [.$J144])/([.$I144] - [.$K144])) * (-1*[.$K144]) + [.$J144]);1;1)" office:value-type="float" office:value="409">
            <text:p>409</text:p>
          </table:table-cell>
          <table:table-cell table:formula="of:=([.$H144] - [.$J144])" office:value-type="float" office:value="100">
            <text:p>100</text:p>
          </table:table-cell>
          <table:table-cell table:formula="of:=([.$I144] - [.$K144])" office:value-type="float" office:value="3140">
            <text:p>3140</text:p>
          </table:table-cell>
          <table:table-cell table:formula="of:=(([.$H144] - [.$J144])/([.$I144] - [.$K144]))" office:value-type="float" office:value="0.0318471337579618">
            <text:p>0,031847133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860">
            <text:p>28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45] - [.$J145])/([.$I145] - [.$K145])) * (-1*[.$K145]) + [.$J145]);1;1)" office:value-type="float" office:value="409">
            <text:p>409</text:p>
          </table:table-cell>
          <table:table-cell table:formula="of:=([.$H145] - [.$J145])" office:value-type="float" office:value="100">
            <text:p>100</text:p>
          </table:table-cell>
          <table:table-cell table:formula="of:=([.$I145] - [.$K145])" office:value-type="float" office:value="3160">
            <text:p>3160</text:p>
          </table:table-cell>
          <table:table-cell table:formula="of:=(([.$H145] - [.$J145])/([.$I145] - [.$K145]))" office:value-type="float" office:value="0.0316455696202532">
            <text:p>0,031645569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880">
            <text:p>28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46] - [.$J146])/([.$I146] - [.$K146])) * (-1*[.$K146]) + [.$J146]);1;1)" office:value-type="float" office:value="409">
            <text:p>409</text:p>
          </table:table-cell>
          <table:table-cell table:formula="of:=([.$H146] - [.$J146])" office:value-type="float" office:value="100">
            <text:p>100</text:p>
          </table:table-cell>
          <table:table-cell table:formula="of:=([.$I146] - [.$K146])" office:value-type="float" office:value="3180">
            <text:p>3180</text:p>
          </table:table-cell>
          <table:table-cell table:formula="of:=(([.$H146] - [.$J146])/([.$I146] - [.$K146]))" office:value-type="float" office:value="0.0314465408805031">
            <text:p>0,031446540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900">
            <text:p>29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47] - [.$J147])/([.$I147] - [.$K147])) * (-1*[.$K147]) + [.$J147]);1;1)" office:value-type="float" office:value="409">
            <text:p>409</text:p>
          </table:table-cell>
          <table:table-cell table:formula="of:=([.$H147] - [.$J147])" office:value-type="float" office:value="100">
            <text:p>100</text:p>
          </table:table-cell>
          <table:table-cell table:formula="of:=([.$I147] - [.$K147])" office:value-type="float" office:value="3200">
            <text:p>3200</text:p>
          </table:table-cell>
          <table:table-cell table:formula="of:=(([.$H147] - [.$J147])/([.$I147] - [.$K147]))" office:value-type="float" office:value="0.03125">
            <text:p>0,0312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920">
            <text:p>29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48] - [.$J148])/([.$I148] - [.$K148])) * (-1*[.$K148]) + [.$J148]);1;1)" office:value-type="float" office:value="409">
            <text:p>409</text:p>
          </table:table-cell>
          <table:table-cell table:formula="of:=([.$H148] - [.$J148])" office:value-type="float" office:value="100">
            <text:p>100</text:p>
          </table:table-cell>
          <table:table-cell table:formula="of:=([.$I148] - [.$K148])" office:value-type="float" office:value="3220">
            <text:p>3220</text:p>
          </table:table-cell>
          <table:table-cell table:formula="of:=(([.$H148] - [.$J148])/([.$I148] - [.$K148]))" office:value-type="float" office:value="0.031055900621118">
            <text:p>0,031055900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940">
            <text:p>29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49] - [.$J149])/([.$I149] - [.$K149])) * (-1*[.$K149]) + [.$J149]);1;1)" office:value-type="float" office:value="409">
            <text:p>409</text:p>
          </table:table-cell>
          <table:table-cell table:formula="of:=([.$H149] - [.$J149])" office:value-type="float" office:value="100">
            <text:p>100</text:p>
          </table:table-cell>
          <table:table-cell table:formula="of:=([.$I149] - [.$K149])" office:value-type="float" office:value="3240">
            <text:p>3240</text:p>
          </table:table-cell>
          <table:table-cell table:formula="of:=(([.$H149] - [.$J149])/([.$I149] - [.$K149]))" office:value-type="float" office:value="0.0308641975308642">
            <text:p>0,030864197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960">
            <text:p>29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50] - [.$J150])/([.$I150] - [.$K150])) * (-1*[.$K150]) + [.$J150]);1;1)" office:value-type="float" office:value="409">
            <text:p>409</text:p>
          </table:table-cell>
          <table:table-cell table:formula="of:=([.$H150] - [.$J150])" office:value-type="float" office:value="100">
            <text:p>100</text:p>
          </table:table-cell>
          <table:table-cell table:formula="of:=([.$I150] - [.$K150])" office:value-type="float" office:value="3260">
            <text:p>3260</text:p>
          </table:table-cell>
          <table:table-cell table:formula="of:=(([.$H150] - [.$J150])/([.$I150] - [.$K150]))" office:value-type="float" office:value="0.0306748466257669">
            <text:p>0,030674846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2980">
            <text:p>29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51] - [.$J151])/([.$I151] - [.$K151])) * (-1*[.$K151]) + [.$J151]);1;1)" office:value-type="float" office:value="409">
            <text:p>409</text:p>
          </table:table-cell>
          <table:table-cell table:formula="of:=([.$H151] - [.$J151])" office:value-type="float" office:value="100">
            <text:p>100</text:p>
          </table:table-cell>
          <table:table-cell table:formula="of:=([.$I151] - [.$K151])" office:value-type="float" office:value="3280">
            <text:p>3280</text:p>
          </table:table-cell>
          <table:table-cell table:formula="of:=(([.$H151] - [.$J151])/([.$I151] - [.$K151]))" office:value-type="float" office:value="0.0304878048780488">
            <text:p>0,030487804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00">
            <text:p>30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52] - [.$J152])/([.$I152] - [.$K152])) * (-1*[.$K152]) + [.$J152]);1;1)" office:value-type="float" office:value="409">
            <text:p>409</text:p>
          </table:table-cell>
          <table:table-cell table:formula="of:=([.$H152] - [.$J152])" office:value-type="float" office:value="100">
            <text:p>100</text:p>
          </table:table-cell>
          <table:table-cell table:formula="of:=([.$I152] - [.$K152])" office:value-type="float" office:value="3300">
            <text:p>3300</text:p>
          </table:table-cell>
          <table:table-cell table:formula="of:=(([.$H152] - [.$J152])/([.$I152] - [.$K152]))" office:value-type="float" office:value="0.0303030303030303">
            <text:p>0,030303030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20">
            <text:p>30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53] - [.$J153])/([.$I153] - [.$K153])) * (-1*[.$K153]) + [.$J153]);1;1)" office:value-type="float" office:value="409">
            <text:p>409</text:p>
          </table:table-cell>
          <table:table-cell table:formula="of:=([.$H153] - [.$J153])" office:value-type="float" office:value="100">
            <text:p>100</text:p>
          </table:table-cell>
          <table:table-cell table:formula="of:=([.$I153] - [.$K153])" office:value-type="float" office:value="3320">
            <text:p>3320</text:p>
          </table:table-cell>
          <table:table-cell table:formula="of:=(([.$H153] - [.$J153])/([.$I153] - [.$K153]))" office:value-type="float" office:value="0.0301204819277108">
            <text:p>0,030120481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40">
            <text:p>30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54] - [.$J154])/([.$I154] - [.$K154])) * (-1*[.$K154]) + [.$J154]);1;1)" office:value-type="float" office:value="408">
            <text:p>408</text:p>
          </table:table-cell>
          <table:table-cell table:formula="of:=([.$H154] - [.$J154])" office:value-type="float" office:value="100">
            <text:p>100</text:p>
          </table:table-cell>
          <table:table-cell table:formula="of:=([.$I154] - [.$K154])" office:value-type="float" office:value="3340">
            <text:p>3340</text:p>
          </table:table-cell>
          <table:table-cell table:formula="of:=(([.$H154] - [.$J154])/([.$I154] - [.$K154]))" office:value-type="float" office:value="0.029940119760479">
            <text:p>0,029940119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41">
            <text:p>304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55] - [.$J155])/([.$I155] - [.$K155])) * (-1*[.$K155]) + [.$J155]);1;1)" office:value-type="float" office:value="408">
            <text:p>408</text:p>
          </table:table-cell>
          <table:table-cell table:formula="of:=([.$H155] - [.$J155])" office:value-type="float" office:value="100">
            <text:p>100</text:p>
          </table:table-cell>
          <table:table-cell table:formula="of:=([.$I155] - [.$K155])" office:value-type="float" office:value="3341">
            <text:p>3341</text:p>
          </table:table-cell>
          <table:table-cell table:formula="of:=(([.$H155] - [.$J155])/([.$I155] - [.$K155]))" office:value-type="float" office:value="0.0299311583358276">
            <text:p>0,029931158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42">
            <text:p>304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56] - [.$J156])/([.$I156] - [.$K156])) * (-1*[.$K156]) + [.$J156]);1;1)" office:value-type="float" office:value="408">
            <text:p>408</text:p>
          </table:table-cell>
          <table:table-cell table:formula="of:=([.$H156] - [.$J156])" office:value-type="float" office:value="100">
            <text:p>100</text:p>
          </table:table-cell>
          <table:table-cell table:formula="of:=([.$I156] - [.$K156])" office:value-type="float" office:value="3342">
            <text:p>3342</text:p>
          </table:table-cell>
          <table:table-cell table:formula="of:=(([.$H156] - [.$J156])/([.$I156] - [.$K156]))" office:value-type="float" office:value="0.0299222022740874">
            <text:p>0,029922202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43">
            <text:p>304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57] - [.$J157])/([.$I157] - [.$K157])) * (-1*[.$K157]) + [.$J157]);1;1)" office:value-type="float" office:value="408">
            <text:p>408</text:p>
          </table:table-cell>
          <table:table-cell table:formula="of:=([.$H157] - [.$J157])" office:value-type="float" office:value="100">
            <text:p>100</text:p>
          </table:table-cell>
          <table:table-cell table:formula="of:=([.$I157] - [.$K157])" office:value-type="float" office:value="3343">
            <text:p>3343</text:p>
          </table:table-cell>
          <table:table-cell table:formula="of:=(([.$H157] - [.$J157])/([.$I157] - [.$K157]))" office:value-type="float" office:value="0.0299132515704457">
            <text:p>0,029913251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44">
            <text:p>304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58] - [.$J158])/([.$I158] - [.$K158])) * (-1*[.$K158]) + [.$J158]);1;1)" office:value-type="float" office:value="408">
            <text:p>408</text:p>
          </table:table-cell>
          <table:table-cell table:formula="of:=([.$H158] - [.$J158])" office:value-type="float" office:value="100">
            <text:p>100</text:p>
          </table:table-cell>
          <table:table-cell table:formula="of:=([.$I158] - [.$K158])" office:value-type="float" office:value="3344">
            <text:p>3344</text:p>
          </table:table-cell>
          <table:table-cell table:formula="of:=(([.$H158] - [.$J158])/([.$I158] - [.$K158]))" office:value-type="float" office:value="0.0299043062200957">
            <text:p>0,029904306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45">
            <text:p>304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59] - [.$J159])/([.$I159] - [.$K159])) * (-1*[.$K159]) + [.$J159]);1;1)" office:value-type="float" office:value="408">
            <text:p>408</text:p>
          </table:table-cell>
          <table:table-cell table:formula="of:=([.$H159] - [.$J159])" office:value-type="float" office:value="100">
            <text:p>100</text:p>
          </table:table-cell>
          <table:table-cell table:formula="of:=([.$I159] - [.$K159])" office:value-type="float" office:value="3345">
            <text:p>3345</text:p>
          </table:table-cell>
          <table:table-cell table:formula="of:=(([.$H159] - [.$J159])/([.$I159] - [.$K159]))" office:value-type="float" office:value="0.0298953662182362">
            <text:p>0,029895366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46">
            <text:p>304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60] - [.$J160])/([.$I160] - [.$K160])) * (-1*[.$K160]) + [.$J160]);1;1)" office:value-type="float" office:value="408">
            <text:p>408</text:p>
          </table:table-cell>
          <table:table-cell table:formula="of:=([.$H160] - [.$J160])" office:value-type="float" office:value="100">
            <text:p>100</text:p>
          </table:table-cell>
          <table:table-cell table:formula="of:=([.$I160] - [.$K160])" office:value-type="float" office:value="3346">
            <text:p>3346</text:p>
          </table:table-cell>
          <table:table-cell table:formula="of:=(([.$H160] - [.$J160])/([.$I160] - [.$K160]))" office:value-type="float" office:value="0.0298864315600717">
            <text:p>0,029886431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47">
            <text:p>304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61] - [.$J161])/([.$I161] - [.$K161])) * (-1*[.$K161]) + [.$J161]);1;1)" office:value-type="float" office:value="408">
            <text:p>408</text:p>
          </table:table-cell>
          <table:table-cell table:formula="of:=([.$H161] - [.$J161])" office:value-type="float" office:value="100">
            <text:p>100</text:p>
          </table:table-cell>
          <table:table-cell table:formula="of:=([.$I161] - [.$K161])" office:value-type="float" office:value="3347">
            <text:p>3347</text:p>
          </table:table-cell>
          <table:table-cell table:formula="of:=(([.$H161] - [.$J161])/([.$I161] - [.$K161]))" office:value-type="float" office:value="0.0298775022408127">
            <text:p>0,029877502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48">
            <text:p>304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62] - [.$J162])/([.$I162] - [.$K162])) * (-1*[.$K162]) + [.$J162]);1;1)" office:value-type="float" office:value="408">
            <text:p>408</text:p>
          </table:table-cell>
          <table:table-cell table:formula="of:=([.$H162] - [.$J162])" office:value-type="float" office:value="100">
            <text:p>100</text:p>
          </table:table-cell>
          <table:table-cell table:formula="of:=([.$I162] - [.$K162])" office:value-type="float" office:value="3348">
            <text:p>3348</text:p>
          </table:table-cell>
          <table:table-cell table:formula="of:=(([.$H162] - [.$J162])/([.$I162] - [.$K162]))" office:value-type="float" office:value="0.029868578255675">
            <text:p>0,029868578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49">
            <text:p>304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63] - [.$J163])/([.$I163] - [.$K163])) * (-1*[.$K163]) + [.$J163]);1;1)" office:value-type="float" office:value="408">
            <text:p>408</text:p>
          </table:table-cell>
          <table:table-cell table:formula="of:=([.$H163] - [.$J163])" office:value-type="float" office:value="100">
            <text:p>100</text:p>
          </table:table-cell>
          <table:table-cell table:formula="of:=([.$I163] - [.$K163])" office:value-type="float" office:value="3349">
            <text:p>3349</text:p>
          </table:table-cell>
          <table:table-cell table:formula="of:=(([.$H163] - [.$J163])/([.$I163] - [.$K163]))" office:value-type="float" office:value="0.0298596595998806">
            <text:p>0,029859659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50">
            <text:p>305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64] - [.$J164])/([.$I164] - [.$K164])) * (-1*[.$K164]) + [.$J164]);1;1)" office:value-type="float" office:value="408">
            <text:p>408</text:p>
          </table:table-cell>
          <table:table-cell table:formula="of:=([.$H164] - [.$J164])" office:value-type="float" office:value="100">
            <text:p>100</text:p>
          </table:table-cell>
          <table:table-cell table:formula="of:=([.$I164] - [.$K164])" office:value-type="float" office:value="3350">
            <text:p>3350</text:p>
          </table:table-cell>
          <table:table-cell table:formula="of:=(([.$H164] - [.$J164])/([.$I164] - [.$K164]))" office:value-type="float" office:value="0.0298507462686567">
            <text:p>0,029850746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51">
            <text:p>305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65] - [.$J165])/([.$I165] - [.$K165])) * (-1*[.$K165]) + [.$J165]);1;1)" office:value-type="float" office:value="408">
            <text:p>408</text:p>
          </table:table-cell>
          <table:table-cell table:formula="of:=([.$H165] - [.$J165])" office:value-type="float" office:value="100">
            <text:p>100</text:p>
          </table:table-cell>
          <table:table-cell table:formula="of:=([.$I165] - [.$K165])" office:value-type="float" office:value="3351">
            <text:p>3351</text:p>
          </table:table-cell>
          <table:table-cell table:formula="of:=(([.$H165] - [.$J165])/([.$I165] - [.$K165]))" office:value-type="float" office:value="0.0298418382572366">
            <text:p>0,029841838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52">
            <text:p>305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66] - [.$J166])/([.$I166] - [.$K166])) * (-1*[.$K166]) + [.$J166]);1;1)" office:value-type="float" office:value="408">
            <text:p>408</text:p>
          </table:table-cell>
          <table:table-cell table:formula="of:=([.$H166] - [.$J166])" office:value-type="float" office:value="100">
            <text:p>100</text:p>
          </table:table-cell>
          <table:table-cell table:formula="of:=([.$I166] - [.$K166])" office:value-type="float" office:value="3352">
            <text:p>3352</text:p>
          </table:table-cell>
          <table:table-cell table:formula="of:=(([.$H166] - [.$J166])/([.$I166] - [.$K166]))" office:value-type="float" office:value="0.0298329355608592">
            <text:p>0,029832935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53">
            <text:p>305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67] - [.$J167])/([.$I167] - [.$K167])) * (-1*[.$K167]) + [.$J167]);1;1)" office:value-type="float" office:value="408">
            <text:p>408</text:p>
          </table:table-cell>
          <table:table-cell table:formula="of:=([.$H167] - [.$J167])" office:value-type="float" office:value="100">
            <text:p>100</text:p>
          </table:table-cell>
          <table:table-cell table:formula="of:=([.$I167] - [.$K167])" office:value-type="float" office:value="3353">
            <text:p>3353</text:p>
          </table:table-cell>
          <table:table-cell table:formula="of:=(([.$H167] - [.$J167])/([.$I167] - [.$K167]))" office:value-type="float" office:value="0.0298240381747689">
            <text:p>0,029824038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54">
            <text:p>305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68] - [.$J168])/([.$I168] - [.$K168])) * (-1*[.$K168]) + [.$J168]);1;1)" office:value-type="float" office:value="408">
            <text:p>408</text:p>
          </table:table-cell>
          <table:table-cell table:formula="of:=([.$H168] - [.$J168])" office:value-type="float" office:value="100">
            <text:p>100</text:p>
          </table:table-cell>
          <table:table-cell table:formula="of:=([.$I168] - [.$K168])" office:value-type="float" office:value="3354">
            <text:p>3354</text:p>
          </table:table-cell>
          <table:table-cell table:formula="of:=(([.$H168] - [.$J168])/([.$I168] - [.$K168]))" office:value-type="float" office:value="0.0298151460942159">
            <text:p>0,029815146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55">
            <text:p>305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69] - [.$J169])/([.$I169] - [.$K169])) * (-1*[.$K169]) + [.$J169]);1;1)" office:value-type="float" office:value="408">
            <text:p>408</text:p>
          </table:table-cell>
          <table:table-cell table:formula="of:=([.$H169] - [.$J169])" office:value-type="float" office:value="100">
            <text:p>100</text:p>
          </table:table-cell>
          <table:table-cell table:formula="of:=([.$I169] - [.$K169])" office:value-type="float" office:value="3355">
            <text:p>3355</text:p>
          </table:table-cell>
          <table:table-cell table:formula="of:=(([.$H169] - [.$J169])/([.$I169] - [.$K169]))" office:value-type="float" office:value="0.029806259314456">
            <text:p>0,029806259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56">
            <text:p>305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70] - [.$J170])/([.$I170] - [.$K170])) * (-1*[.$K170]) + [.$J170]);1;1)" office:value-type="float" office:value="408">
            <text:p>408</text:p>
          </table:table-cell>
          <table:table-cell table:formula="of:=([.$H170] - [.$J170])" office:value-type="float" office:value="100">
            <text:p>100</text:p>
          </table:table-cell>
          <table:table-cell table:formula="of:=([.$I170] - [.$K170])" office:value-type="float" office:value="3356">
            <text:p>3356</text:p>
          </table:table-cell>
          <table:table-cell table:formula="of:=(([.$H170] - [.$J170])/([.$I170] - [.$K170]))" office:value-type="float" office:value="0.0297973778307509">
            <text:p>0,029797377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57">
            <text:p>305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71] - [.$J171])/([.$I171] - [.$K171])) * (-1*[.$K171]) + [.$J171]);1;1)" office:value-type="float" office:value="408">
            <text:p>408</text:p>
          </table:table-cell>
          <table:table-cell table:formula="of:=([.$H171] - [.$J171])" office:value-type="float" office:value="100">
            <text:p>100</text:p>
          </table:table-cell>
          <table:table-cell table:formula="of:=([.$I171] - [.$K171])" office:value-type="float" office:value="3357">
            <text:p>3357</text:p>
          </table:table-cell>
          <table:table-cell table:formula="of:=(([.$H171] - [.$J171])/([.$I171] - [.$K171]))" office:value-type="float" office:value="0.0297885016383676">
            <text:p>0,029788501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58">
            <text:p>305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72] - [.$J172])/([.$I172] - [.$K172])) * (-1*[.$K172]) + [.$J172]);1;1)" office:value-type="float" office:value="408">
            <text:p>408</text:p>
          </table:table-cell>
          <table:table-cell table:formula="of:=([.$H172] - [.$J172])" office:value-type="float" office:value="100">
            <text:p>100</text:p>
          </table:table-cell>
          <table:table-cell table:formula="of:=([.$I172] - [.$K172])" office:value-type="float" office:value="3358">
            <text:p>3358</text:p>
          </table:table-cell>
          <table:table-cell table:formula="of:=(([.$H172] - [.$J172])/([.$I172] - [.$K172]))" office:value-type="float" office:value="0.0297796307325789">
            <text:p>0,029779630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59">
            <text:p>305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73] - [.$J173])/([.$I173] - [.$K173])) * (-1*[.$K173]) + [.$J173]);1;1)" office:value-type="float" office:value="408">
            <text:p>408</text:p>
          </table:table-cell>
          <table:table-cell table:formula="of:=([.$H173] - [.$J173])" office:value-type="float" office:value="100">
            <text:p>100</text:p>
          </table:table-cell>
          <table:table-cell table:formula="of:=([.$I173] - [.$K173])" office:value-type="float" office:value="3359">
            <text:p>3359</text:p>
          </table:table-cell>
          <table:table-cell table:formula="of:=(([.$H173] - [.$J173])/([.$I173] - [.$K173]))" office:value-type="float" office:value="0.0297707651086633">
            <text:p>0,029770765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60">
            <text:p>30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74] - [.$J174])/([.$I174] - [.$K174])) * (-1*[.$K174]) + [.$J174]);1;1)" office:value-type="float" office:value="408">
            <text:p>408</text:p>
          </table:table-cell>
          <table:table-cell table:formula="of:=([.$H174] - [.$J174])" office:value-type="float" office:value="100">
            <text:p>100</text:p>
          </table:table-cell>
          <table:table-cell table:formula="of:=([.$I174] - [.$K174])" office:value-type="float" office:value="3360">
            <text:p>3360</text:p>
          </table:table-cell>
          <table:table-cell table:formula="of:=(([.$H174] - [.$J174])/([.$I174] - [.$K174]))" office:value-type="float" office:value="0.0297619047619048">
            <text:p>0,029761904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61">
            <text:p>306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75] - [.$J175])/([.$I175] - [.$K175])) * (-1*[.$K175]) + [.$J175]);1;1)" office:value-type="float" office:value="408">
            <text:p>408</text:p>
          </table:table-cell>
          <table:table-cell table:formula="of:=([.$H175] - [.$J175])" office:value-type="float" office:value="100">
            <text:p>100</text:p>
          </table:table-cell>
          <table:table-cell table:formula="of:=([.$I175] - [.$K175])" office:value-type="float" office:value="3361">
            <text:p>3361</text:p>
          </table:table-cell>
          <table:table-cell table:formula="of:=(([.$H175] - [.$J175])/([.$I175] - [.$K175]))" office:value-type="float" office:value="0.029753049687593">
            <text:p>0,029753049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62">
            <text:p>306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76] - [.$J176])/([.$I176] - [.$K176])) * (-1*[.$K176]) + [.$J176]);1;1)" office:value-type="float" office:value="408">
            <text:p>408</text:p>
          </table:table-cell>
          <table:table-cell table:formula="of:=([.$H176] - [.$J176])" office:value-type="float" office:value="100">
            <text:p>100</text:p>
          </table:table-cell>
          <table:table-cell table:formula="of:=([.$I176] - [.$K176])" office:value-type="float" office:value="3362">
            <text:p>3362</text:p>
          </table:table-cell>
          <table:table-cell table:formula="of:=(([.$H176] - [.$J176])/([.$I176] - [.$K176]))" office:value-type="float" office:value="0.0297441998810232">
            <text:p>0,029744199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63">
            <text:p>306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77] - [.$J177])/([.$I177] - [.$K177])) * (-1*[.$K177]) + [.$J177]);1;1)" office:value-type="float" office:value="408">
            <text:p>408</text:p>
          </table:table-cell>
          <table:table-cell table:formula="of:=([.$H177] - [.$J177])" office:value-type="float" office:value="100">
            <text:p>100</text:p>
          </table:table-cell>
          <table:table-cell table:formula="of:=([.$I177] - [.$K177])" office:value-type="float" office:value="3363">
            <text:p>3363</text:p>
          </table:table-cell>
          <table:table-cell table:formula="of:=(([.$H177] - [.$J177])/([.$I177] - [.$K177]))" office:value-type="float" office:value="0.0297353553374963">
            <text:p>0,029735355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64">
            <text:p>306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78] - [.$J178])/([.$I178] - [.$K178])) * (-1*[.$K178]) + [.$J178]);1;1)" office:value-type="float" office:value="408">
            <text:p>408</text:p>
          </table:table-cell>
          <table:table-cell table:formula="of:=([.$H178] - [.$J178])" office:value-type="float" office:value="100">
            <text:p>100</text:p>
          </table:table-cell>
          <table:table-cell table:formula="of:=([.$I178] - [.$K178])" office:value-type="float" office:value="3364">
            <text:p>3364</text:p>
          </table:table-cell>
          <table:table-cell table:formula="of:=(([.$H178] - [.$J178])/([.$I178] - [.$K178]))" office:value-type="float" office:value="0.0297265160523187">
            <text:p>0,029726516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65">
            <text:p>306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79] - [.$J179])/([.$I179] - [.$K179])) * (-1*[.$K179]) + [.$J179]);1;1)" office:value-type="float" office:value="408">
            <text:p>408</text:p>
          </table:table-cell>
          <table:table-cell table:formula="of:=([.$H179] - [.$J179])" office:value-type="float" office:value="100">
            <text:p>100</text:p>
          </table:table-cell>
          <table:table-cell table:formula="of:=([.$I179] - [.$K179])" office:value-type="float" office:value="3365">
            <text:p>3365</text:p>
          </table:table-cell>
          <table:table-cell table:formula="of:=(([.$H179] - [.$J179])/([.$I179] - [.$K179]))" office:value-type="float" office:value="0.0297176820208024">
            <text:p>0,02971768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66">
            <text:p>306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80] - [.$J180])/([.$I180] - [.$K180])) * (-1*[.$K180]) + [.$J180]);1;1)" office:value-type="float" office:value="408">
            <text:p>408</text:p>
          </table:table-cell>
          <table:table-cell table:formula="of:=([.$H180] - [.$J180])" office:value-type="float" office:value="100">
            <text:p>100</text:p>
          </table:table-cell>
          <table:table-cell table:formula="of:=([.$I180] - [.$K180])" office:value-type="float" office:value="3366">
            <text:p>3366</text:p>
          </table:table-cell>
          <table:table-cell table:formula="of:=(([.$H180] - [.$J180])/([.$I180] - [.$K180]))" office:value-type="float" office:value="0.029708853238265">
            <text:p>0,029708853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67">
            <text:p>306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81] - [.$J181])/([.$I181] - [.$K181])) * (-1*[.$K181]) + [.$J181]);1;1)" office:value-type="float" office:value="408">
            <text:p>408</text:p>
          </table:table-cell>
          <table:table-cell table:formula="of:=([.$H181] - [.$J181])" office:value-type="float" office:value="100">
            <text:p>100</text:p>
          </table:table-cell>
          <table:table-cell table:formula="of:=([.$I181] - [.$K181])" office:value-type="float" office:value="3367">
            <text:p>3367</text:p>
          </table:table-cell>
          <table:table-cell table:formula="of:=(([.$H181] - [.$J181])/([.$I181] - [.$K181]))" office:value-type="float" office:value="0.0297000297000297">
            <text:p>0,029700029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68">
            <text:p>306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82] - [.$J182])/([.$I182] - [.$K182])) * (-1*[.$K182]) + [.$J182]);1;1)" office:value-type="float" office:value="408">
            <text:p>408</text:p>
          </table:table-cell>
          <table:table-cell table:formula="of:=([.$H182] - [.$J182])" office:value-type="float" office:value="100">
            <text:p>100</text:p>
          </table:table-cell>
          <table:table-cell table:formula="of:=([.$I182] - [.$K182])" office:value-type="float" office:value="3368">
            <text:p>3368</text:p>
          </table:table-cell>
          <table:table-cell table:formula="of:=(([.$H182] - [.$J182])/([.$I182] - [.$K182]))" office:value-type="float" office:value="0.0296912114014252">
            <text:p>0,029691211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69">
            <text:p>306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83] - [.$J183])/([.$I183] - [.$K183])) * (-1*[.$K183]) + [.$J183]);1;1)" office:value-type="float" office:value="408">
            <text:p>408</text:p>
          </table:table-cell>
          <table:table-cell table:formula="of:=([.$H183] - [.$J183])" office:value-type="float" office:value="100">
            <text:p>100</text:p>
          </table:table-cell>
          <table:table-cell table:formula="of:=([.$I183] - [.$K183])" office:value-type="float" office:value="3369">
            <text:p>3369</text:p>
          </table:table-cell>
          <table:table-cell table:formula="of:=(([.$H183] - [.$J183])/([.$I183] - [.$K183]))" office:value-type="float" office:value="0.0296823983377857">
            <text:p>0,029682398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70">
            <text:p>307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84] - [.$J184])/([.$I184] - [.$K184])) * (-1*[.$K184]) + [.$J184]);1;1)" office:value-type="float" office:value="408">
            <text:p>408</text:p>
          </table:table-cell>
          <table:table-cell table:formula="of:=([.$H184] - [.$J184])" office:value-type="float" office:value="100">
            <text:p>100</text:p>
          </table:table-cell>
          <table:table-cell table:formula="of:=([.$I184] - [.$K184])" office:value-type="float" office:value="3370">
            <text:p>3370</text:p>
          </table:table-cell>
          <table:table-cell table:formula="of:=(([.$H184] - [.$J184])/([.$I184] - [.$K184]))" office:value-type="float" office:value="0.029673590504451">
            <text:p>0,029673590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71">
            <text:p>307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85] - [.$J185])/([.$I185] - [.$K185])) * (-1*[.$K185]) + [.$J185]);1;1)" office:value-type="float" office:value="408">
            <text:p>408</text:p>
          </table:table-cell>
          <table:table-cell table:formula="of:=([.$H185] - [.$J185])" office:value-type="float" office:value="100">
            <text:p>100</text:p>
          </table:table-cell>
          <table:table-cell table:formula="of:=([.$I185] - [.$K185])" office:value-type="float" office:value="3371">
            <text:p>3371</text:p>
          </table:table-cell>
          <table:table-cell table:formula="of:=(([.$H185] - [.$J185])/([.$I185] - [.$K185]))" office:value-type="float" office:value="0.0296647878967665">
            <text:p>0,029664787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72">
            <text:p>307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86] - [.$J186])/([.$I186] - [.$K186])) * (-1*[.$K186]) + [.$J186]);1;1)" office:value-type="float" office:value="408">
            <text:p>408</text:p>
          </table:table-cell>
          <table:table-cell table:formula="of:=([.$H186] - [.$J186])" office:value-type="float" office:value="100">
            <text:p>100</text:p>
          </table:table-cell>
          <table:table-cell table:formula="of:=([.$I186] - [.$K186])" office:value-type="float" office:value="3372">
            <text:p>3372</text:p>
          </table:table-cell>
          <table:table-cell table:formula="of:=(([.$H186] - [.$J186])/([.$I186] - [.$K186]))" office:value-type="float" office:value="0.029655990510083">
            <text:p>0,029655990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73">
            <text:p>307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87] - [.$J187])/([.$I187] - [.$K187])) * (-1*[.$K187]) + [.$J187]);1;1)" office:value-type="float" office:value="408">
            <text:p>408</text:p>
          </table:table-cell>
          <table:table-cell table:formula="of:=([.$H187] - [.$J187])" office:value-type="float" office:value="100">
            <text:p>100</text:p>
          </table:table-cell>
          <table:table-cell table:formula="of:=([.$I187] - [.$K187])" office:value-type="float" office:value="3373">
            <text:p>3373</text:p>
          </table:table-cell>
          <table:table-cell table:formula="of:=(([.$H187] - [.$J187])/([.$I187] - [.$K187]))" office:value-type="float" office:value="0.0296471983397569">
            <text:p>0,029647198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74">
            <text:p>307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88] - [.$J188])/([.$I188] - [.$K188])) * (-1*[.$K188]) + [.$J188]);1;1)" office:value-type="float" office:value="408">
            <text:p>408</text:p>
          </table:table-cell>
          <table:table-cell table:formula="of:=([.$H188] - [.$J188])" office:value-type="float" office:value="100">
            <text:p>100</text:p>
          </table:table-cell>
          <table:table-cell table:formula="of:=([.$I188] - [.$K188])" office:value-type="float" office:value="3374">
            <text:p>3374</text:p>
          </table:table-cell>
          <table:table-cell table:formula="of:=(([.$H188] - [.$J188])/([.$I188] - [.$K188]))" office:value-type="float" office:value="0.02963841138115">
            <text:p>0,029638411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75">
            <text:p>307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89] - [.$J189])/([.$I189] - [.$K189])) * (-1*[.$K189]) + [.$J189]);1;1)" office:value-type="float" office:value="408">
            <text:p>408</text:p>
          </table:table-cell>
          <table:table-cell table:formula="of:=([.$H189] - [.$J189])" office:value-type="float" office:value="100">
            <text:p>100</text:p>
          </table:table-cell>
          <table:table-cell table:formula="of:=([.$I189] - [.$K189])" office:value-type="float" office:value="3375">
            <text:p>3375</text:p>
          </table:table-cell>
          <table:table-cell table:formula="of:=(([.$H189] - [.$J189])/([.$I189] - [.$K189]))" office:value-type="float" office:value="0.0296296296296296">
            <text:p>0,029629629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76">
            <text:p>307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90] - [.$J190])/([.$I190] - [.$K190])) * (-1*[.$K190]) + [.$J190]);1;1)" office:value-type="float" office:value="408">
            <text:p>408</text:p>
          </table:table-cell>
          <table:table-cell table:formula="of:=([.$H190] - [.$J190])" office:value-type="float" office:value="100">
            <text:p>100</text:p>
          </table:table-cell>
          <table:table-cell table:formula="of:=([.$I190] - [.$K190])" office:value-type="float" office:value="3376">
            <text:p>3376</text:p>
          </table:table-cell>
          <table:table-cell table:formula="of:=(([.$H190] - [.$J190])/([.$I190] - [.$K190]))" office:value-type="float" office:value="0.0296208530805687">
            <text:p>0,029620853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77">
            <text:p>307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91] - [.$J191])/([.$I191] - [.$K191])) * (-1*[.$K191]) + [.$J191]);1;1)" office:value-type="float" office:value="408">
            <text:p>408</text:p>
          </table:table-cell>
          <table:table-cell table:formula="of:=([.$H191] - [.$J191])" office:value-type="float" office:value="100">
            <text:p>100</text:p>
          </table:table-cell>
          <table:table-cell table:formula="of:=([.$I191] - [.$K191])" office:value-type="float" office:value="3377">
            <text:p>3377</text:p>
          </table:table-cell>
          <table:table-cell table:formula="of:=(([.$H191] - [.$J191])/([.$I191] - [.$K191]))" office:value-type="float" office:value="0.0296120817293456">
            <text:p>0,029612081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78">
            <text:p>307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92] - [.$J192])/([.$I192] - [.$K192])) * (-1*[.$K192]) + [.$J192]);1;1)" office:value-type="float" office:value="408">
            <text:p>408</text:p>
          </table:table-cell>
          <table:table-cell table:formula="of:=([.$H192] - [.$J192])" office:value-type="float" office:value="100">
            <text:p>100</text:p>
          </table:table-cell>
          <table:table-cell table:formula="of:=([.$I192] - [.$K192])" office:value-type="float" office:value="3378">
            <text:p>3378</text:p>
          </table:table-cell>
          <table:table-cell table:formula="of:=(([.$H192] - [.$J192])/([.$I192] - [.$K192]))" office:value-type="float" office:value="0.029603315571344">
            <text:p>0,029603315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79">
            <text:p>307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93] - [.$J193])/([.$I193] - [.$K193])) * (-1*[.$K193]) + [.$J193]);1;1)" office:value-type="float" office:value="408">
            <text:p>408</text:p>
          </table:table-cell>
          <table:table-cell table:formula="of:=([.$H193] - [.$J193])" office:value-type="float" office:value="100">
            <text:p>100</text:p>
          </table:table-cell>
          <table:table-cell table:formula="of:=([.$I193] - [.$K193])" office:value-type="float" office:value="3379">
            <text:p>3379</text:p>
          </table:table-cell>
          <table:table-cell table:formula="of:=(([.$H193] - [.$J193])/([.$I193] - [.$K193]))" office:value-type="float" office:value="0.0295945546019532">
            <text:p>0,029594554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80">
            <text:p>30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94] - [.$J194])/([.$I194] - [.$K194])) * (-1*[.$K194]) + [.$J194]);1;1)" office:value-type="float" office:value="408">
            <text:p>408</text:p>
          </table:table-cell>
          <table:table-cell table:formula="of:=([.$H194] - [.$J194])" office:value-type="float" office:value="100">
            <text:p>100</text:p>
          </table:table-cell>
          <table:table-cell table:formula="of:=([.$I194] - [.$K194])" office:value-type="float" office:value="3380">
            <text:p>3380</text:p>
          </table:table-cell>
          <table:table-cell table:formula="of:=(([.$H194] - [.$J194])/([.$I194] - [.$K194]))" office:value-type="float" office:value="0.029585798816568">
            <text:p>0,029585798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81">
            <text:p>308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95] - [.$J195])/([.$I195] - [.$K195])) * (-1*[.$K195]) + [.$J195]);1;1)" office:value-type="float" office:value="408">
            <text:p>408</text:p>
          </table:table-cell>
          <table:table-cell table:formula="of:=([.$H195] - [.$J195])" office:value-type="float" office:value="100">
            <text:p>100</text:p>
          </table:table-cell>
          <table:table-cell table:formula="of:=([.$I195] - [.$K195])" office:value-type="float" office:value="3381">
            <text:p>3381</text:p>
          </table:table-cell>
          <table:table-cell table:formula="of:=(([.$H195] - [.$J195])/([.$I195] - [.$K195]))" office:value-type="float" office:value="0.0295770482105886">
            <text:p>0,029577048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82">
            <text:p>308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96] - [.$J196])/([.$I196] - [.$K196])) * (-1*[.$K196]) + [.$J196]);1;1)" office:value-type="float" office:value="408">
            <text:p>408</text:p>
          </table:table-cell>
          <table:table-cell table:formula="of:=([.$H196] - [.$J196])" office:value-type="float" office:value="100">
            <text:p>100</text:p>
          </table:table-cell>
          <table:table-cell table:formula="of:=([.$I196] - [.$K196])" office:value-type="float" office:value="3382">
            <text:p>3382</text:p>
          </table:table-cell>
          <table:table-cell table:formula="of:=(([.$H196] - [.$J196])/([.$I196] - [.$K196]))" office:value-type="float" office:value="0.0295683027794205">
            <text:p>0,029568302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83">
            <text:p>308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97] - [.$J197])/([.$I197] - [.$K197])) * (-1*[.$K197]) + [.$J197]);1;1)" office:value-type="float" office:value="408">
            <text:p>408</text:p>
          </table:table-cell>
          <table:table-cell table:formula="of:=([.$H197] - [.$J197])" office:value-type="float" office:value="100">
            <text:p>100</text:p>
          </table:table-cell>
          <table:table-cell table:formula="of:=([.$I197] - [.$K197])" office:value-type="float" office:value="3383">
            <text:p>3383</text:p>
          </table:table-cell>
          <table:table-cell table:formula="of:=(([.$H197] - [.$J197])/([.$I197] - [.$K197]))" office:value-type="float" office:value="0.0295595625184747">
            <text:p>0,029559562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84">
            <text:p>308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98] - [.$J198])/([.$I198] - [.$K198])) * (-1*[.$K198]) + [.$J198]);1;1)" office:value-type="float" office:value="408">
            <text:p>408</text:p>
          </table:table-cell>
          <table:table-cell table:formula="of:=([.$H198] - [.$J198])" office:value-type="float" office:value="100">
            <text:p>100</text:p>
          </table:table-cell>
          <table:table-cell table:formula="of:=([.$I198] - [.$K198])" office:value-type="float" office:value="3384">
            <text:p>3384</text:p>
          </table:table-cell>
          <table:table-cell table:formula="of:=(([.$H198] - [.$J198])/([.$I198] - [.$K198]))" office:value-type="float" office:value="0.0295508274231678">
            <text:p>0,029550827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85">
            <text:p>308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199] - [.$J199])/([.$I199] - [.$K199])) * (-1*[.$K199]) + [.$J199]);1;1)" office:value-type="float" office:value="408">
            <text:p>408</text:p>
          </table:table-cell>
          <table:table-cell table:formula="of:=([.$H199] - [.$J199])" office:value-type="float" office:value="100">
            <text:p>100</text:p>
          </table:table-cell>
          <table:table-cell table:formula="of:=([.$I199] - [.$K199])" office:value-type="float" office:value="3385">
            <text:p>3385</text:p>
          </table:table-cell>
          <table:table-cell table:formula="of:=(([.$H199] - [.$J199])/([.$I199] - [.$K199]))" office:value-type="float" office:value="0.0295420974889217">
            <text:p>0,029542097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86">
            <text:p>308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00] - [.$J200])/([.$I200] - [.$K200])) * (-1*[.$K200]) + [.$J200]);1;1)" office:value-type="float" office:value="408">
            <text:p>408</text:p>
          </table:table-cell>
          <table:table-cell table:formula="of:=([.$H200] - [.$J200])" office:value-type="float" office:value="100">
            <text:p>100</text:p>
          </table:table-cell>
          <table:table-cell table:formula="of:=([.$I200] - [.$K200])" office:value-type="float" office:value="3386">
            <text:p>3386</text:p>
          </table:table-cell>
          <table:table-cell table:formula="of:=(([.$H200] - [.$J200])/([.$I200] - [.$K200]))" office:value-type="float" office:value="0.0295333727111636">
            <text:p>0,029533372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87">
            <text:p>308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01] - [.$J201])/([.$I201] - [.$K201])) * (-1*[.$K201]) + [.$J201]);1;1)" office:value-type="float" office:value="408">
            <text:p>408</text:p>
          </table:table-cell>
          <table:table-cell table:formula="of:=([.$H201] - [.$J201])" office:value-type="float" office:value="100">
            <text:p>100</text:p>
          </table:table-cell>
          <table:table-cell table:formula="of:=([.$I201] - [.$K201])" office:value-type="float" office:value="3387">
            <text:p>3387</text:p>
          </table:table-cell>
          <table:table-cell table:formula="of:=(([.$H201] - [.$J201])/([.$I201] - [.$K201]))" office:value-type="float" office:value="0.0295246530853262">
            <text:p>0,029524653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88">
            <text:p>308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02] - [.$J202])/([.$I202] - [.$K202])) * (-1*[.$K202]) + [.$J202]);1;1)" office:value-type="float" office:value="408">
            <text:p>408</text:p>
          </table:table-cell>
          <table:table-cell table:formula="of:=([.$H202] - [.$J202])" office:value-type="float" office:value="100">
            <text:p>100</text:p>
          </table:table-cell>
          <table:table-cell table:formula="of:=([.$I202] - [.$K202])" office:value-type="float" office:value="3388">
            <text:p>3388</text:p>
          </table:table-cell>
          <table:table-cell table:formula="of:=(([.$H202] - [.$J202])/([.$I202] - [.$K202]))" office:value-type="float" office:value="0.0295159386068477">
            <text:p>0,029515938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89">
            <text:p>308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03] - [.$J203])/([.$I203] - [.$K203])) * (-1*[.$K203]) + [.$J203]);1;1)" office:value-type="float" office:value="408">
            <text:p>408</text:p>
          </table:table-cell>
          <table:table-cell table:formula="of:=([.$H203] - [.$J203])" office:value-type="float" office:value="100">
            <text:p>100</text:p>
          </table:table-cell>
          <table:table-cell table:formula="of:=([.$I203] - [.$K203])" office:value-type="float" office:value="3389">
            <text:p>3389</text:p>
          </table:table-cell>
          <table:table-cell table:formula="of:=(([.$H203] - [.$J203])/([.$I203] - [.$K203]))" office:value-type="float" office:value="0.0295072292711714">
            <text:p>0,029507229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90">
            <text:p>309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04] - [.$J204])/([.$I204] - [.$K204])) * (-1*[.$K204]) + [.$J204]);1;1)" office:value-type="float" office:value="408">
            <text:p>408</text:p>
          </table:table-cell>
          <table:table-cell table:formula="of:=([.$H204] - [.$J204])" office:value-type="float" office:value="100">
            <text:p>100</text:p>
          </table:table-cell>
          <table:table-cell table:formula="of:=([.$I204] - [.$K204])" office:value-type="float" office:value="3390">
            <text:p>3390</text:p>
          </table:table-cell>
          <table:table-cell table:formula="of:=(([.$H204] - [.$J204])/([.$I204] - [.$K204]))" office:value-type="float" office:value="0.0294985250737463">
            <text:p>0,029498525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91">
            <text:p>309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05] - [.$J205])/([.$I205] - [.$K205])) * (-1*[.$K205]) + [.$J205]);1;1)" office:value-type="float" office:value="408">
            <text:p>408</text:p>
          </table:table-cell>
          <table:table-cell table:formula="of:=([.$H205] - [.$J205])" office:value-type="float" office:value="100">
            <text:p>100</text:p>
          </table:table-cell>
          <table:table-cell table:formula="of:=([.$I205] - [.$K205])" office:value-type="float" office:value="3391">
            <text:p>3391</text:p>
          </table:table-cell>
          <table:table-cell table:formula="of:=(([.$H205] - [.$J205])/([.$I205] - [.$K205]))" office:value-type="float" office:value="0.0294898260100265">
            <text:p>0,02948982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92">
            <text:p>309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06] - [.$J206])/([.$I206] - [.$K206])) * (-1*[.$K206]) + [.$J206]);1;1)" office:value-type="float" office:value="408">
            <text:p>408</text:p>
          </table:table-cell>
          <table:table-cell table:formula="of:=([.$H206] - [.$J206])" office:value-type="float" office:value="100">
            <text:p>100</text:p>
          </table:table-cell>
          <table:table-cell table:formula="of:=([.$I206] - [.$K206])" office:value-type="float" office:value="3392">
            <text:p>3392</text:p>
          </table:table-cell>
          <table:table-cell table:formula="of:=(([.$H206] - [.$J206])/([.$I206] - [.$K206]))" office:value-type="float" office:value="0.0294811320754717">
            <text:p>0,029481132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93">
            <text:p>309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07] - [.$J207])/([.$I207] - [.$K207])) * (-1*[.$K207]) + [.$J207]);1;1)" office:value-type="float" office:value="408">
            <text:p>408</text:p>
          </table:table-cell>
          <table:table-cell table:formula="of:=([.$H207] - [.$J207])" office:value-type="float" office:value="100">
            <text:p>100</text:p>
          </table:table-cell>
          <table:table-cell table:formula="of:=([.$I207] - [.$K207])" office:value-type="float" office:value="3393">
            <text:p>3393</text:p>
          </table:table-cell>
          <table:table-cell table:formula="of:=(([.$H207] - [.$J207])/([.$I207] - [.$K207]))" office:value-type="float" office:value="0.0294724432655467">
            <text:p>0,029472443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94">
            <text:p>309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08] - [.$J208])/([.$I208] - [.$K208])) * (-1*[.$K208]) + [.$J208]);1;1)" office:value-type="float" office:value="408">
            <text:p>408</text:p>
          </table:table-cell>
          <table:table-cell table:formula="of:=([.$H208] - [.$J208])" office:value-type="float" office:value="100">
            <text:p>100</text:p>
          </table:table-cell>
          <table:table-cell table:formula="of:=([.$I208] - [.$K208])" office:value-type="float" office:value="3394">
            <text:p>3394</text:p>
          </table:table-cell>
          <table:table-cell table:formula="of:=(([.$H208] - [.$J208])/([.$I208] - [.$K208]))" office:value-type="float" office:value="0.0294637595757219">
            <text:p>0,029463759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95">
            <text:p>309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09] - [.$J209])/([.$I209] - [.$K209])) * (-1*[.$K209]) + [.$J209]);1;1)" office:value-type="float" office:value="408">
            <text:p>408</text:p>
          </table:table-cell>
          <table:table-cell table:formula="of:=([.$H209] - [.$J209])" office:value-type="float" office:value="100">
            <text:p>100</text:p>
          </table:table-cell>
          <table:table-cell table:formula="of:=([.$I209] - [.$K209])" office:value-type="float" office:value="3395">
            <text:p>3395</text:p>
          </table:table-cell>
          <table:table-cell table:formula="of:=(([.$H209] - [.$J209])/([.$I209] - [.$K209]))" office:value-type="float" office:value="0.0294550810014728">
            <text:p>0,02945508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96">
            <text:p>309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10] - [.$J210])/([.$I210] - [.$K210])) * (-1*[.$K210]) + [.$J210]);1;1)" office:value-type="float" office:value="408">
            <text:p>408</text:p>
          </table:table-cell>
          <table:table-cell table:formula="of:=([.$H210] - [.$J210])" office:value-type="float" office:value="100">
            <text:p>100</text:p>
          </table:table-cell>
          <table:table-cell table:formula="of:=([.$I210] - [.$K210])" office:value-type="float" office:value="3396">
            <text:p>3396</text:p>
          </table:table-cell>
          <table:table-cell table:formula="of:=(([.$H210] - [.$J210])/([.$I210] - [.$K210]))" office:value-type="float" office:value="0.0294464075382803">
            <text:p>0,029446407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97">
            <text:p>309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11] - [.$J211])/([.$I211] - [.$K211])) * (-1*[.$K211]) + [.$J211]);1;1)" office:value-type="float" office:value="408">
            <text:p>408</text:p>
          </table:table-cell>
          <table:table-cell table:formula="of:=([.$H211] - [.$J211])" office:value-type="float" office:value="100">
            <text:p>100</text:p>
          </table:table-cell>
          <table:table-cell table:formula="of:=([.$I211] - [.$K211])" office:value-type="float" office:value="3397">
            <text:p>3397</text:p>
          </table:table-cell>
          <table:table-cell table:formula="of:=(([.$H211] - [.$J211])/([.$I211] - [.$K211]))" office:value-type="float" office:value="0.0294377391816308">
            <text:p>0,029437739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98">
            <text:p>309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12] - [.$J212])/([.$I212] - [.$K212])) * (-1*[.$K212]) + [.$J212]);1;1)" office:value-type="float" office:value="408">
            <text:p>408</text:p>
          </table:table-cell>
          <table:table-cell table:formula="of:=([.$H212] - [.$J212])" office:value-type="float" office:value="100">
            <text:p>100</text:p>
          </table:table-cell>
          <table:table-cell table:formula="of:=([.$I212] - [.$K212])" office:value-type="float" office:value="3398">
            <text:p>3398</text:p>
          </table:table-cell>
          <table:table-cell table:formula="of:=(([.$H212] - [.$J212])/([.$I212] - [.$K212]))" office:value-type="float" office:value="0.0294290759270159">
            <text:p>0,029429075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099">
            <text:p>309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13] - [.$J213])/([.$I213] - [.$K213])) * (-1*[.$K213]) + [.$J213]);1;1)" office:value-type="float" office:value="408">
            <text:p>408</text:p>
          </table:table-cell>
          <table:table-cell table:formula="of:=([.$H213] - [.$J213])" office:value-type="float" office:value="100">
            <text:p>100</text:p>
          </table:table-cell>
          <table:table-cell table:formula="of:=([.$I213] - [.$K213])" office:value-type="float" office:value="3399">
            <text:p>3399</text:p>
          </table:table-cell>
          <table:table-cell table:formula="of:=(([.$H213] - [.$J213])/([.$I213] - [.$K213]))" office:value-type="float" office:value="0.0294204177699323">
            <text:p>0,029420417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00">
            <text:p>31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14] - [.$J214])/([.$I214] - [.$K214])) * (-1*[.$K214]) + [.$J214]);1;1)" office:value-type="float" office:value="408">
            <text:p>408</text:p>
          </table:table-cell>
          <table:table-cell table:formula="of:=([.$H214] - [.$J214])" office:value-type="float" office:value="100">
            <text:p>100</text:p>
          </table:table-cell>
          <table:table-cell table:formula="of:=([.$I214] - [.$K214])" office:value-type="float" office:value="3400">
            <text:p>3400</text:p>
          </table:table-cell>
          <table:table-cell table:formula="of:=(([.$H214] - [.$J214])/([.$I214] - [.$K214]))" office:value-type="float" office:value="0.0294117647058823">
            <text:p>0,029411764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01">
            <text:p>310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15] - [.$J215])/([.$I215] - [.$K215])) * (-1*[.$K215]) + [.$J215]);1;1)" office:value-type="float" office:value="408">
            <text:p>408</text:p>
          </table:table-cell>
          <table:table-cell table:formula="of:=([.$H215] - [.$J215])" office:value-type="float" office:value="100">
            <text:p>100</text:p>
          </table:table-cell>
          <table:table-cell table:formula="of:=([.$I215] - [.$K215])" office:value-type="float" office:value="3401">
            <text:p>3401</text:p>
          </table:table-cell>
          <table:table-cell table:formula="of:=(([.$H215] - [.$J215])/([.$I215] - [.$K215]))" office:value-type="float" office:value="0.0294031167303734">
            <text:p>0,029403116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02">
            <text:p>310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16] - [.$J216])/([.$I216] - [.$K216])) * (-1*[.$K216]) + [.$J216]);1;1)" office:value-type="float" office:value="408">
            <text:p>408</text:p>
          </table:table-cell>
          <table:table-cell table:formula="of:=([.$H216] - [.$J216])" office:value-type="float" office:value="100">
            <text:p>100</text:p>
          </table:table-cell>
          <table:table-cell table:formula="of:=([.$I216] - [.$K216])" office:value-type="float" office:value="3402">
            <text:p>3402</text:p>
          </table:table-cell>
          <table:table-cell table:formula="of:=(([.$H216] - [.$J216])/([.$I216] - [.$K216]))" office:value-type="float" office:value="0.0293944738389183">
            <text:p>0,029394473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03">
            <text:p>310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17] - [.$J217])/([.$I217] - [.$K217])) * (-1*[.$K217]) + [.$J217]);1;1)" office:value-type="float" office:value="408">
            <text:p>408</text:p>
          </table:table-cell>
          <table:table-cell table:formula="of:=([.$H217] - [.$J217])" office:value-type="float" office:value="100">
            <text:p>100</text:p>
          </table:table-cell>
          <table:table-cell table:formula="of:=([.$I217] - [.$K217])" office:value-type="float" office:value="3403">
            <text:p>3403</text:p>
          </table:table-cell>
          <table:table-cell table:formula="of:=(([.$H217] - [.$J217])/([.$I217] - [.$K217]))" office:value-type="float" office:value="0.029385836027035">
            <text:p>0,02938583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04">
            <text:p>310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18] - [.$J218])/([.$I218] - [.$K218])) * (-1*[.$K218]) + [.$J218]);1;1)" office:value-type="float" office:value="408">
            <text:p>408</text:p>
          </table:table-cell>
          <table:table-cell table:formula="of:=([.$H218] - [.$J218])" office:value-type="float" office:value="100">
            <text:p>100</text:p>
          </table:table-cell>
          <table:table-cell table:formula="of:=([.$I218] - [.$K218])" office:value-type="float" office:value="3404">
            <text:p>3404</text:p>
          </table:table-cell>
          <table:table-cell table:formula="of:=(([.$H218] - [.$J218])/([.$I218] - [.$K218]))" office:value-type="float" office:value="0.0293772032902468">
            <text:p>0,029377203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05">
            <text:p>310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19] - [.$J219])/([.$I219] - [.$K219])) * (-1*[.$K219]) + [.$J219]);1;1)" office:value-type="float" office:value="408">
            <text:p>408</text:p>
          </table:table-cell>
          <table:table-cell table:formula="of:=([.$H219] - [.$J219])" office:value-type="float" office:value="100">
            <text:p>100</text:p>
          </table:table-cell>
          <table:table-cell table:formula="of:=([.$I219] - [.$K219])" office:value-type="float" office:value="3405">
            <text:p>3405</text:p>
          </table:table-cell>
          <table:table-cell table:formula="of:=(([.$H219] - [.$J219])/([.$I219] - [.$K219]))" office:value-type="float" office:value="0.0293685756240822">
            <text:p>0,029368575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06">
            <text:p>310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20] - [.$J220])/([.$I220] - [.$K220])) * (-1*[.$K220]) + [.$J220]);1;1)" office:value-type="float" office:value="408">
            <text:p>408</text:p>
          </table:table-cell>
          <table:table-cell table:formula="of:=([.$H220] - [.$J220])" office:value-type="float" office:value="100">
            <text:p>100</text:p>
          </table:table-cell>
          <table:table-cell table:formula="of:=([.$I220] - [.$K220])" office:value-type="float" office:value="3406">
            <text:p>3406</text:p>
          </table:table-cell>
          <table:table-cell table:formula="of:=(([.$H220] - [.$J220])/([.$I220] - [.$K220]))" office:value-type="float" office:value="0.0293599530240752">
            <text:p>0,02935995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07">
            <text:p>310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21] - [.$J221])/([.$I221] - [.$K221])) * (-1*[.$K221]) + [.$J221]);1;1)" office:value-type="float" office:value="408">
            <text:p>408</text:p>
          </table:table-cell>
          <table:table-cell table:formula="of:=([.$H221] - [.$J221])" office:value-type="float" office:value="100">
            <text:p>100</text:p>
          </table:table-cell>
          <table:table-cell table:formula="of:=([.$I221] - [.$K221])" office:value-type="float" office:value="3407">
            <text:p>3407</text:p>
          </table:table-cell>
          <table:table-cell table:formula="of:=(([.$H221] - [.$J221])/([.$I221] - [.$K221]))" office:value-type="float" office:value="0.0293513354857646">
            <text:p>0,029351335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08">
            <text:p>310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22] - [.$J222])/([.$I222] - [.$K222])) * (-1*[.$K222]) + [.$J222]);1;1)" office:value-type="float" office:value="408">
            <text:p>408</text:p>
          </table:table-cell>
          <table:table-cell table:formula="of:=([.$H222] - [.$J222])" office:value-type="float" office:value="100">
            <text:p>100</text:p>
          </table:table-cell>
          <table:table-cell table:formula="of:=([.$I222] - [.$K222])" office:value-type="float" office:value="3408">
            <text:p>3408</text:p>
          </table:table-cell>
          <table:table-cell table:formula="of:=(([.$H222] - [.$J222])/([.$I222] - [.$K222]))" office:value-type="float" office:value="0.0293427230046948">
            <text:p>0,02934272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09">
            <text:p>310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23] - [.$J223])/([.$I223] - [.$K223])) * (-1*[.$K223]) + [.$J223]);1;1)" office:value-type="float" office:value="408">
            <text:p>408</text:p>
          </table:table-cell>
          <table:table-cell table:formula="of:=([.$H223] - [.$J223])" office:value-type="float" office:value="100">
            <text:p>100</text:p>
          </table:table-cell>
          <table:table-cell table:formula="of:=([.$I223] - [.$K223])" office:value-type="float" office:value="3409">
            <text:p>3409</text:p>
          </table:table-cell>
          <table:table-cell table:formula="of:=(([.$H223] - [.$J223])/([.$I223] - [.$K223]))" office:value-type="float" office:value="0.0293341155764154">
            <text:p>0,029334115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10">
            <text:p>311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24] - [.$J224])/([.$I224] - [.$K224])) * (-1*[.$K224]) + [.$J224]);1;1)" office:value-type="float" office:value="408">
            <text:p>408</text:p>
          </table:table-cell>
          <table:table-cell table:formula="of:=([.$H224] - [.$J224])" office:value-type="float" office:value="100">
            <text:p>100</text:p>
          </table:table-cell>
          <table:table-cell table:formula="of:=([.$I224] - [.$K224])" office:value-type="float" office:value="3410">
            <text:p>3410</text:p>
          </table:table-cell>
          <table:table-cell table:formula="of:=(([.$H224] - [.$J224])/([.$I224] - [.$K224]))" office:value-type="float" office:value="0.0293255131964809">
            <text:p>0,029325513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11">
            <text:p>311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25] - [.$J225])/([.$I225] - [.$K225])) * (-1*[.$K225]) + [.$J225]);1;1)" office:value-type="float" office:value="408">
            <text:p>408</text:p>
          </table:table-cell>
          <table:table-cell table:formula="of:=([.$H225] - [.$J225])" office:value-type="float" office:value="100">
            <text:p>100</text:p>
          </table:table-cell>
          <table:table-cell table:formula="of:=([.$I225] - [.$K225])" office:value-type="float" office:value="3411">
            <text:p>3411</text:p>
          </table:table-cell>
          <table:table-cell table:formula="of:=(([.$H225] - [.$J225])/([.$I225] - [.$K225]))" office:value-type="float" office:value="0.0293169158604515">
            <text:p>0,029316915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12">
            <text:p>311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26] - [.$J226])/([.$I226] - [.$K226])) * (-1*[.$K226]) + [.$J226]);1;1)" office:value-type="float" office:value="408">
            <text:p>408</text:p>
          </table:table-cell>
          <table:table-cell table:formula="of:=([.$H226] - [.$J226])" office:value-type="float" office:value="100">
            <text:p>100</text:p>
          </table:table-cell>
          <table:table-cell table:formula="of:=([.$I226] - [.$K226])" office:value-type="float" office:value="3412">
            <text:p>3412</text:p>
          </table:table-cell>
          <table:table-cell table:formula="of:=(([.$H226] - [.$J226])/([.$I226] - [.$K226]))" office:value-type="float" office:value="0.0293083235638921">
            <text:p>0,029308323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13">
            <text:p>311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27] - [.$J227])/([.$I227] - [.$K227])) * (-1*[.$K227]) + [.$J227]);1;1)" office:value-type="float" office:value="408">
            <text:p>408</text:p>
          </table:table-cell>
          <table:table-cell table:formula="of:=([.$H227] - [.$J227])" office:value-type="float" office:value="100">
            <text:p>100</text:p>
          </table:table-cell>
          <table:table-cell table:formula="of:=([.$I227] - [.$K227])" office:value-type="float" office:value="3413">
            <text:p>3413</text:p>
          </table:table-cell>
          <table:table-cell table:formula="of:=(([.$H227] - [.$J227])/([.$I227] - [.$K227]))" office:value-type="float" office:value="0.0292997363023733">
            <text:p>0,029299736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14">
            <text:p>311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28] - [.$J228])/([.$I228] - [.$K228])) * (-1*[.$K228]) + [.$J228]);1;1)" office:value-type="float" office:value="408">
            <text:p>408</text:p>
          </table:table-cell>
          <table:table-cell table:formula="of:=([.$H228] - [.$J228])" office:value-type="float" office:value="100">
            <text:p>100</text:p>
          </table:table-cell>
          <table:table-cell table:formula="of:=([.$I228] - [.$K228])" office:value-type="float" office:value="3414">
            <text:p>3414</text:p>
          </table:table-cell>
          <table:table-cell table:formula="of:=(([.$H228] - [.$J228])/([.$I228] - [.$K228]))" office:value-type="float" office:value="0.0292911540714704">
            <text:p>0,029291154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15">
            <text:p>311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29] - [.$J229])/([.$I229] - [.$K229])) * (-1*[.$K229]) + [.$J229]);1;1)" office:value-type="float" office:value="408">
            <text:p>408</text:p>
          </table:table-cell>
          <table:table-cell table:formula="of:=([.$H229] - [.$J229])" office:value-type="float" office:value="100">
            <text:p>100</text:p>
          </table:table-cell>
          <table:table-cell table:formula="of:=([.$I229] - [.$K229])" office:value-type="float" office:value="3415">
            <text:p>3415</text:p>
          </table:table-cell>
          <table:table-cell table:formula="of:=(([.$H229] - [.$J229])/([.$I229] - [.$K229]))" office:value-type="float" office:value="0.0292825768667643">
            <text:p>0,029282576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16">
            <text:p>311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30] - [.$J230])/([.$I230] - [.$K230])) * (-1*[.$K230]) + [.$J230]);1;1)" office:value-type="float" office:value="408">
            <text:p>408</text:p>
          </table:table-cell>
          <table:table-cell table:formula="of:=([.$H230] - [.$J230])" office:value-type="float" office:value="100">
            <text:p>100</text:p>
          </table:table-cell>
          <table:table-cell table:formula="of:=([.$I230] - [.$K230])" office:value-type="float" office:value="3416">
            <text:p>3416</text:p>
          </table:table-cell>
          <table:table-cell table:formula="of:=(([.$H230] - [.$J230])/([.$I230] - [.$K230]))" office:value-type="float" office:value="0.0292740046838408">
            <text:p>0,029274004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17">
            <text:p>311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31] - [.$J231])/([.$I231] - [.$K231])) * (-1*[.$K231]) + [.$J231]);1;1)" office:value-type="float" office:value="408">
            <text:p>408</text:p>
          </table:table-cell>
          <table:table-cell table:formula="of:=([.$H231] - [.$J231])" office:value-type="float" office:value="100">
            <text:p>100</text:p>
          </table:table-cell>
          <table:table-cell table:formula="of:=([.$I231] - [.$K231])" office:value-type="float" office:value="3417">
            <text:p>3417</text:p>
          </table:table-cell>
          <table:table-cell table:formula="of:=(([.$H231] - [.$J231])/([.$I231] - [.$K231]))" office:value-type="float" office:value="0.0292654375182909">
            <text:p>0,029265437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18">
            <text:p>311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32] - [.$J232])/([.$I232] - [.$K232])) * (-1*[.$K232]) + [.$J232]);1;1)" office:value-type="float" office:value="408">
            <text:p>408</text:p>
          </table:table-cell>
          <table:table-cell table:formula="of:=([.$H232] - [.$J232])" office:value-type="float" office:value="100">
            <text:p>100</text:p>
          </table:table-cell>
          <table:table-cell table:formula="of:=([.$I232] - [.$K232])" office:value-type="float" office:value="3418">
            <text:p>3418</text:p>
          </table:table-cell>
          <table:table-cell table:formula="of:=(([.$H232] - [.$J232])/([.$I232] - [.$K232]))" office:value-type="float" office:value="0.0292568753657109">
            <text:p>0,029256875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19">
            <text:p>311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33] - [.$J233])/([.$I233] - [.$K233])) * (-1*[.$K233]) + [.$J233]);1;1)" office:value-type="float" office:value="408">
            <text:p>408</text:p>
          </table:table-cell>
          <table:table-cell table:formula="of:=([.$H233] - [.$J233])" office:value-type="float" office:value="100">
            <text:p>100</text:p>
          </table:table-cell>
          <table:table-cell table:formula="of:=([.$I233] - [.$K233])" office:value-type="float" office:value="3419">
            <text:p>3419</text:p>
          </table:table-cell>
          <table:table-cell table:formula="of:=(([.$H233] - [.$J233])/([.$I233] - [.$K233]))" office:value-type="float" office:value="0.0292483182217023">
            <text:p>0,029248318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20">
            <text:p>31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34] - [.$J234])/([.$I234] - [.$K234])) * (-1*[.$K234]) + [.$J234]);1;1)" office:value-type="float" office:value="408">
            <text:p>408</text:p>
          </table:table-cell>
          <table:table-cell table:formula="of:=([.$H234] - [.$J234])" office:value-type="float" office:value="100">
            <text:p>100</text:p>
          </table:table-cell>
          <table:table-cell table:formula="of:=([.$I234] - [.$K234])" office:value-type="float" office:value="3420">
            <text:p>3420</text:p>
          </table:table-cell>
          <table:table-cell table:formula="of:=(([.$H234] - [.$J234])/([.$I234] - [.$K234]))" office:value-type="float" office:value="0.0292397660818713">
            <text:p>0,029239766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21">
            <text:p>312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35] - [.$J235])/([.$I235] - [.$K235])) * (-1*[.$K235]) + [.$J235]);1;1)" office:value-type="float" office:value="408">
            <text:p>408</text:p>
          </table:table-cell>
          <table:table-cell table:formula="of:=([.$H235] - [.$J235])" office:value-type="float" office:value="100">
            <text:p>100</text:p>
          </table:table-cell>
          <table:table-cell table:formula="of:=([.$I235] - [.$K235])" office:value-type="float" office:value="3421">
            <text:p>3421</text:p>
          </table:table-cell>
          <table:table-cell table:formula="of:=(([.$H235] - [.$J235])/([.$I235] - [.$K235]))" office:value-type="float" office:value="0.0292312189418299">
            <text:p>0,029231218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22">
            <text:p>312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36] - [.$J236])/([.$I236] - [.$K236])) * (-1*[.$K236]) + [.$J236]);1;1)" office:value-type="float" office:value="408">
            <text:p>408</text:p>
          </table:table-cell>
          <table:table-cell table:formula="of:=([.$H236] - [.$J236])" office:value-type="float" office:value="100">
            <text:p>100</text:p>
          </table:table-cell>
          <table:table-cell table:formula="of:=([.$I236] - [.$K236])" office:value-type="float" office:value="3422">
            <text:p>3422</text:p>
          </table:table-cell>
          <table:table-cell table:formula="of:=(([.$H236] - [.$J236])/([.$I236] - [.$K236]))" office:value-type="float" office:value="0.0292226767971946">
            <text:p>0,029222676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23">
            <text:p>312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37] - [.$J237])/([.$I237] - [.$K237])) * (-1*[.$K237]) + [.$J237]);1;1)" office:value-type="float" office:value="408">
            <text:p>408</text:p>
          </table:table-cell>
          <table:table-cell table:formula="of:=([.$H237] - [.$J237])" office:value-type="float" office:value="100">
            <text:p>100</text:p>
          </table:table-cell>
          <table:table-cell table:formula="of:=([.$I237] - [.$K237])" office:value-type="float" office:value="3423">
            <text:p>3423</text:p>
          </table:table-cell>
          <table:table-cell table:formula="of:=(([.$H237] - [.$J237])/([.$I237] - [.$K237]))" office:value-type="float" office:value="0.0292141396435875">
            <text:p>0,029214139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24">
            <text:p>312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38] - [.$J238])/([.$I238] - [.$K238])) * (-1*[.$K238]) + [.$J238]);1;1)" office:value-type="float" office:value="408">
            <text:p>408</text:p>
          </table:table-cell>
          <table:table-cell table:formula="of:=([.$H238] - [.$J238])" office:value-type="float" office:value="100">
            <text:p>100</text:p>
          </table:table-cell>
          <table:table-cell table:formula="of:=([.$I238] - [.$K238])" office:value-type="float" office:value="3424">
            <text:p>3424</text:p>
          </table:table-cell>
          <table:table-cell table:formula="of:=(([.$H238] - [.$J238])/([.$I238] - [.$K238]))" office:value-type="float" office:value="0.0292056074766355">
            <text:p>0,029205607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25">
            <text:p>312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39] - [.$J239])/([.$I239] - [.$K239])) * (-1*[.$K239]) + [.$J239]);1;1)" office:value-type="float" office:value="408">
            <text:p>408</text:p>
          </table:table-cell>
          <table:table-cell table:formula="of:=([.$H239] - [.$J239])" office:value-type="float" office:value="100">
            <text:p>100</text:p>
          </table:table-cell>
          <table:table-cell table:formula="of:=([.$I239] - [.$K239])" office:value-type="float" office:value="3425">
            <text:p>3425</text:p>
          </table:table-cell>
          <table:table-cell table:formula="of:=(([.$H239] - [.$J239])/([.$I239] - [.$K239]))" office:value-type="float" office:value="0.0291970802919708">
            <text:p>0,029197080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26">
            <text:p>312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40] - [.$J240])/([.$I240] - [.$K240])) * (-1*[.$K240]) + [.$J240]);1;1)" office:value-type="float" office:value="408">
            <text:p>408</text:p>
          </table:table-cell>
          <table:table-cell table:formula="of:=([.$H240] - [.$J240])" office:value-type="float" office:value="100">
            <text:p>100</text:p>
          </table:table-cell>
          <table:table-cell table:formula="of:=([.$I240] - [.$K240])" office:value-type="float" office:value="3426">
            <text:p>3426</text:p>
          </table:table-cell>
          <table:table-cell table:formula="of:=(([.$H240] - [.$J240])/([.$I240] - [.$K240]))" office:value-type="float" office:value="0.0291885580852306">
            <text:p>0,029188558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27">
            <text:p>312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41] - [.$J241])/([.$I241] - [.$K241])) * (-1*[.$K241]) + [.$J241]);1;1)" office:value-type="float" office:value="408">
            <text:p>408</text:p>
          </table:table-cell>
          <table:table-cell table:formula="of:=([.$H241] - [.$J241])" office:value-type="float" office:value="100">
            <text:p>100</text:p>
          </table:table-cell>
          <table:table-cell table:formula="of:=([.$I241] - [.$K241])" office:value-type="float" office:value="3427">
            <text:p>3427</text:p>
          </table:table-cell>
          <table:table-cell table:formula="of:=(([.$H241] - [.$J241])/([.$I241] - [.$K241]))" office:value-type="float" office:value="0.0291800408520572">
            <text:p>0,029180040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28">
            <text:p>312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42] - [.$J242])/([.$I242] - [.$K242])) * (-1*[.$K242]) + [.$J242]);1;1)" office:value-type="float" office:value="408">
            <text:p>408</text:p>
          </table:table-cell>
          <table:table-cell table:formula="of:=([.$H242] - [.$J242])" office:value-type="float" office:value="100">
            <text:p>100</text:p>
          </table:table-cell>
          <table:table-cell table:formula="of:=([.$I242] - [.$K242])" office:value-type="float" office:value="3428">
            <text:p>3428</text:p>
          </table:table-cell>
          <table:table-cell table:formula="of:=(([.$H242] - [.$J242])/([.$I242] - [.$K242]))" office:value-type="float" office:value="0.029171528588098">
            <text:p>0,029171528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29">
            <text:p>312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43] - [.$J243])/([.$I243] - [.$K243])) * (-1*[.$K243]) + [.$J243]);1;1)" office:value-type="float" office:value="408">
            <text:p>408</text:p>
          </table:table-cell>
          <table:table-cell table:formula="of:=([.$H243] - [.$J243])" office:value-type="float" office:value="100">
            <text:p>100</text:p>
          </table:table-cell>
          <table:table-cell table:formula="of:=([.$I243] - [.$K243])" office:value-type="float" office:value="3429">
            <text:p>3429</text:p>
          </table:table-cell>
          <table:table-cell table:formula="of:=(([.$H243] - [.$J243])/([.$I243] - [.$K243]))" office:value-type="float" office:value="0.0291630212890055">
            <text:p>0,029163021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30">
            <text:p>313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44] - [.$J244])/([.$I244] - [.$K244])) * (-1*[.$K244]) + [.$J244]);1;1)" office:value-type="float" office:value="408">
            <text:p>408</text:p>
          </table:table-cell>
          <table:table-cell table:formula="of:=([.$H244] - [.$J244])" office:value-type="float" office:value="100">
            <text:p>100</text:p>
          </table:table-cell>
          <table:table-cell table:formula="of:=([.$I244] - [.$K244])" office:value-type="float" office:value="3430">
            <text:p>3430</text:p>
          </table:table-cell>
          <table:table-cell table:formula="of:=(([.$H244] - [.$J244])/([.$I244] - [.$K244]))" office:value-type="float" office:value="0.0291545189504373">
            <text:p>0,02915451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31">
            <text:p>313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45] - [.$J245])/([.$I245] - [.$K245])) * (-1*[.$K245]) + [.$J245]);1;1)" office:value-type="float" office:value="408">
            <text:p>408</text:p>
          </table:table-cell>
          <table:table-cell table:formula="of:=([.$H245] - [.$J245])" office:value-type="float" office:value="100">
            <text:p>100</text:p>
          </table:table-cell>
          <table:table-cell table:formula="of:=([.$I245] - [.$K245])" office:value-type="float" office:value="3431">
            <text:p>3431</text:p>
          </table:table-cell>
          <table:table-cell table:formula="of:=(([.$H245] - [.$J245])/([.$I245] - [.$K245]))" office:value-type="float" office:value="0.029146021568056">
            <text:p>0,029146021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32">
            <text:p>313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46] - [.$J246])/([.$I246] - [.$K246])) * (-1*[.$K246]) + [.$J246]);1;1)" office:value-type="float" office:value="408">
            <text:p>408</text:p>
          </table:table-cell>
          <table:table-cell table:formula="of:=([.$H246] - [.$J246])" office:value-type="float" office:value="100">
            <text:p>100</text:p>
          </table:table-cell>
          <table:table-cell table:formula="of:=([.$I246] - [.$K246])" office:value-type="float" office:value="3432">
            <text:p>3432</text:p>
          </table:table-cell>
          <table:table-cell table:formula="of:=(([.$H246] - [.$J246])/([.$I246] - [.$K246]))" office:value-type="float" office:value="0.0291375291375291">
            <text:p>0,029137529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33">
            <text:p>313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47] - [.$J247])/([.$I247] - [.$K247])) * (-1*[.$K247]) + [.$J247]);1;1)" office:value-type="float" office:value="408">
            <text:p>408</text:p>
          </table:table-cell>
          <table:table-cell table:formula="of:=([.$H247] - [.$J247])" office:value-type="float" office:value="100">
            <text:p>100</text:p>
          </table:table-cell>
          <table:table-cell table:formula="of:=([.$I247] - [.$K247])" office:value-type="float" office:value="3433">
            <text:p>3433</text:p>
          </table:table-cell>
          <table:table-cell table:formula="of:=(([.$H247] - [.$J247])/([.$I247] - [.$K247]))" office:value-type="float" office:value="0.0291290416545296">
            <text:p>0,029129041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34">
            <text:p>313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48] - [.$J248])/([.$I248] - [.$K248])) * (-1*[.$K248]) + [.$J248]);1;1)" office:value-type="float" office:value="408">
            <text:p>408</text:p>
          </table:table-cell>
          <table:table-cell table:formula="of:=([.$H248] - [.$J248])" office:value-type="float" office:value="100">
            <text:p>100</text:p>
          </table:table-cell>
          <table:table-cell table:formula="of:=([.$I248] - [.$K248])" office:value-type="float" office:value="3434">
            <text:p>3434</text:p>
          </table:table-cell>
          <table:table-cell table:formula="of:=(([.$H248] - [.$J248])/([.$I248] - [.$K248]))" office:value-type="float" office:value="0.029120559114735">
            <text:p>0,029120559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35">
            <text:p>313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49] - [.$J249])/([.$I249] - [.$K249])) * (-1*[.$K249]) + [.$J249]);1;1)" office:value-type="float" office:value="408">
            <text:p>408</text:p>
          </table:table-cell>
          <table:table-cell table:formula="of:=([.$H249] - [.$J249])" office:value-type="float" office:value="100">
            <text:p>100</text:p>
          </table:table-cell>
          <table:table-cell table:formula="of:=([.$I249] - [.$K249])" office:value-type="float" office:value="3435">
            <text:p>3435</text:p>
          </table:table-cell>
          <table:table-cell table:formula="of:=(([.$H249] - [.$J249])/([.$I249] - [.$K249]))" office:value-type="float" office:value="0.0291120815138282">
            <text:p>0,029112081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36">
            <text:p>313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50] - [.$J250])/([.$I250] - [.$K250])) * (-1*[.$K250]) + [.$J250]);1;1)" office:value-type="float" office:value="408">
            <text:p>408</text:p>
          </table:table-cell>
          <table:table-cell table:formula="of:=([.$H250] - [.$J250])" office:value-type="float" office:value="100">
            <text:p>100</text:p>
          </table:table-cell>
          <table:table-cell table:formula="of:=([.$I250] - [.$K250])" office:value-type="float" office:value="3436">
            <text:p>3436</text:p>
          </table:table-cell>
          <table:table-cell table:formula="of:=(([.$H250] - [.$J250])/([.$I250] - [.$K250]))" office:value-type="float" office:value="0.0291036088474971">
            <text:p>0,029103608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37">
            <text:p>313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51] - [.$J251])/([.$I251] - [.$K251])) * (-1*[.$K251]) + [.$J251]);1;1)" office:value-type="float" office:value="408">
            <text:p>408</text:p>
          </table:table-cell>
          <table:table-cell table:formula="of:=([.$H251] - [.$J251])" office:value-type="float" office:value="100">
            <text:p>100</text:p>
          </table:table-cell>
          <table:table-cell table:formula="of:=([.$I251] - [.$K251])" office:value-type="float" office:value="3437">
            <text:p>3437</text:p>
          </table:table-cell>
          <table:table-cell table:formula="of:=(([.$H251] - [.$J251])/([.$I251] - [.$K251]))" office:value-type="float" office:value="0.0290951411114344">
            <text:p>0,029095141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38">
            <text:p>313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52] - [.$J252])/([.$I252] - [.$K252])) * (-1*[.$K252]) + [.$J252]);1;1)" office:value-type="float" office:value="408">
            <text:p>408</text:p>
          </table:table-cell>
          <table:table-cell table:formula="of:=([.$H252] - [.$J252])" office:value-type="float" office:value="100">
            <text:p>100</text:p>
          </table:table-cell>
          <table:table-cell table:formula="of:=([.$I252] - [.$K252])" office:value-type="float" office:value="3438">
            <text:p>3438</text:p>
          </table:table-cell>
          <table:table-cell table:formula="of:=(([.$H252] - [.$J252])/([.$I252] - [.$K252]))" office:value-type="float" office:value="0.029086678301338">
            <text:p>0,029086678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39">
            <text:p>313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53] - [.$J253])/([.$I253] - [.$K253])) * (-1*[.$K253]) + [.$J253]);1;1)" office:value-type="float" office:value="408">
            <text:p>408</text:p>
          </table:table-cell>
          <table:table-cell table:formula="of:=([.$H253] - [.$J253])" office:value-type="float" office:value="100">
            <text:p>100</text:p>
          </table:table-cell>
          <table:table-cell table:formula="of:=([.$I253] - [.$K253])" office:value-type="float" office:value="3439">
            <text:p>3439</text:p>
          </table:table-cell>
          <table:table-cell table:formula="of:=(([.$H253] - [.$J253])/([.$I253] - [.$K253]))" office:value-type="float" office:value="0.0290782204129107">
            <text:p>0,029078220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40">
            <text:p>31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54] - [.$J254])/([.$I254] - [.$K254])) * (-1*[.$K254]) + [.$J254]);1;1)" office:value-type="float" office:value="408">
            <text:p>408</text:p>
          </table:table-cell>
          <table:table-cell table:formula="of:=([.$H254] - [.$J254])" office:value-type="float" office:value="100">
            <text:p>100</text:p>
          </table:table-cell>
          <table:table-cell table:formula="of:=([.$I254] - [.$K254])" office:value-type="float" office:value="3440">
            <text:p>3440</text:p>
          </table:table-cell>
          <table:table-cell table:formula="of:=(([.$H254] - [.$J254])/([.$I254] - [.$K254]))" office:value-type="float" office:value="0.0290697674418605">
            <text:p>0,029069767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41">
            <text:p>314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55] - [.$J255])/([.$I255] - [.$K255])) * (-1*[.$K255]) + [.$J255]);1;1)" office:value-type="float" office:value="408">
            <text:p>408</text:p>
          </table:table-cell>
          <table:table-cell table:formula="of:=([.$H255] - [.$J255])" office:value-type="float" office:value="100">
            <text:p>100</text:p>
          </table:table-cell>
          <table:table-cell table:formula="of:=([.$I255] - [.$K255])" office:value-type="float" office:value="3441">
            <text:p>3441</text:p>
          </table:table-cell>
          <table:table-cell table:formula="of:=(([.$H255] - [.$J255])/([.$I255] - [.$K255]))" office:value-type="float" office:value="0.0290613193839">
            <text:p>0,029061319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42">
            <text:p>314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56] - [.$J256])/([.$I256] - [.$K256])) * (-1*[.$K256]) + [.$J256]);1;1)" office:value-type="float" office:value="408">
            <text:p>408</text:p>
          </table:table-cell>
          <table:table-cell table:formula="of:=([.$H256] - [.$J256])" office:value-type="float" office:value="100">
            <text:p>100</text:p>
          </table:table-cell>
          <table:table-cell table:formula="of:=([.$I256] - [.$K256])" office:value-type="float" office:value="3442">
            <text:p>3442</text:p>
          </table:table-cell>
          <table:table-cell table:formula="of:=(([.$H256] - [.$J256])/([.$I256] - [.$K256]))" office:value-type="float" office:value="0.0290528762347472">
            <text:p>0,029052876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43">
            <text:p>314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57] - [.$J257])/([.$I257] - [.$K257])) * (-1*[.$K257]) + [.$J257]);1;1)" office:value-type="float" office:value="408">
            <text:p>408</text:p>
          </table:table-cell>
          <table:table-cell table:formula="of:=([.$H257] - [.$J257])" office:value-type="float" office:value="100">
            <text:p>100</text:p>
          </table:table-cell>
          <table:table-cell table:formula="of:=([.$I257] - [.$K257])" office:value-type="float" office:value="3443">
            <text:p>3443</text:p>
          </table:table-cell>
          <table:table-cell table:formula="of:=(([.$H257] - [.$J257])/([.$I257] - [.$K257]))" office:value-type="float" office:value="0.0290444379901249">
            <text:p>0,02904443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44">
            <text:p>314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58] - [.$J258])/([.$I258] - [.$K258])) * (-1*[.$K258]) + [.$J258]);1;1)" office:value-type="float" office:value="408">
            <text:p>408</text:p>
          </table:table-cell>
          <table:table-cell table:formula="of:=([.$H258] - [.$J258])" office:value-type="float" office:value="100">
            <text:p>100</text:p>
          </table:table-cell>
          <table:table-cell table:formula="of:=([.$I258] - [.$K258])" office:value-type="float" office:value="3444">
            <text:p>3444</text:p>
          </table:table-cell>
          <table:table-cell table:formula="of:=(([.$H258] - [.$J258])/([.$I258] - [.$K258]))" office:value-type="float" office:value="0.0290360046457607">
            <text:p>0,029036004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45">
            <text:p>314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59] - [.$J259])/([.$I259] - [.$K259])) * (-1*[.$K259]) + [.$J259]);1;1)" office:value-type="float" office:value="408">
            <text:p>408</text:p>
          </table:table-cell>
          <table:table-cell table:formula="of:=([.$H259] - [.$J259])" office:value-type="float" office:value="100">
            <text:p>100</text:p>
          </table:table-cell>
          <table:table-cell table:formula="of:=([.$I259] - [.$K259])" office:value-type="float" office:value="3445">
            <text:p>3445</text:p>
          </table:table-cell>
          <table:table-cell table:formula="of:=(([.$H259] - [.$J259])/([.$I259] - [.$K259]))" office:value-type="float" office:value="0.0290275761973875">
            <text:p>0,029027576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46">
            <text:p>314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60] - [.$J260])/([.$I260] - [.$K260])) * (-1*[.$K260]) + [.$J260]);1;1)" office:value-type="float" office:value="408">
            <text:p>408</text:p>
          </table:table-cell>
          <table:table-cell table:formula="of:=([.$H260] - [.$J260])" office:value-type="float" office:value="100">
            <text:p>100</text:p>
          </table:table-cell>
          <table:table-cell table:formula="of:=([.$I260] - [.$K260])" office:value-type="float" office:value="3446">
            <text:p>3446</text:p>
          </table:table-cell>
          <table:table-cell table:formula="of:=(([.$H260] - [.$J260])/([.$I260] - [.$K260]))" office:value-type="float" office:value="0.0290191526407429">
            <text:p>0,029019152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47">
            <text:p>314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61] - [.$J261])/([.$I261] - [.$K261])) * (-1*[.$K261]) + [.$J261]);1;1)" office:value-type="float" office:value="408">
            <text:p>408</text:p>
          </table:table-cell>
          <table:table-cell table:formula="of:=([.$H261] - [.$J261])" office:value-type="float" office:value="100">
            <text:p>100</text:p>
          </table:table-cell>
          <table:table-cell table:formula="of:=([.$I261] - [.$K261])" office:value-type="float" office:value="3447">
            <text:p>3447</text:p>
          </table:table-cell>
          <table:table-cell table:formula="of:=(([.$H261] - [.$J261])/([.$I261] - [.$K261]))" office:value-type="float" office:value="0.0290107339715695">
            <text:p>0,02901073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48">
            <text:p>314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62] - [.$J262])/([.$I262] - [.$K262])) * (-1*[.$K262]) + [.$J262]);1;1)" office:value-type="float" office:value="408">
            <text:p>408</text:p>
          </table:table-cell>
          <table:table-cell table:formula="of:=([.$H262] - [.$J262])" office:value-type="float" office:value="100">
            <text:p>100</text:p>
          </table:table-cell>
          <table:table-cell table:formula="of:=([.$I262] - [.$K262])" office:value-type="float" office:value="3448">
            <text:p>3448</text:p>
          </table:table-cell>
          <table:table-cell table:formula="of:=(([.$H262] - [.$J262])/([.$I262] - [.$K262]))" office:value-type="float" office:value="0.0290023201856148">
            <text:p>0,029002320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49">
            <text:p>314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63] - [.$J263])/([.$I263] - [.$K263])) * (-1*[.$K263]) + [.$J263]);1;1)" office:value-type="float" office:value="408">
            <text:p>408</text:p>
          </table:table-cell>
          <table:table-cell table:formula="of:=([.$H263] - [.$J263])" office:value-type="float" office:value="100">
            <text:p>100</text:p>
          </table:table-cell>
          <table:table-cell table:formula="of:=([.$I263] - [.$K263])" office:value-type="float" office:value="3449">
            <text:p>3449</text:p>
          </table:table-cell>
          <table:table-cell table:formula="of:=(([.$H263] - [.$J263])/([.$I263] - [.$K263]))" office:value-type="float" office:value="0.0289939112786315">
            <text:p>0,028993911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50">
            <text:p>315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64] - [.$J264])/([.$I264] - [.$K264])) * (-1*[.$K264]) + [.$J264]);1;1)" office:value-type="float" office:value="408">
            <text:p>408</text:p>
          </table:table-cell>
          <table:table-cell table:formula="of:=([.$H264] - [.$J264])" office:value-type="float" office:value="100">
            <text:p>100</text:p>
          </table:table-cell>
          <table:table-cell table:formula="of:=([.$I264] - [.$K264])" office:value-type="float" office:value="3450">
            <text:p>3450</text:p>
          </table:table-cell>
          <table:table-cell table:formula="of:=(([.$H264] - [.$J264])/([.$I264] - [.$K264]))" office:value-type="float" office:value="0.0289855072463768">
            <text:p>0,028985507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51">
            <text:p>315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65] - [.$J265])/([.$I265] - [.$K265])) * (-1*[.$K265]) + [.$J265]);1;1)" office:value-type="float" office:value="408">
            <text:p>408</text:p>
          </table:table-cell>
          <table:table-cell table:formula="of:=([.$H265] - [.$J265])" office:value-type="float" office:value="100">
            <text:p>100</text:p>
          </table:table-cell>
          <table:table-cell table:formula="of:=([.$I265] - [.$K265])" office:value-type="float" office:value="3451">
            <text:p>3451</text:p>
          </table:table-cell>
          <table:table-cell table:formula="of:=(([.$H265] - [.$J265])/([.$I265] - [.$K265]))" office:value-type="float" office:value="0.0289771080846132">
            <text:p>0,028977108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52">
            <text:p>315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66] - [.$J266])/([.$I266] - [.$K266])) * (-1*[.$K266]) + [.$J266]);1;1)" office:value-type="float" office:value="408">
            <text:p>408</text:p>
          </table:table-cell>
          <table:table-cell table:formula="of:=([.$H266] - [.$J266])" office:value-type="float" office:value="100">
            <text:p>100</text:p>
          </table:table-cell>
          <table:table-cell table:formula="of:=([.$I266] - [.$K266])" office:value-type="float" office:value="3452">
            <text:p>3452</text:p>
          </table:table-cell>
          <table:table-cell table:formula="of:=(([.$H266] - [.$J266])/([.$I266] - [.$K266]))" office:value-type="float" office:value="0.0289687137891078">
            <text:p>0,028968713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53">
            <text:p>315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67] - [.$J267])/([.$I267] - [.$K267])) * (-1*[.$K267]) + [.$J267]);1;1)" office:value-type="float" office:value="408">
            <text:p>408</text:p>
          </table:table-cell>
          <table:table-cell table:formula="of:=([.$H267] - [.$J267])" office:value-type="float" office:value="100">
            <text:p>100</text:p>
          </table:table-cell>
          <table:table-cell table:formula="of:=([.$I267] - [.$K267])" office:value-type="float" office:value="3453">
            <text:p>3453</text:p>
          </table:table-cell>
          <table:table-cell table:formula="of:=(([.$H267] - [.$J267])/([.$I267] - [.$K267]))" office:value-type="float" office:value="0.0289603243556328">
            <text:p>0,028960324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54">
            <text:p>315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68] - [.$J268])/([.$I268] - [.$K268])) * (-1*[.$K268]) + [.$J268]);1;1)" office:value-type="float" office:value="408">
            <text:p>408</text:p>
          </table:table-cell>
          <table:table-cell table:formula="of:=([.$H268] - [.$J268])" office:value-type="float" office:value="100">
            <text:p>100</text:p>
          </table:table-cell>
          <table:table-cell table:formula="of:=([.$I268] - [.$K268])" office:value-type="float" office:value="3454">
            <text:p>3454</text:p>
          </table:table-cell>
          <table:table-cell table:formula="of:=(([.$H268] - [.$J268])/([.$I268] - [.$K268]))" office:value-type="float" office:value="0.0289519397799653">
            <text:p>0,028951939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55">
            <text:p>315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69] - [.$J269])/([.$I269] - [.$K269])) * (-1*[.$K269]) + [.$J269]);1;1)" office:value-type="float" office:value="408">
            <text:p>408</text:p>
          </table:table-cell>
          <table:table-cell table:formula="of:=([.$H269] - [.$J269])" office:value-type="float" office:value="100">
            <text:p>100</text:p>
          </table:table-cell>
          <table:table-cell table:formula="of:=([.$I269] - [.$K269])" office:value-type="float" office:value="3455">
            <text:p>3455</text:p>
          </table:table-cell>
          <table:table-cell table:formula="of:=(([.$H269] - [.$J269])/([.$I269] - [.$K269]))" office:value-type="float" office:value="0.0289435600578871">
            <text:p>0,028943560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56">
            <text:p>315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70] - [.$J270])/([.$I270] - [.$K270])) * (-1*[.$K270]) + [.$J270]);1;1)" office:value-type="float" office:value="408">
            <text:p>408</text:p>
          </table:table-cell>
          <table:table-cell table:formula="of:=([.$H270] - [.$J270])" office:value-type="float" office:value="100">
            <text:p>100</text:p>
          </table:table-cell>
          <table:table-cell table:formula="of:=([.$I270] - [.$K270])" office:value-type="float" office:value="3456">
            <text:p>3456</text:p>
          </table:table-cell>
          <table:table-cell table:formula="of:=(([.$H270] - [.$J270])/([.$I270] - [.$K270]))" office:value-type="float" office:value="0.0289351851851852">
            <text:p>0,028935185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57">
            <text:p>315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71] - [.$J271])/([.$I271] - [.$K271])) * (-1*[.$K271]) + [.$J271]);1;1)" office:value-type="float" office:value="408">
            <text:p>408</text:p>
          </table:table-cell>
          <table:table-cell table:formula="of:=([.$H271] - [.$J271])" office:value-type="float" office:value="100">
            <text:p>100</text:p>
          </table:table-cell>
          <table:table-cell table:formula="of:=([.$I271] - [.$K271])" office:value-type="float" office:value="3457">
            <text:p>3457</text:p>
          </table:table-cell>
          <table:table-cell table:formula="of:=(([.$H271] - [.$J271])/([.$I271] - [.$K271]))" office:value-type="float" office:value="0.0289268151576511">
            <text:p>0,028926815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58">
            <text:p>315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72] - [.$J272])/([.$I272] - [.$K272])) * (-1*[.$K272]) + [.$J272]);1;1)" office:value-type="float" office:value="408">
            <text:p>408</text:p>
          </table:table-cell>
          <table:table-cell table:formula="of:=([.$H272] - [.$J272])" office:value-type="float" office:value="100">
            <text:p>100</text:p>
          </table:table-cell>
          <table:table-cell table:formula="of:=([.$I272] - [.$K272])" office:value-type="float" office:value="3458">
            <text:p>3458</text:p>
          </table:table-cell>
          <table:table-cell table:formula="of:=(([.$H272] - [.$J272])/([.$I272] - [.$K272]))" office:value-type="float" office:value="0.0289184499710815">
            <text:p>0,0289184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59">
            <text:p>315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73] - [.$J273])/([.$I273] - [.$K273])) * (-1*[.$K273]) + [.$J273]);1;1)" office:value-type="float" office:value="408">
            <text:p>408</text:p>
          </table:table-cell>
          <table:table-cell table:formula="of:=([.$H273] - [.$J273])" office:value-type="float" office:value="100">
            <text:p>100</text:p>
          </table:table-cell>
          <table:table-cell table:formula="of:=([.$I273] - [.$K273])" office:value-type="float" office:value="3459">
            <text:p>3459</text:p>
          </table:table-cell>
          <table:table-cell table:formula="of:=(([.$H273] - [.$J273])/([.$I273] - [.$K273]))" office:value-type="float" office:value="0.0289100896212778">
            <text:p>0,028910089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60">
            <text:p>31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74] - [.$J274])/([.$I274] - [.$K274])) * (-1*[.$K274]) + [.$J274]);1;1)" office:value-type="float" office:value="408">
            <text:p>408</text:p>
          </table:table-cell>
          <table:table-cell table:formula="of:=([.$H274] - [.$J274])" office:value-type="float" office:value="100">
            <text:p>100</text:p>
          </table:table-cell>
          <table:table-cell table:formula="of:=([.$I274] - [.$K274])" office:value-type="float" office:value="3460">
            <text:p>3460</text:p>
          </table:table-cell>
          <table:table-cell table:formula="of:=(([.$H274] - [.$J274])/([.$I274] - [.$K274]))" office:value-type="float" office:value="0.0289017341040462">
            <text:p>0,028901734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61">
            <text:p>316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75] - [.$J275])/([.$I275] - [.$K275])) * (-1*[.$K275]) + [.$J275]);1;1)" office:value-type="float" office:value="408">
            <text:p>408</text:p>
          </table:table-cell>
          <table:table-cell table:formula="of:=([.$H275] - [.$J275])" office:value-type="float" office:value="100">
            <text:p>100</text:p>
          </table:table-cell>
          <table:table-cell table:formula="of:=([.$I275] - [.$K275])" office:value-type="float" office:value="3461">
            <text:p>3461</text:p>
          </table:table-cell>
          <table:table-cell table:formula="of:=(([.$H275] - [.$J275])/([.$I275] - [.$K275]))" office:value-type="float" office:value="0.0288933834151979">
            <text:p>0,028893383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62">
            <text:p>316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76] - [.$J276])/([.$I276] - [.$K276])) * (-1*[.$K276]) + [.$J276]);1;1)" office:value-type="float" office:value="408">
            <text:p>408</text:p>
          </table:table-cell>
          <table:table-cell table:formula="of:=([.$H276] - [.$J276])" office:value-type="float" office:value="100">
            <text:p>100</text:p>
          </table:table-cell>
          <table:table-cell table:formula="of:=([.$I276] - [.$K276])" office:value-type="float" office:value="3462">
            <text:p>3462</text:p>
          </table:table-cell>
          <table:table-cell table:formula="of:=(([.$H276] - [.$J276])/([.$I276] - [.$K276]))" office:value-type="float" office:value="0.0288850375505488">
            <text:p>0,028885037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63">
            <text:p>316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77] - [.$J277])/([.$I277] - [.$K277])) * (-1*[.$K277]) + [.$J277]);1;1)" office:value-type="float" office:value="408">
            <text:p>408</text:p>
          </table:table-cell>
          <table:table-cell table:formula="of:=([.$H277] - [.$J277])" office:value-type="float" office:value="100">
            <text:p>100</text:p>
          </table:table-cell>
          <table:table-cell table:formula="of:=([.$I277] - [.$K277])" office:value-type="float" office:value="3463">
            <text:p>3463</text:p>
          </table:table-cell>
          <table:table-cell table:formula="of:=(([.$H277] - [.$J277])/([.$I277] - [.$K277]))" office:value-type="float" office:value="0.0288766965059197">
            <text:p>0,028876696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64">
            <text:p>316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78] - [.$J278])/([.$I278] - [.$K278])) * (-1*[.$K278]) + [.$J278]);1;1)" office:value-type="float" office:value="408">
            <text:p>408</text:p>
          </table:table-cell>
          <table:table-cell table:formula="of:=([.$H278] - [.$J278])" office:value-type="float" office:value="100">
            <text:p>100</text:p>
          </table:table-cell>
          <table:table-cell table:formula="of:=([.$I278] - [.$K278])" office:value-type="float" office:value="3464">
            <text:p>3464</text:p>
          </table:table-cell>
          <table:table-cell table:formula="of:=(([.$H278] - [.$J278])/([.$I278] - [.$K278]))" office:value-type="float" office:value="0.0288683602771363">
            <text:p>0,028868360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65">
            <text:p>316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79] - [.$J279])/([.$I279] - [.$K279])) * (-1*[.$K279]) + [.$J279]);1;1)" office:value-type="float" office:value="408">
            <text:p>408</text:p>
          </table:table-cell>
          <table:table-cell table:formula="of:=([.$H279] - [.$J279])" office:value-type="float" office:value="100">
            <text:p>100</text:p>
          </table:table-cell>
          <table:table-cell table:formula="of:=([.$I279] - [.$K279])" office:value-type="float" office:value="3465">
            <text:p>3465</text:p>
          </table:table-cell>
          <table:table-cell table:formula="of:=(([.$H279] - [.$J279])/([.$I279] - [.$K279]))" office:value-type="float" office:value="0.0288600288600289">
            <text:p>0,028860028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66">
            <text:p>316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80] - [.$J280])/([.$I280] - [.$K280])) * (-1*[.$K280]) + [.$J280]);1;1)" office:value-type="float" office:value="408">
            <text:p>408</text:p>
          </table:table-cell>
          <table:table-cell table:formula="of:=([.$H280] - [.$J280])" office:value-type="float" office:value="100">
            <text:p>100</text:p>
          </table:table-cell>
          <table:table-cell table:formula="of:=([.$I280] - [.$K280])" office:value-type="float" office:value="3466">
            <text:p>3466</text:p>
          </table:table-cell>
          <table:table-cell table:formula="of:=(([.$H280] - [.$J280])/([.$I280] - [.$K280]))" office:value-type="float" office:value="0.0288517022504328">
            <text:p>0,028851702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67">
            <text:p>316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81] - [.$J281])/([.$I281] - [.$K281])) * (-1*[.$K281]) + [.$J281]);1;1)" office:value-type="float" office:value="408">
            <text:p>408</text:p>
          </table:table-cell>
          <table:table-cell table:formula="of:=([.$H281] - [.$J281])" office:value-type="float" office:value="100">
            <text:p>100</text:p>
          </table:table-cell>
          <table:table-cell table:formula="of:=([.$I281] - [.$K281])" office:value-type="float" office:value="3467">
            <text:p>3467</text:p>
          </table:table-cell>
          <table:table-cell table:formula="of:=(([.$H281] - [.$J281])/([.$I281] - [.$K281]))" office:value-type="float" office:value="0.0288433804441881">
            <text:p>0,028843380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68">
            <text:p>316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82] - [.$J282])/([.$I282] - [.$K282])) * (-1*[.$K282]) + [.$J282]);1;1)" office:value-type="float" office:value="408">
            <text:p>408</text:p>
          </table:table-cell>
          <table:table-cell table:formula="of:=([.$H282] - [.$J282])" office:value-type="float" office:value="100">
            <text:p>100</text:p>
          </table:table-cell>
          <table:table-cell table:formula="of:=([.$I282] - [.$K282])" office:value-type="float" office:value="3468">
            <text:p>3468</text:p>
          </table:table-cell>
          <table:table-cell table:formula="of:=(([.$H282] - [.$J282])/([.$I282] - [.$K282]))" office:value-type="float" office:value="0.0288350634371396">
            <text:p>0,028835063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69">
            <text:p>316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83] - [.$J283])/([.$I283] - [.$K283])) * (-1*[.$K283]) + [.$J283]);1;1)" office:value-type="float" office:value="408">
            <text:p>408</text:p>
          </table:table-cell>
          <table:table-cell table:formula="of:=([.$H283] - [.$J283])" office:value-type="float" office:value="100">
            <text:p>100</text:p>
          </table:table-cell>
          <table:table-cell table:formula="of:=([.$I283] - [.$K283])" office:value-type="float" office:value="3469">
            <text:p>3469</text:p>
          </table:table-cell>
          <table:table-cell table:formula="of:=(([.$H283] - [.$J283])/([.$I283] - [.$K283]))" office:value-type="float" office:value="0.0288267512251369">
            <text:p>0,028826751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70">
            <text:p>317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84] - [.$J284])/([.$I284] - [.$K284])) * (-1*[.$K284]) + [.$J284]);1;1)" office:value-type="float" office:value="408">
            <text:p>408</text:p>
          </table:table-cell>
          <table:table-cell table:formula="of:=([.$H284] - [.$J284])" office:value-type="float" office:value="100">
            <text:p>100</text:p>
          </table:table-cell>
          <table:table-cell table:formula="of:=([.$I284] - [.$K284])" office:value-type="float" office:value="3470">
            <text:p>3470</text:p>
          </table:table-cell>
          <table:table-cell table:formula="of:=(([.$H284] - [.$J284])/([.$I284] - [.$K284]))" office:value-type="float" office:value="0.0288184438040346">
            <text:p>0,028818443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71">
            <text:p>317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85] - [.$J285])/([.$I285] - [.$K285])) * (-1*[.$K285]) + [.$J285]);1;1)" office:value-type="float" office:value="408">
            <text:p>408</text:p>
          </table:table-cell>
          <table:table-cell table:formula="of:=([.$H285] - [.$J285])" office:value-type="float" office:value="100">
            <text:p>100</text:p>
          </table:table-cell>
          <table:table-cell table:formula="of:=([.$I285] - [.$K285])" office:value-type="float" office:value="3471">
            <text:p>3471</text:p>
          </table:table-cell>
          <table:table-cell table:formula="of:=(([.$H285] - [.$J285])/([.$I285] - [.$K285]))" office:value-type="float" office:value="0.0288101411696917">
            <text:p>0,028810141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72">
            <text:p>317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86] - [.$J286])/([.$I286] - [.$K286])) * (-1*[.$K286]) + [.$J286]);1;1)" office:value-type="float" office:value="408">
            <text:p>408</text:p>
          </table:table-cell>
          <table:table-cell table:formula="of:=([.$H286] - [.$J286])" office:value-type="float" office:value="100">
            <text:p>100</text:p>
          </table:table-cell>
          <table:table-cell table:formula="of:=([.$I286] - [.$K286])" office:value-type="float" office:value="3472">
            <text:p>3472</text:p>
          </table:table-cell>
          <table:table-cell table:formula="of:=(([.$H286] - [.$J286])/([.$I286] - [.$K286]))" office:value-type="float" office:value="0.0288018433179723">
            <text:p>0,028801843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73">
            <text:p>317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87] - [.$J287])/([.$I287] - [.$K287])) * (-1*[.$K287]) + [.$J287]);1;1)" office:value-type="float" office:value="408">
            <text:p>408</text:p>
          </table:table-cell>
          <table:table-cell table:formula="of:=([.$H287] - [.$J287])" office:value-type="float" office:value="100">
            <text:p>100</text:p>
          </table:table-cell>
          <table:table-cell table:formula="of:=([.$I287] - [.$K287])" office:value-type="float" office:value="3473">
            <text:p>3473</text:p>
          </table:table-cell>
          <table:table-cell table:formula="of:=(([.$H287] - [.$J287])/([.$I287] - [.$K287]))" office:value-type="float" office:value="0.0287935502447452">
            <text:p>0,028793550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74">
            <text:p>317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88] - [.$J288])/([.$I288] - [.$K288])) * (-1*[.$K288]) + [.$J288]);1;1)" office:value-type="float" office:value="408">
            <text:p>408</text:p>
          </table:table-cell>
          <table:table-cell table:formula="of:=([.$H288] - [.$J288])" office:value-type="float" office:value="100">
            <text:p>100</text:p>
          </table:table-cell>
          <table:table-cell table:formula="of:=([.$I288] - [.$K288])" office:value-type="float" office:value="3474">
            <text:p>3474</text:p>
          </table:table-cell>
          <table:table-cell table:formula="of:=(([.$H288] - [.$J288])/([.$I288] - [.$K288]))" office:value-type="float" office:value="0.0287852619458837">
            <text:p>0,028785261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75">
            <text:p>317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89] - [.$J289])/([.$I289] - [.$K289])) * (-1*[.$K289]) + [.$J289]);1;1)" office:value-type="float" office:value="408">
            <text:p>408</text:p>
          </table:table-cell>
          <table:table-cell table:formula="of:=([.$H289] - [.$J289])" office:value-type="float" office:value="100">
            <text:p>100</text:p>
          </table:table-cell>
          <table:table-cell table:formula="of:=([.$I289] - [.$K289])" office:value-type="float" office:value="3475">
            <text:p>3475</text:p>
          </table:table-cell>
          <table:table-cell table:formula="of:=(([.$H289] - [.$J289])/([.$I289] - [.$K289]))" office:value-type="float" office:value="0.0287769784172662">
            <text:p>0,028776978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76">
            <text:p>317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90] - [.$J290])/([.$I290] - [.$K290])) * (-1*[.$K290]) + [.$J290]);1;1)" office:value-type="float" office:value="408">
            <text:p>408</text:p>
          </table:table-cell>
          <table:table-cell table:formula="of:=([.$H290] - [.$J290])" office:value-type="float" office:value="100">
            <text:p>100</text:p>
          </table:table-cell>
          <table:table-cell table:formula="of:=([.$I290] - [.$K290])" office:value-type="float" office:value="3476">
            <text:p>3476</text:p>
          </table:table-cell>
          <table:table-cell table:formula="of:=(([.$H290] - [.$J290])/([.$I290] - [.$K290]))" office:value-type="float" office:value="0.0287686996547756">
            <text:p>0,028768699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77">
            <text:p>317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91] - [.$J291])/([.$I291] - [.$K291])) * (-1*[.$K291]) + [.$J291]);1;1)" office:value-type="float" office:value="408">
            <text:p>408</text:p>
          </table:table-cell>
          <table:table-cell table:formula="of:=([.$H291] - [.$J291])" office:value-type="float" office:value="100">
            <text:p>100</text:p>
          </table:table-cell>
          <table:table-cell table:formula="of:=([.$I291] - [.$K291])" office:value-type="float" office:value="3477">
            <text:p>3477</text:p>
          </table:table-cell>
          <table:table-cell table:formula="of:=(([.$H291] - [.$J291])/([.$I291] - [.$K291]))" office:value-type="float" office:value="0.0287604256542997">
            <text:p>0,028760425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78">
            <text:p>317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92] - [.$J292])/([.$I292] - [.$K292])) * (-1*[.$K292]) + [.$J292]);1;1)" office:value-type="float" office:value="408">
            <text:p>408</text:p>
          </table:table-cell>
          <table:table-cell table:formula="of:=([.$H292] - [.$J292])" office:value-type="float" office:value="100">
            <text:p>100</text:p>
          </table:table-cell>
          <table:table-cell table:formula="of:=([.$I292] - [.$K292])" office:value-type="float" office:value="3478">
            <text:p>3478</text:p>
          </table:table-cell>
          <table:table-cell table:formula="of:=(([.$H292] - [.$J292])/([.$I292] - [.$K292]))" office:value-type="float" office:value="0.0287521564117309">
            <text:p>0,028752156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79">
            <text:p>317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93] - [.$J293])/([.$I293] - [.$K293])) * (-1*[.$K293]) + [.$J293]);1;1)" office:value-type="float" office:value="408">
            <text:p>408</text:p>
          </table:table-cell>
          <table:table-cell table:formula="of:=([.$H293] - [.$J293])" office:value-type="float" office:value="100">
            <text:p>100</text:p>
          </table:table-cell>
          <table:table-cell table:formula="of:=([.$I293] - [.$K293])" office:value-type="float" office:value="3479">
            <text:p>3479</text:p>
          </table:table-cell>
          <table:table-cell table:formula="of:=(([.$H293] - [.$J293])/([.$I293] - [.$K293]))" office:value-type="float" office:value="0.0287438919229664">
            <text:p>0,028743891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80">
            <text:p>31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94] - [.$J294])/([.$I294] - [.$K294])) * (-1*[.$K294]) + [.$J294]);1;1)" office:value-type="float" office:value="408">
            <text:p>408</text:p>
          </table:table-cell>
          <table:table-cell table:formula="of:=([.$H294] - [.$J294])" office:value-type="float" office:value="100">
            <text:p>100</text:p>
          </table:table-cell>
          <table:table-cell table:formula="of:=([.$I294] - [.$K294])" office:value-type="float" office:value="3480">
            <text:p>3480</text:p>
          </table:table-cell>
          <table:table-cell table:formula="of:=(([.$H294] - [.$J294])/([.$I294] - [.$K294]))" office:value-type="float" office:value="0.028735632183908">
            <text:p>0,028735632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81">
            <text:p>318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95] - [.$J295])/([.$I295] - [.$K295])) * (-1*[.$K295]) + [.$J295]);1;1)" office:value-type="float" office:value="408">
            <text:p>408</text:p>
          </table:table-cell>
          <table:table-cell table:formula="of:=([.$H295] - [.$J295])" office:value-type="float" office:value="100">
            <text:p>100</text:p>
          </table:table-cell>
          <table:table-cell table:formula="of:=([.$I295] - [.$K295])" office:value-type="float" office:value="3481">
            <text:p>3481</text:p>
          </table:table-cell>
          <table:table-cell table:formula="of:=(([.$H295] - [.$J295])/([.$I295] - [.$K295]))" office:value-type="float" office:value="0.0287273771904625">
            <text:p>0,028727377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82">
            <text:p>318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96] - [.$J296])/([.$I296] - [.$K296])) * (-1*[.$K296]) + [.$J296]);1;1)" office:value-type="float" office:value="408">
            <text:p>408</text:p>
          </table:table-cell>
          <table:table-cell table:formula="of:=([.$H296] - [.$J296])" office:value-type="float" office:value="100">
            <text:p>100</text:p>
          </table:table-cell>
          <table:table-cell table:formula="of:=([.$I296] - [.$K296])" office:value-type="float" office:value="3482">
            <text:p>3482</text:p>
          </table:table-cell>
          <table:table-cell table:formula="of:=(([.$H296] - [.$J296])/([.$I296] - [.$K296]))" office:value-type="float" office:value="0.0287191269385411">
            <text:p>0,028719126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83">
            <text:p>318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97] - [.$J297])/([.$I297] - [.$K297])) * (-1*[.$K297]) + [.$J297]);1;1)" office:value-type="float" office:value="408">
            <text:p>408</text:p>
          </table:table-cell>
          <table:table-cell table:formula="of:=([.$H297] - [.$J297])" office:value-type="float" office:value="100">
            <text:p>100</text:p>
          </table:table-cell>
          <table:table-cell table:formula="of:=([.$I297] - [.$K297])" office:value-type="float" office:value="3483">
            <text:p>3483</text:p>
          </table:table-cell>
          <table:table-cell table:formula="of:=(([.$H297] - [.$J297])/([.$I297] - [.$K297]))" office:value-type="float" office:value="0.0287108814240597">
            <text:p>0,028710881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84">
            <text:p>318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98] - [.$J298])/([.$I298] - [.$K298])) * (-1*[.$K298]) + [.$J298]);1;1)" office:value-type="float" office:value="408">
            <text:p>408</text:p>
          </table:table-cell>
          <table:table-cell table:formula="of:=([.$H298] - [.$J298])" office:value-type="float" office:value="100">
            <text:p>100</text:p>
          </table:table-cell>
          <table:table-cell table:formula="of:=([.$I298] - [.$K298])" office:value-type="float" office:value="3484">
            <text:p>3484</text:p>
          </table:table-cell>
          <table:table-cell table:formula="of:=(([.$H298] - [.$J298])/([.$I298] - [.$K298]))" office:value-type="float" office:value="0.0287026406429392">
            <text:p>0,028702640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85">
            <text:p>318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299] - [.$J299])/([.$I299] - [.$K299])) * (-1*[.$K299]) + [.$J299]);1;1)" office:value-type="float" office:value="408">
            <text:p>408</text:p>
          </table:table-cell>
          <table:table-cell table:formula="of:=([.$H299] - [.$J299])" office:value-type="float" office:value="100">
            <text:p>100</text:p>
          </table:table-cell>
          <table:table-cell table:formula="of:=([.$I299] - [.$K299])" office:value-type="float" office:value="3485">
            <text:p>3485</text:p>
          </table:table-cell>
          <table:table-cell table:formula="of:=(([.$H299] - [.$J299])/([.$I299] - [.$K299]))" office:value-type="float" office:value="0.0286944045911047">
            <text:p>0,028694404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86">
            <text:p>318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00] - [.$J300])/([.$I300] - [.$K300])) * (-1*[.$K300]) + [.$J300]);1;1)" office:value-type="float" office:value="408">
            <text:p>408</text:p>
          </table:table-cell>
          <table:table-cell table:formula="of:=([.$H300] - [.$J300])" office:value-type="float" office:value="100">
            <text:p>100</text:p>
          </table:table-cell>
          <table:table-cell table:formula="of:=([.$I300] - [.$K300])" office:value-type="float" office:value="3486">
            <text:p>3486</text:p>
          </table:table-cell>
          <table:table-cell table:formula="of:=(([.$H300] - [.$J300])/([.$I300] - [.$K300]))" office:value-type="float" office:value="0.0286861732644865">
            <text:p>0,028686173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87">
            <text:p>318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01] - [.$J301])/([.$I301] - [.$K301])) * (-1*[.$K301]) + [.$J301]);1;1)" office:value-type="float" office:value="408">
            <text:p>408</text:p>
          </table:table-cell>
          <table:table-cell table:formula="of:=([.$H301] - [.$J301])" office:value-type="float" office:value="100">
            <text:p>100</text:p>
          </table:table-cell>
          <table:table-cell table:formula="of:=([.$I301] - [.$K301])" office:value-type="float" office:value="3487">
            <text:p>3487</text:p>
          </table:table-cell>
          <table:table-cell table:formula="of:=(([.$H301] - [.$J301])/([.$I301] - [.$K301]))" office:value-type="float" office:value="0.0286779466590192">
            <text:p>0,028677946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88">
            <text:p>318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02] - [.$J302])/([.$I302] - [.$K302])) * (-1*[.$K302]) + [.$J302]);1;1)" office:value-type="float" office:value="408">
            <text:p>408</text:p>
          </table:table-cell>
          <table:table-cell table:formula="of:=([.$H302] - [.$J302])" office:value-type="float" office:value="100">
            <text:p>100</text:p>
          </table:table-cell>
          <table:table-cell table:formula="of:=([.$I302] - [.$K302])" office:value-type="float" office:value="3488">
            <text:p>3488</text:p>
          </table:table-cell>
          <table:table-cell table:formula="of:=(([.$H302] - [.$J302])/([.$I302] - [.$K302]))" office:value-type="float" office:value="0.0286697247706422">
            <text:p>0,028669724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89">
            <text:p>318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03] - [.$J303])/([.$I303] - [.$K303])) * (-1*[.$K303]) + [.$J303]);1;1)" office:value-type="float" office:value="408">
            <text:p>408</text:p>
          </table:table-cell>
          <table:table-cell table:formula="of:=([.$H303] - [.$J303])" office:value-type="float" office:value="100">
            <text:p>100</text:p>
          </table:table-cell>
          <table:table-cell table:formula="of:=([.$I303] - [.$K303])" office:value-type="float" office:value="3489">
            <text:p>3489</text:p>
          </table:table-cell>
          <table:table-cell table:formula="of:=(([.$H303] - [.$J303])/([.$I303] - [.$K303]))" office:value-type="float" office:value="0.0286615075952995">
            <text:p>0,028661507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90">
            <text:p>319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04] - [.$J304])/([.$I304] - [.$K304])) * (-1*[.$K304]) + [.$J304]);1;1)" office:value-type="float" office:value="408">
            <text:p>408</text:p>
          </table:table-cell>
          <table:table-cell table:formula="of:=([.$H304] - [.$J304])" office:value-type="float" office:value="100">
            <text:p>100</text:p>
          </table:table-cell>
          <table:table-cell table:formula="of:=([.$I304] - [.$K304])" office:value-type="float" office:value="3490">
            <text:p>3490</text:p>
          </table:table-cell>
          <table:table-cell table:formula="of:=(([.$H304] - [.$J304])/([.$I304] - [.$K304]))" office:value-type="float" office:value="0.0286532951289398">
            <text:p>0,028653295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91">
            <text:p>319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05] - [.$J305])/([.$I305] - [.$K305])) * (-1*[.$K305]) + [.$J305]);1;1)" office:value-type="float" office:value="408">
            <text:p>408</text:p>
          </table:table-cell>
          <table:table-cell table:formula="of:=([.$H305] - [.$J305])" office:value-type="float" office:value="100">
            <text:p>100</text:p>
          </table:table-cell>
          <table:table-cell table:formula="of:=([.$I305] - [.$K305])" office:value-type="float" office:value="3491">
            <text:p>3491</text:p>
          </table:table-cell>
          <table:table-cell table:formula="of:=(([.$H305] - [.$J305])/([.$I305] - [.$K305]))" office:value-type="float" office:value="0.0286450873675165">
            <text:p>0,028645087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92">
            <text:p>319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06] - [.$J306])/([.$I306] - [.$K306])) * (-1*[.$K306]) + [.$J306]);1;1)" office:value-type="float" office:value="408">
            <text:p>408</text:p>
          </table:table-cell>
          <table:table-cell table:formula="of:=([.$H306] - [.$J306])" office:value-type="float" office:value="100">
            <text:p>100</text:p>
          </table:table-cell>
          <table:table-cell table:formula="of:=([.$I306] - [.$K306])" office:value-type="float" office:value="3492">
            <text:p>3492</text:p>
          </table:table-cell>
          <table:table-cell table:formula="of:=(([.$H306] - [.$J306])/([.$I306] - [.$K306]))" office:value-type="float" office:value="0.0286368843069874">
            <text:p>0,028636884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93">
            <text:p>319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07] - [.$J307])/([.$I307] - [.$K307])) * (-1*[.$K307]) + [.$J307]);1;1)" office:value-type="float" office:value="408">
            <text:p>408</text:p>
          </table:table-cell>
          <table:table-cell table:formula="of:=([.$H307] - [.$J307])" office:value-type="float" office:value="100">
            <text:p>100</text:p>
          </table:table-cell>
          <table:table-cell table:formula="of:=([.$I307] - [.$K307])" office:value-type="float" office:value="3493">
            <text:p>3493</text:p>
          </table:table-cell>
          <table:table-cell table:formula="of:=(([.$H307] - [.$J307])/([.$I307] - [.$K307]))" office:value-type="float" office:value="0.0286286859433152">
            <text:p>0,028628685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94">
            <text:p>319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08] - [.$J308])/([.$I308] - [.$K308])) * (-1*[.$K308]) + [.$J308]);1;1)" office:value-type="float" office:value="408">
            <text:p>408</text:p>
          </table:table-cell>
          <table:table-cell table:formula="of:=([.$H308] - [.$J308])" office:value-type="float" office:value="100">
            <text:p>100</text:p>
          </table:table-cell>
          <table:table-cell table:formula="of:=([.$I308] - [.$K308])" office:value-type="float" office:value="3494">
            <text:p>3494</text:p>
          </table:table-cell>
          <table:table-cell table:formula="of:=(([.$H308] - [.$J308])/([.$I308] - [.$K308]))" office:value-type="float" office:value="0.0286204922724671">
            <text:p>0,028620492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95">
            <text:p>319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09] - [.$J309])/([.$I309] - [.$K309])) * (-1*[.$K309]) + [.$J309]);1;1)" office:value-type="float" office:value="408">
            <text:p>408</text:p>
          </table:table-cell>
          <table:table-cell table:formula="of:=([.$H309] - [.$J309])" office:value-type="float" office:value="100">
            <text:p>100</text:p>
          </table:table-cell>
          <table:table-cell table:formula="of:=([.$I309] - [.$K309])" office:value-type="float" office:value="3495">
            <text:p>3495</text:p>
          </table:table-cell>
          <table:table-cell table:formula="of:=(([.$H309] - [.$J309])/([.$I309] - [.$K309]))" office:value-type="float" office:value="0.0286123032904149">
            <text:p>0,028612303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96">
            <text:p>319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10] - [.$J310])/([.$I310] - [.$K310])) * (-1*[.$K310]) + [.$J310]);1;1)" office:value-type="float" office:value="408">
            <text:p>408</text:p>
          </table:table-cell>
          <table:table-cell table:formula="of:=([.$H310] - [.$J310])" office:value-type="float" office:value="100">
            <text:p>100</text:p>
          </table:table-cell>
          <table:table-cell table:formula="of:=([.$I310] - [.$K310])" office:value-type="float" office:value="3496">
            <text:p>3496</text:p>
          </table:table-cell>
          <table:table-cell table:formula="of:=(([.$H310] - [.$J310])/([.$I310] - [.$K310]))" office:value-type="float" office:value="0.028604118993135">
            <text:p>0,02860411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97">
            <text:p>319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11] - [.$J311])/([.$I311] - [.$K311])) * (-1*[.$K311]) + [.$J311]);1;1)" office:value-type="float" office:value="408">
            <text:p>408</text:p>
          </table:table-cell>
          <table:table-cell table:formula="of:=([.$H311] - [.$J311])" office:value-type="float" office:value="100">
            <text:p>100</text:p>
          </table:table-cell>
          <table:table-cell table:formula="of:=([.$I311] - [.$K311])" office:value-type="float" office:value="3497">
            <text:p>3497</text:p>
          </table:table-cell>
          <table:table-cell table:formula="of:=(([.$H311] - [.$J311])/([.$I311] - [.$K311]))" office:value-type="float" office:value="0.0285959393766085">
            <text:p>0,028595939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98">
            <text:p>319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12] - [.$J312])/([.$I312] - [.$K312])) * (-1*[.$K312]) + [.$J312]);1;1)" office:value-type="float" office:value="408">
            <text:p>408</text:p>
          </table:table-cell>
          <table:table-cell table:formula="of:=([.$H312] - [.$J312])" office:value-type="float" office:value="100">
            <text:p>100</text:p>
          </table:table-cell>
          <table:table-cell table:formula="of:=([.$I312] - [.$K312])" office:value-type="float" office:value="3498">
            <text:p>3498</text:p>
          </table:table-cell>
          <table:table-cell table:formula="of:=(([.$H312] - [.$J312])/([.$I312] - [.$K312]))" office:value-type="float" office:value="0.028587764436821">
            <text:p>0,028587764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199">
            <text:p>319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13] - [.$J313])/([.$I313] - [.$K313])) * (-1*[.$K313]) + [.$J313]);1;1)" office:value-type="float" office:value="408">
            <text:p>408</text:p>
          </table:table-cell>
          <table:table-cell table:formula="of:=([.$H313] - [.$J313])" office:value-type="float" office:value="100">
            <text:p>100</text:p>
          </table:table-cell>
          <table:table-cell table:formula="of:=([.$I313] - [.$K313])" office:value-type="float" office:value="3499">
            <text:p>3499</text:p>
          </table:table-cell>
          <table:table-cell table:formula="of:=(([.$H313] - [.$J313])/([.$I313] - [.$K313]))" office:value-type="float" office:value="0.0285795941697628">
            <text:p>0,028579594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00">
            <text:p>32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14] - [.$J314])/([.$I314] - [.$K314])) * (-1*[.$K314]) + [.$J314]);1;1)" office:value-type="float" office:value="408">
            <text:p>408</text:p>
          </table:table-cell>
          <table:table-cell table:formula="of:=([.$H314] - [.$J314])" office:value-type="float" office:value="100">
            <text:p>100</text:p>
          </table:table-cell>
          <table:table-cell table:formula="of:=([.$I314] - [.$K314])" office:value-type="float" office:value="3500">
            <text:p>3500</text:p>
          </table:table-cell>
          <table:table-cell table:formula="of:=(([.$H314] - [.$J314])/([.$I314] - [.$K314]))" office:value-type="float" office:value="0.0285714285714286">
            <text:p>0,028571428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01">
            <text:p>320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15] - [.$J315])/([.$I315] - [.$K315])) * (-1*[.$K315]) + [.$J315]);1;1)" office:value-type="float" office:value="408">
            <text:p>408</text:p>
          </table:table-cell>
          <table:table-cell table:formula="of:=([.$H315] - [.$J315])" office:value-type="float" office:value="100">
            <text:p>100</text:p>
          </table:table-cell>
          <table:table-cell table:formula="of:=([.$I315] - [.$K315])" office:value-type="float" office:value="3501">
            <text:p>3501</text:p>
          </table:table-cell>
          <table:table-cell table:formula="of:=(([.$H315] - [.$J315])/([.$I315] - [.$K315]))" office:value-type="float" office:value="0.0285632676378178">
            <text:p>0,028563267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02">
            <text:p>320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16] - [.$J316])/([.$I316] - [.$K316])) * (-1*[.$K316]) + [.$J316]);1;1)" office:value-type="float" office:value="408">
            <text:p>408</text:p>
          </table:table-cell>
          <table:table-cell table:formula="of:=([.$H316] - [.$J316])" office:value-type="float" office:value="100">
            <text:p>100</text:p>
          </table:table-cell>
          <table:table-cell table:formula="of:=([.$I316] - [.$K316])" office:value-type="float" office:value="3502">
            <text:p>3502</text:p>
          </table:table-cell>
          <table:table-cell table:formula="of:=(([.$H316] - [.$J316])/([.$I316] - [.$K316]))" office:value-type="float" office:value="0.0285551113649343">
            <text:p>0,028555111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03">
            <text:p>320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17] - [.$J317])/([.$I317] - [.$K317])) * (-1*[.$K317]) + [.$J317]);1;1)" office:value-type="float" office:value="408">
            <text:p>408</text:p>
          </table:table-cell>
          <table:table-cell table:formula="of:=([.$H317] - [.$J317])" office:value-type="float" office:value="100">
            <text:p>100</text:p>
          </table:table-cell>
          <table:table-cell table:formula="of:=([.$I317] - [.$K317])" office:value-type="float" office:value="3503">
            <text:p>3503</text:p>
          </table:table-cell>
          <table:table-cell table:formula="of:=(([.$H317] - [.$J317])/([.$I317] - [.$K317]))" office:value-type="float" office:value="0.0285469597487868">
            <text:p>0,028546959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04">
            <text:p>320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18] - [.$J318])/([.$I318] - [.$K318])) * (-1*[.$K318]) + [.$J318]);1;1)" office:value-type="float" office:value="408">
            <text:p>408</text:p>
          </table:table-cell>
          <table:table-cell table:formula="of:=([.$H318] - [.$J318])" office:value-type="float" office:value="100">
            <text:p>100</text:p>
          </table:table-cell>
          <table:table-cell table:formula="of:=([.$I318] - [.$K318])" office:value-type="float" office:value="3504">
            <text:p>3504</text:p>
          </table:table-cell>
          <table:table-cell table:formula="of:=(([.$H318] - [.$J318])/([.$I318] - [.$K318]))" office:value-type="float" office:value="0.0285388127853881">
            <text:p>0,028538812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05">
            <text:p>320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19] - [.$J319])/([.$I319] - [.$K319])) * (-1*[.$K319]) + [.$J319]);1;1)" office:value-type="float" office:value="408">
            <text:p>408</text:p>
          </table:table-cell>
          <table:table-cell table:formula="of:=([.$H319] - [.$J319])" office:value-type="float" office:value="100">
            <text:p>100</text:p>
          </table:table-cell>
          <table:table-cell table:formula="of:=([.$I319] - [.$K319])" office:value-type="float" office:value="3505">
            <text:p>3505</text:p>
          </table:table-cell>
          <table:table-cell table:formula="of:=(([.$H319] - [.$J319])/([.$I319] - [.$K319]))" office:value-type="float" office:value="0.0285306704707561">
            <text:p>0,028530670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06">
            <text:p>320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20] - [.$J320])/([.$I320] - [.$K320])) * (-1*[.$K320]) + [.$J320]);1;1)" office:value-type="float" office:value="408">
            <text:p>408</text:p>
          </table:table-cell>
          <table:table-cell table:formula="of:=([.$H320] - [.$J320])" office:value-type="float" office:value="100">
            <text:p>100</text:p>
          </table:table-cell>
          <table:table-cell table:formula="of:=([.$I320] - [.$K320])" office:value-type="float" office:value="3506">
            <text:p>3506</text:p>
          </table:table-cell>
          <table:table-cell table:formula="of:=(([.$H320] - [.$J320])/([.$I320] - [.$K320]))" office:value-type="float" office:value="0.0285225328009127">
            <text:p>0,028522532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07">
            <text:p>320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21] - [.$J321])/([.$I321] - [.$K321])) * (-1*[.$K321]) + [.$J321]);1;1)" office:value-type="float" office:value="408">
            <text:p>408</text:p>
          </table:table-cell>
          <table:table-cell table:formula="of:=([.$H321] - [.$J321])" office:value-type="float" office:value="100">
            <text:p>100</text:p>
          </table:table-cell>
          <table:table-cell table:formula="of:=([.$I321] - [.$K321])" office:value-type="float" office:value="3507">
            <text:p>3507</text:p>
          </table:table-cell>
          <table:table-cell table:formula="of:=(([.$H321] - [.$J321])/([.$I321] - [.$K321]))" office:value-type="float" office:value="0.0285143997718848">
            <text:p>0,028514399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08">
            <text:p>320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22] - [.$J322])/([.$I322] - [.$K322])) * (-1*[.$K322]) + [.$J322]);1;1)" office:value-type="float" office:value="408">
            <text:p>408</text:p>
          </table:table-cell>
          <table:table-cell table:formula="of:=([.$H322] - [.$J322])" office:value-type="float" office:value="100">
            <text:p>100</text:p>
          </table:table-cell>
          <table:table-cell table:formula="of:=([.$I322] - [.$K322])" office:value-type="float" office:value="3508">
            <text:p>3508</text:p>
          </table:table-cell>
          <table:table-cell table:formula="of:=(([.$H322] - [.$J322])/([.$I322] - [.$K322]))" office:value-type="float" office:value="0.0285062713797035">
            <text:p>0,028506271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09">
            <text:p>320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23] - [.$J323])/([.$I323] - [.$K323])) * (-1*[.$K323]) + [.$J323]);1;1)" office:value-type="float" office:value="408">
            <text:p>408</text:p>
          </table:table-cell>
          <table:table-cell table:formula="of:=([.$H323] - [.$J323])" office:value-type="float" office:value="100">
            <text:p>100</text:p>
          </table:table-cell>
          <table:table-cell table:formula="of:=([.$I323] - [.$K323])" office:value-type="float" office:value="3509">
            <text:p>3509</text:p>
          </table:table-cell>
          <table:table-cell table:formula="of:=(([.$H323] - [.$J323])/([.$I323] - [.$K323]))" office:value-type="float" office:value="0.0284981476204047">
            <text:p>0,028498147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10">
            <text:p>321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24] - [.$J324])/([.$I324] - [.$K324])) * (-1*[.$K324]) + [.$J324]);1;1)" office:value-type="float" office:value="408">
            <text:p>408</text:p>
          </table:table-cell>
          <table:table-cell table:formula="of:=([.$H324] - [.$J324])" office:value-type="float" office:value="100">
            <text:p>100</text:p>
          </table:table-cell>
          <table:table-cell table:formula="of:=([.$I324] - [.$K324])" office:value-type="float" office:value="3510">
            <text:p>3510</text:p>
          </table:table-cell>
          <table:table-cell table:formula="of:=(([.$H324] - [.$J324])/([.$I324] - [.$K324]))" office:value-type="float" office:value="0.0284900284900285">
            <text:p>0,028490028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11">
            <text:p>321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25] - [.$J325])/([.$I325] - [.$K325])) * (-1*[.$K325]) + [.$J325]);1;1)" office:value-type="float" office:value="408">
            <text:p>408</text:p>
          </table:table-cell>
          <table:table-cell table:formula="of:=([.$H325] - [.$J325])" office:value-type="float" office:value="100">
            <text:p>100</text:p>
          </table:table-cell>
          <table:table-cell table:formula="of:=([.$I325] - [.$K325])" office:value-type="float" office:value="3511">
            <text:p>3511</text:p>
          </table:table-cell>
          <table:table-cell table:formula="of:=(([.$H325] - [.$J325])/([.$I325] - [.$K325]))" office:value-type="float" office:value="0.0284819139846198">
            <text:p>0,02848191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12">
            <text:p>321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26] - [.$J326])/([.$I326] - [.$K326])) * (-1*[.$K326]) + [.$J326]);1;1)" office:value-type="float" office:value="408">
            <text:p>408</text:p>
          </table:table-cell>
          <table:table-cell table:formula="of:=([.$H326] - [.$J326])" office:value-type="float" office:value="100">
            <text:p>100</text:p>
          </table:table-cell>
          <table:table-cell table:formula="of:=([.$I326] - [.$K326])" office:value-type="float" office:value="3512">
            <text:p>3512</text:p>
          </table:table-cell>
          <table:table-cell table:formula="of:=(([.$H326] - [.$J326])/([.$I326] - [.$K326]))" office:value-type="float" office:value="0.0284738041002278">
            <text:p>0,028473804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13">
            <text:p>321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27] - [.$J327])/([.$I327] - [.$K327])) * (-1*[.$K327]) + [.$J327]);1;1)" office:value-type="float" office:value="408">
            <text:p>408</text:p>
          </table:table-cell>
          <table:table-cell table:formula="of:=([.$H327] - [.$J327])" office:value-type="float" office:value="100">
            <text:p>100</text:p>
          </table:table-cell>
          <table:table-cell table:formula="of:=([.$I327] - [.$K327])" office:value-type="float" office:value="3513">
            <text:p>3513</text:p>
          </table:table-cell>
          <table:table-cell table:formula="of:=(([.$H327] - [.$J327])/([.$I327] - [.$K327]))" office:value-type="float" office:value="0.0284656988329063">
            <text:p>0,028465698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14">
            <text:p>321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28] - [.$J328])/([.$I328] - [.$K328])) * (-1*[.$K328]) + [.$J328]);1;1)" office:value-type="float" office:value="408">
            <text:p>408</text:p>
          </table:table-cell>
          <table:table-cell table:formula="of:=([.$H328] - [.$J328])" office:value-type="float" office:value="100">
            <text:p>100</text:p>
          </table:table-cell>
          <table:table-cell table:formula="of:=([.$I328] - [.$K328])" office:value-type="float" office:value="3514">
            <text:p>3514</text:p>
          </table:table-cell>
          <table:table-cell table:formula="of:=(([.$H328] - [.$J328])/([.$I328] - [.$K328]))" office:value-type="float" office:value="0.0284575981787137">
            <text:p>0,028457598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15">
            <text:p>321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29] - [.$J329])/([.$I329] - [.$K329])) * (-1*[.$K329]) + [.$J329]);1;1)" office:value-type="float" office:value="408">
            <text:p>408</text:p>
          </table:table-cell>
          <table:table-cell table:formula="of:=([.$H329] - [.$J329])" office:value-type="float" office:value="100">
            <text:p>100</text:p>
          </table:table-cell>
          <table:table-cell table:formula="of:=([.$I329] - [.$K329])" office:value-type="float" office:value="3515">
            <text:p>3515</text:p>
          </table:table-cell>
          <table:table-cell table:formula="of:=(([.$H329] - [.$J329])/([.$I329] - [.$K329]))" office:value-type="float" office:value="0.0284495021337127">
            <text:p>0,028449502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16">
            <text:p>321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30] - [.$J330])/([.$I330] - [.$K330])) * (-1*[.$K330]) + [.$J330]);1;1)" office:value-type="float" office:value="408">
            <text:p>408</text:p>
          </table:table-cell>
          <table:table-cell table:formula="of:=([.$H330] - [.$J330])" office:value-type="float" office:value="100">
            <text:p>100</text:p>
          </table:table-cell>
          <table:table-cell table:formula="of:=([.$I330] - [.$K330])" office:value-type="float" office:value="3516">
            <text:p>3516</text:p>
          </table:table-cell>
          <table:table-cell table:formula="of:=(([.$H330] - [.$J330])/([.$I330] - [.$K330]))" office:value-type="float" office:value="0.0284414106939704">
            <text:p>0,028441410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17">
            <text:p>321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31] - [.$J331])/([.$I331] - [.$K331])) * (-1*[.$K331]) + [.$J331]);1;1)" office:value-type="float" office:value="408">
            <text:p>408</text:p>
          </table:table-cell>
          <table:table-cell table:formula="of:=([.$H331] - [.$J331])" office:value-type="float" office:value="100">
            <text:p>100</text:p>
          </table:table-cell>
          <table:table-cell table:formula="of:=([.$I331] - [.$K331])" office:value-type="float" office:value="3517">
            <text:p>3517</text:p>
          </table:table-cell>
          <table:table-cell table:formula="of:=(([.$H331] - [.$J331])/([.$I331] - [.$K331]))" office:value-type="float" office:value="0.0284333238555587">
            <text:p>0,028433323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18">
            <text:p>321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32] - [.$J332])/([.$I332] - [.$K332])) * (-1*[.$K332]) + [.$J332]);1;1)" office:value-type="float" office:value="408">
            <text:p>408</text:p>
          </table:table-cell>
          <table:table-cell table:formula="of:=([.$H332] - [.$J332])" office:value-type="float" office:value="100">
            <text:p>100</text:p>
          </table:table-cell>
          <table:table-cell table:formula="of:=([.$I332] - [.$K332])" office:value-type="float" office:value="3518">
            <text:p>3518</text:p>
          </table:table-cell>
          <table:table-cell table:formula="of:=(([.$H332] - [.$J332])/([.$I332] - [.$K332]))" office:value-type="float" office:value="0.0284252416145537">
            <text:p>0,028425241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19">
            <text:p>321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33] - [.$J333])/([.$I333] - [.$K333])) * (-1*[.$K333]) + [.$J333]);1;1)" office:value-type="float" office:value="408">
            <text:p>408</text:p>
          </table:table-cell>
          <table:table-cell table:formula="of:=([.$H333] - [.$J333])" office:value-type="float" office:value="100">
            <text:p>100</text:p>
          </table:table-cell>
          <table:table-cell table:formula="of:=([.$I333] - [.$K333])" office:value-type="float" office:value="3519">
            <text:p>3519</text:p>
          </table:table-cell>
          <table:table-cell table:formula="of:=(([.$H333] - [.$J333])/([.$I333] - [.$K333]))" office:value-type="float" office:value="0.0284171639670361">
            <text:p>0,02841716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20">
            <text:p>32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34] - [.$J334])/([.$I334] - [.$K334])) * (-1*[.$K334]) + [.$J334]);1;1)" office:value-type="float" office:value="408">
            <text:p>408</text:p>
          </table:table-cell>
          <table:table-cell table:formula="of:=([.$H334] - [.$J334])" office:value-type="float" office:value="100">
            <text:p>100</text:p>
          </table:table-cell>
          <table:table-cell table:formula="of:=([.$I334] - [.$K334])" office:value-type="float" office:value="3520">
            <text:p>3520</text:p>
          </table:table-cell>
          <table:table-cell table:formula="of:=(([.$H334] - [.$J334])/([.$I334] - [.$K334]))" office:value-type="float" office:value="0.0284090909090909">
            <text:p>0,028409090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21">
            <text:p>322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35] - [.$J335])/([.$I335] - [.$K335])) * (-1*[.$K335]) + [.$J335]);1;1)" office:value-type="float" office:value="408">
            <text:p>408</text:p>
          </table:table-cell>
          <table:table-cell table:formula="of:=([.$H335] - [.$J335])" office:value-type="float" office:value="100">
            <text:p>100</text:p>
          </table:table-cell>
          <table:table-cell table:formula="of:=([.$I335] - [.$K335])" office:value-type="float" office:value="3521">
            <text:p>3521</text:p>
          </table:table-cell>
          <table:table-cell table:formula="of:=(([.$H335] - [.$J335])/([.$I335] - [.$K335]))" office:value-type="float" office:value="0.0284010224368077">
            <text:p>0,028401022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22">
            <text:p>322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36] - [.$J336])/([.$I336] - [.$K336])) * (-1*[.$K336]) + [.$J336]);1;1)" office:value-type="float" office:value="408">
            <text:p>408</text:p>
          </table:table-cell>
          <table:table-cell table:formula="of:=([.$H336] - [.$J336])" office:value-type="float" office:value="100">
            <text:p>100</text:p>
          </table:table-cell>
          <table:table-cell table:formula="of:=([.$I336] - [.$K336])" office:value-type="float" office:value="3522">
            <text:p>3522</text:p>
          </table:table-cell>
          <table:table-cell table:formula="of:=(([.$H336] - [.$J336])/([.$I336] - [.$K336]))" office:value-type="float" office:value="0.0283929585462805">
            <text:p>0,028392958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23">
            <text:p>322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37] - [.$J337])/([.$I337] - [.$K337])) * (-1*[.$K337]) + [.$J337]);1;1)" office:value-type="float" office:value="408">
            <text:p>408</text:p>
          </table:table-cell>
          <table:table-cell table:formula="of:=([.$H337] - [.$J337])" office:value-type="float" office:value="100">
            <text:p>100</text:p>
          </table:table-cell>
          <table:table-cell table:formula="of:=([.$I337] - [.$K337])" office:value-type="float" office:value="3523">
            <text:p>3523</text:p>
          </table:table-cell>
          <table:table-cell table:formula="of:=(([.$H337] - [.$J337])/([.$I337] - [.$K337]))" office:value-type="float" office:value="0.0283848992336077">
            <text:p>0,028384899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24">
            <text:p>322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38] - [.$J338])/([.$I338] - [.$K338])) * (-1*[.$K338]) + [.$J338]);1;1)" office:value-type="float" office:value="408">
            <text:p>408</text:p>
          </table:table-cell>
          <table:table-cell table:formula="of:=([.$H338] - [.$J338])" office:value-type="float" office:value="100">
            <text:p>100</text:p>
          </table:table-cell>
          <table:table-cell table:formula="of:=([.$I338] - [.$K338])" office:value-type="float" office:value="3524">
            <text:p>3524</text:p>
          </table:table-cell>
          <table:table-cell table:formula="of:=(([.$H338] - [.$J338])/([.$I338] - [.$K338]))" office:value-type="float" office:value="0.0283768444948922">
            <text:p>0,028376844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25">
            <text:p>322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39] - [.$J339])/([.$I339] - [.$K339])) * (-1*[.$K339]) + [.$J339]);1;1)" office:value-type="float" office:value="408">
            <text:p>408</text:p>
          </table:table-cell>
          <table:table-cell table:formula="of:=([.$H339] - [.$J339])" office:value-type="float" office:value="100">
            <text:p>100</text:p>
          </table:table-cell>
          <table:table-cell table:formula="of:=([.$I339] - [.$K339])" office:value-type="float" office:value="3525">
            <text:p>3525</text:p>
          </table:table-cell>
          <table:table-cell table:formula="of:=(([.$H339] - [.$J339])/([.$I339] - [.$K339]))" office:value-type="float" office:value="0.0283687943262411">
            <text:p>0,028368794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26">
            <text:p>322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40] - [.$J340])/([.$I340] - [.$K340])) * (-1*[.$K340]) + [.$J340]);1;1)" office:value-type="float" office:value="408">
            <text:p>408</text:p>
          </table:table-cell>
          <table:table-cell table:formula="of:=([.$H340] - [.$J340])" office:value-type="float" office:value="100">
            <text:p>100</text:p>
          </table:table-cell>
          <table:table-cell table:formula="of:=([.$I340] - [.$K340])" office:value-type="float" office:value="3526">
            <text:p>3526</text:p>
          </table:table-cell>
          <table:table-cell table:formula="of:=(([.$H340] - [.$J340])/([.$I340] - [.$K340]))" office:value-type="float" office:value="0.0283607487237663">
            <text:p>0,028360748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27">
            <text:p>322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41] - [.$J341])/([.$I341] - [.$K341])) * (-1*[.$K341]) + [.$J341]);1;1)" office:value-type="float" office:value="408">
            <text:p>408</text:p>
          </table:table-cell>
          <table:table-cell table:formula="of:=([.$H341] - [.$J341])" office:value-type="float" office:value="100">
            <text:p>100</text:p>
          </table:table-cell>
          <table:table-cell table:formula="of:=([.$I341] - [.$K341])" office:value-type="float" office:value="3527">
            <text:p>3527</text:p>
          </table:table-cell>
          <table:table-cell table:formula="of:=(([.$H341] - [.$J341])/([.$I341] - [.$K341]))" office:value-type="float" office:value="0.0283527076835838">
            <text:p>0,028352707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28">
            <text:p>322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42] - [.$J342])/([.$I342] - [.$K342])) * (-1*[.$K342]) + [.$J342]);1;1)" office:value-type="float" office:value="408">
            <text:p>408</text:p>
          </table:table-cell>
          <table:table-cell table:formula="of:=([.$H342] - [.$J342])" office:value-type="float" office:value="100">
            <text:p>100</text:p>
          </table:table-cell>
          <table:table-cell table:formula="of:=([.$I342] - [.$K342])" office:value-type="float" office:value="3528">
            <text:p>3528</text:p>
          </table:table-cell>
          <table:table-cell table:formula="of:=(([.$H342] - [.$J342])/([.$I342] - [.$K342]))" office:value-type="float" office:value="0.0283446712018141">
            <text:p>0,028344671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29">
            <text:p>322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43] - [.$J343])/([.$I343] - [.$K343])) * (-1*[.$K343]) + [.$J343]);1;1)" office:value-type="float" office:value="408">
            <text:p>408</text:p>
          </table:table-cell>
          <table:table-cell table:formula="of:=([.$H343] - [.$J343])" office:value-type="float" office:value="100">
            <text:p>100</text:p>
          </table:table-cell>
          <table:table-cell table:formula="of:=([.$I343] - [.$K343])" office:value-type="float" office:value="3529">
            <text:p>3529</text:p>
          </table:table-cell>
          <table:table-cell table:formula="of:=(([.$H343] - [.$J343])/([.$I343] - [.$K343]))" office:value-type="float" office:value="0.028336639274582">
            <text:p>0,028336639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30">
            <text:p>323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44] - [.$J344])/([.$I344] - [.$K344])) * (-1*[.$K344]) + [.$J344]);1;1)" office:value-type="float" office:value="408">
            <text:p>408</text:p>
          </table:table-cell>
          <table:table-cell table:formula="of:=([.$H344] - [.$J344])" office:value-type="float" office:value="100">
            <text:p>100</text:p>
          </table:table-cell>
          <table:table-cell table:formula="of:=([.$I344] - [.$K344])" office:value-type="float" office:value="3530">
            <text:p>3530</text:p>
          </table:table-cell>
          <table:table-cell table:formula="of:=(([.$H344] - [.$J344])/([.$I344] - [.$K344]))" office:value-type="float" office:value="0.028328611898017">
            <text:p>0,028328611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31">
            <text:p>323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45] - [.$J345])/([.$I345] - [.$K345])) * (-1*[.$K345]) + [.$J345]);1;1)" office:value-type="float" office:value="408">
            <text:p>408</text:p>
          </table:table-cell>
          <table:table-cell table:formula="of:=([.$H345] - [.$J345])" office:value-type="float" office:value="100">
            <text:p>100</text:p>
          </table:table-cell>
          <table:table-cell table:formula="of:=([.$I345] - [.$K345])" office:value-type="float" office:value="3531">
            <text:p>3531</text:p>
          </table:table-cell>
          <table:table-cell table:formula="of:=(([.$H345] - [.$J345])/([.$I345] - [.$K345]))" office:value-type="float" office:value="0.0283205890682526">
            <text:p>0,028320589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32">
            <text:p>323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46] - [.$J346])/([.$I346] - [.$K346])) * (-1*[.$K346]) + [.$J346]);1;1)" office:value-type="float" office:value="408">
            <text:p>408</text:p>
          </table:table-cell>
          <table:table-cell table:formula="of:=([.$H346] - [.$J346])" office:value-type="float" office:value="100">
            <text:p>100</text:p>
          </table:table-cell>
          <table:table-cell table:formula="of:=([.$I346] - [.$K346])" office:value-type="float" office:value="3532">
            <text:p>3532</text:p>
          </table:table-cell>
          <table:table-cell table:formula="of:=(([.$H346] - [.$J346])/([.$I346] - [.$K346]))" office:value-type="float" office:value="0.028312570781427">
            <text:p>0,028312570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33">
            <text:p>323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47] - [.$J347])/([.$I347] - [.$K347])) * (-1*[.$K347]) + [.$J347]);1;1)" office:value-type="float" office:value="408">
            <text:p>408</text:p>
          </table:table-cell>
          <table:table-cell table:formula="of:=([.$H347] - [.$J347])" office:value-type="float" office:value="100">
            <text:p>100</text:p>
          </table:table-cell>
          <table:table-cell table:formula="of:=([.$I347] - [.$K347])" office:value-type="float" office:value="3533">
            <text:p>3533</text:p>
          </table:table-cell>
          <table:table-cell table:formula="of:=(([.$H347] - [.$J347])/([.$I347] - [.$K347]))" office:value-type="float" office:value="0.0283045570336824">
            <text:p>0,02830455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34">
            <text:p>323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48] - [.$J348])/([.$I348] - [.$K348])) * (-1*[.$K348]) + [.$J348]);1;1)" office:value-type="float" office:value="408">
            <text:p>408</text:p>
          </table:table-cell>
          <table:table-cell table:formula="of:=([.$H348] - [.$J348])" office:value-type="float" office:value="100">
            <text:p>100</text:p>
          </table:table-cell>
          <table:table-cell table:formula="of:=([.$I348] - [.$K348])" office:value-type="float" office:value="3534">
            <text:p>3534</text:p>
          </table:table-cell>
          <table:table-cell table:formula="of:=(([.$H348] - [.$J348])/([.$I348] - [.$K348]))" office:value-type="float" office:value="0.0282965478211658">
            <text:p>0,028296547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35">
            <text:p>323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49] - [.$J349])/([.$I349] - [.$K349])) * (-1*[.$K349]) + [.$J349]);1;1)" office:value-type="float" office:value="408">
            <text:p>408</text:p>
          </table:table-cell>
          <table:table-cell table:formula="of:=([.$H349] - [.$J349])" office:value-type="float" office:value="100">
            <text:p>100</text:p>
          </table:table-cell>
          <table:table-cell table:formula="of:=([.$I349] - [.$K349])" office:value-type="float" office:value="3535">
            <text:p>3535</text:p>
          </table:table-cell>
          <table:table-cell table:formula="of:=(([.$H349] - [.$J349])/([.$I349] - [.$K349]))" office:value-type="float" office:value="0.0282885431400283">
            <text:p>0,028288543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36">
            <text:p>323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50] - [.$J350])/([.$I350] - [.$K350])) * (-1*[.$K350]) + [.$J350]);1;1)" office:value-type="float" office:value="408">
            <text:p>408</text:p>
          </table:table-cell>
          <table:table-cell table:formula="of:=([.$H350] - [.$J350])" office:value-type="float" office:value="100">
            <text:p>100</text:p>
          </table:table-cell>
          <table:table-cell table:formula="of:=([.$I350] - [.$K350])" office:value-type="float" office:value="3536">
            <text:p>3536</text:p>
          </table:table-cell>
          <table:table-cell table:formula="of:=(([.$H350] - [.$J350])/([.$I350] - [.$K350]))" office:value-type="float" office:value="0.0282805429864253">
            <text:p>0,02828054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37">
            <text:p>323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51] - [.$J351])/([.$I351] - [.$K351])) * (-1*[.$K351]) + [.$J351]);1;1)" office:value-type="float" office:value="408">
            <text:p>408</text:p>
          </table:table-cell>
          <table:table-cell table:formula="of:=([.$H351] - [.$J351])" office:value-type="float" office:value="100">
            <text:p>100</text:p>
          </table:table-cell>
          <table:table-cell table:formula="of:=([.$I351] - [.$K351])" office:value-type="float" office:value="3537">
            <text:p>3537</text:p>
          </table:table-cell>
          <table:table-cell table:formula="of:=(([.$H351] - [.$J351])/([.$I351] - [.$K351]))" office:value-type="float" office:value="0.0282725473565168">
            <text:p>0,028272547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38">
            <text:p>323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52] - [.$J352])/([.$I352] - [.$K352])) * (-1*[.$K352]) + [.$J352]);1;1)" office:value-type="float" office:value="408">
            <text:p>408</text:p>
          </table:table-cell>
          <table:table-cell table:formula="of:=([.$H352] - [.$J352])" office:value-type="float" office:value="100">
            <text:p>100</text:p>
          </table:table-cell>
          <table:table-cell table:formula="of:=([.$I352] - [.$K352])" office:value-type="float" office:value="3538">
            <text:p>3538</text:p>
          </table:table-cell>
          <table:table-cell table:formula="of:=(([.$H352] - [.$J352])/([.$I352] - [.$K352]))" office:value-type="float" office:value="0.0282645562464669">
            <text:p>0,028264556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39">
            <text:p>323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53] - [.$J353])/([.$I353] - [.$K353])) * (-1*[.$K353]) + [.$J353]);1;1)" office:value-type="float" office:value="408">
            <text:p>408</text:p>
          </table:table-cell>
          <table:table-cell table:formula="of:=([.$H353] - [.$J353])" office:value-type="float" office:value="100">
            <text:p>100</text:p>
          </table:table-cell>
          <table:table-cell table:formula="of:=([.$I353] - [.$K353])" office:value-type="float" office:value="3539">
            <text:p>3539</text:p>
          </table:table-cell>
          <table:table-cell table:formula="of:=(([.$H353] - [.$J353])/([.$I353] - [.$K353]))" office:value-type="float" office:value="0.0282565696524442">
            <text:p>0,028256569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40">
            <text:p>32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54] - [.$J354])/([.$I354] - [.$K354])) * (-1*[.$K354]) + [.$J354]);1;1)" office:value-type="float" office:value="408">
            <text:p>408</text:p>
          </table:table-cell>
          <table:table-cell table:formula="of:=([.$H354] - [.$J354])" office:value-type="float" office:value="100">
            <text:p>100</text:p>
          </table:table-cell>
          <table:table-cell table:formula="of:=([.$I354] - [.$K354])" office:value-type="float" office:value="3540">
            <text:p>3540</text:p>
          </table:table-cell>
          <table:table-cell table:formula="of:=(([.$H354] - [.$J354])/([.$I354] - [.$K354]))" office:value-type="float" office:value="0.0282485875706215">
            <text:p>0,028248587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41">
            <text:p>324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55] - [.$J355])/([.$I355] - [.$K355])) * (-1*[.$K355]) + [.$J355]);1;1)" office:value-type="float" office:value="408">
            <text:p>408</text:p>
          </table:table-cell>
          <table:table-cell table:formula="of:=([.$H355] - [.$J355])" office:value-type="float" office:value="100">
            <text:p>100</text:p>
          </table:table-cell>
          <table:table-cell table:formula="of:=([.$I355] - [.$K355])" office:value-type="float" office:value="3541">
            <text:p>3541</text:p>
          </table:table-cell>
          <table:table-cell table:formula="of:=(([.$H355] - [.$J355])/([.$I355] - [.$K355]))" office:value-type="float" office:value="0.0282406099971759">
            <text:p>0,0282406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42">
            <text:p>324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56] - [.$J356])/([.$I356] - [.$K356])) * (-1*[.$K356]) + [.$J356]);1;1)" office:value-type="float" office:value="408">
            <text:p>408</text:p>
          </table:table-cell>
          <table:table-cell table:formula="of:=([.$H356] - [.$J356])" office:value-type="float" office:value="100">
            <text:p>100</text:p>
          </table:table-cell>
          <table:table-cell table:formula="of:=([.$I356] - [.$K356])" office:value-type="float" office:value="3542">
            <text:p>3542</text:p>
          </table:table-cell>
          <table:table-cell table:formula="of:=(([.$H356] - [.$J356])/([.$I356] - [.$K356]))" office:value-type="float" office:value="0.0282326369282891">
            <text:p>0,028232636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43">
            <text:p>324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57] - [.$J357])/([.$I357] - [.$K357])) * (-1*[.$K357]) + [.$J357]);1;1)" office:value-type="float" office:value="408">
            <text:p>408</text:p>
          </table:table-cell>
          <table:table-cell table:formula="of:=([.$H357] - [.$J357])" office:value-type="float" office:value="100">
            <text:p>100</text:p>
          </table:table-cell>
          <table:table-cell table:formula="of:=([.$I357] - [.$K357])" office:value-type="float" office:value="3543">
            <text:p>3543</text:p>
          </table:table-cell>
          <table:table-cell table:formula="of:=(([.$H357] - [.$J357])/([.$I357] - [.$K357]))" office:value-type="float" office:value="0.0282246683601468">
            <text:p>0,028224668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44">
            <text:p>324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58] - [.$J358])/([.$I358] - [.$K358])) * (-1*[.$K358]) + [.$J358]);1;1)" office:value-type="float" office:value="408">
            <text:p>408</text:p>
          </table:table-cell>
          <table:table-cell table:formula="of:=([.$H358] - [.$J358])" office:value-type="float" office:value="100">
            <text:p>100</text:p>
          </table:table-cell>
          <table:table-cell table:formula="of:=([.$I358] - [.$K358])" office:value-type="float" office:value="3544">
            <text:p>3544</text:p>
          </table:table-cell>
          <table:table-cell table:formula="of:=(([.$H358] - [.$J358])/([.$I358] - [.$K358]))" office:value-type="float" office:value="0.028216704288939">
            <text:p>0,028216704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45">
            <text:p>324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59] - [.$J359])/([.$I359] - [.$K359])) * (-1*[.$K359]) + [.$J359]);1;1)" office:value-type="float" office:value="408">
            <text:p>408</text:p>
          </table:table-cell>
          <table:table-cell table:formula="of:=([.$H359] - [.$J359])" office:value-type="float" office:value="100">
            <text:p>100</text:p>
          </table:table-cell>
          <table:table-cell table:formula="of:=([.$I359] - [.$K359])" office:value-type="float" office:value="3545">
            <text:p>3545</text:p>
          </table:table-cell>
          <table:table-cell table:formula="of:=(([.$H359] - [.$J359])/([.$I359] - [.$K359]))" office:value-type="float" office:value="0.0282087447108604">
            <text:p>0,028208744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46">
            <text:p>324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60] - [.$J360])/([.$I360] - [.$K360])) * (-1*[.$K360]) + [.$J360]);1;1)" office:value-type="float" office:value="408">
            <text:p>408</text:p>
          </table:table-cell>
          <table:table-cell table:formula="of:=([.$H360] - [.$J360])" office:value-type="float" office:value="100">
            <text:p>100</text:p>
          </table:table-cell>
          <table:table-cell table:formula="of:=([.$I360] - [.$K360])" office:value-type="float" office:value="3546">
            <text:p>3546</text:p>
          </table:table-cell>
          <table:table-cell table:formula="of:=(([.$H360] - [.$J360])/([.$I360] - [.$K360]))" office:value-type="float" office:value="0.0282007896221094">
            <text:p>0,028200789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47">
            <text:p>324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61] - [.$J361])/([.$I361] - [.$K361])) * (-1*[.$K361]) + [.$J361]);1;1)" office:value-type="float" office:value="408">
            <text:p>408</text:p>
          </table:table-cell>
          <table:table-cell table:formula="of:=([.$H361] - [.$J361])" office:value-type="float" office:value="100">
            <text:p>100</text:p>
          </table:table-cell>
          <table:table-cell table:formula="of:=([.$I361] - [.$K361])" office:value-type="float" office:value="3547">
            <text:p>3547</text:p>
          </table:table-cell>
          <table:table-cell table:formula="of:=(([.$H361] - [.$J361])/([.$I361] - [.$K361]))" office:value-type="float" office:value="0.0281928390188892">
            <text:p>0,02819283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48">
            <text:p>324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62] - [.$J362])/([.$I362] - [.$K362])) * (-1*[.$K362]) + [.$J362]);1;1)" office:value-type="float" office:value="408">
            <text:p>408</text:p>
          </table:table-cell>
          <table:table-cell table:formula="of:=([.$H362] - [.$J362])" office:value-type="float" office:value="100">
            <text:p>100</text:p>
          </table:table-cell>
          <table:table-cell table:formula="of:=([.$I362] - [.$K362])" office:value-type="float" office:value="3548">
            <text:p>3548</text:p>
          </table:table-cell>
          <table:table-cell table:formula="of:=(([.$H362] - [.$J362])/([.$I362] - [.$K362]))" office:value-type="float" office:value="0.028184892897407">
            <text:p>0,028184892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49">
            <text:p>324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63] - [.$J363])/([.$I363] - [.$K363])) * (-1*[.$K363]) + [.$J363]);1;1)" office:value-type="float" office:value="408">
            <text:p>408</text:p>
          </table:table-cell>
          <table:table-cell table:formula="of:=([.$H363] - [.$J363])" office:value-type="float" office:value="100">
            <text:p>100</text:p>
          </table:table-cell>
          <table:table-cell table:formula="of:=([.$I363] - [.$K363])" office:value-type="float" office:value="3549">
            <text:p>3549</text:p>
          </table:table-cell>
          <table:table-cell table:formula="of:=(([.$H363] - [.$J363])/([.$I363] - [.$K363]))" office:value-type="float" office:value="0.0281769512538743">
            <text:p>0,028176951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50">
            <text:p>325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64] - [.$J364])/([.$I364] - [.$K364])) * (-1*[.$K364]) + [.$J364]);1;1)" office:value-type="float" office:value="408">
            <text:p>408</text:p>
          </table:table-cell>
          <table:table-cell table:formula="of:=([.$H364] - [.$J364])" office:value-type="float" office:value="100">
            <text:p>100</text:p>
          </table:table-cell>
          <table:table-cell table:formula="of:=([.$I364] - [.$K364])" office:value-type="float" office:value="3550">
            <text:p>3550</text:p>
          </table:table-cell>
          <table:table-cell table:formula="of:=(([.$H364] - [.$J364])/([.$I364] - [.$K364]))" office:value-type="float" office:value="0.028169014084507">
            <text:p>0,028169014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51">
            <text:p>325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65] - [.$J365])/([.$I365] - [.$K365])) * (-1*[.$K365]) + [.$J365]);1;1)" office:value-type="float" office:value="408">
            <text:p>408</text:p>
          </table:table-cell>
          <table:table-cell table:formula="of:=([.$H365] - [.$J365])" office:value-type="float" office:value="100">
            <text:p>100</text:p>
          </table:table-cell>
          <table:table-cell table:formula="of:=([.$I365] - [.$K365])" office:value-type="float" office:value="3551">
            <text:p>3551</text:p>
          </table:table-cell>
          <table:table-cell table:formula="of:=(([.$H365] - [.$J365])/([.$I365] - [.$K365]))" office:value-type="float" office:value="0.0281610813855252">
            <text:p>0,028161081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52">
            <text:p>325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66] - [.$J366])/([.$I366] - [.$K366])) * (-1*[.$K366]) + [.$J366]);1;1)" office:value-type="float" office:value="408">
            <text:p>408</text:p>
          </table:table-cell>
          <table:table-cell table:formula="of:=([.$H366] - [.$J366])" office:value-type="float" office:value="100">
            <text:p>100</text:p>
          </table:table-cell>
          <table:table-cell table:formula="of:=([.$I366] - [.$K366])" office:value-type="float" office:value="3552">
            <text:p>3552</text:p>
          </table:table-cell>
          <table:table-cell table:formula="of:=(([.$H366] - [.$J366])/([.$I366] - [.$K366]))" office:value-type="float" office:value="0.0281531531531532">
            <text:p>0,028153153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53">
            <text:p>325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67] - [.$J367])/([.$I367] - [.$K367])) * (-1*[.$K367]) + [.$J367]);1;1)" office:value-type="float" office:value="408">
            <text:p>408</text:p>
          </table:table-cell>
          <table:table-cell table:formula="of:=([.$H367] - [.$J367])" office:value-type="float" office:value="100">
            <text:p>100</text:p>
          </table:table-cell>
          <table:table-cell table:formula="of:=([.$I367] - [.$K367])" office:value-type="float" office:value="3553">
            <text:p>3553</text:p>
          </table:table-cell>
          <table:table-cell table:formula="of:=(([.$H367] - [.$J367])/([.$I367] - [.$K367]))" office:value-type="float" office:value="0.0281452293836195">
            <text:p>0,028145229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54">
            <text:p>325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68] - [.$J368])/([.$I368] - [.$K368])) * (-1*[.$K368]) + [.$J368]);1;1)" office:value-type="float" office:value="408">
            <text:p>408</text:p>
          </table:table-cell>
          <table:table-cell table:formula="of:=([.$H368] - [.$J368])" office:value-type="float" office:value="100">
            <text:p>100</text:p>
          </table:table-cell>
          <table:table-cell table:formula="of:=([.$I368] - [.$K368])" office:value-type="float" office:value="3554">
            <text:p>3554</text:p>
          </table:table-cell>
          <table:table-cell table:formula="of:=(([.$H368] - [.$J368])/([.$I368] - [.$K368]))" office:value-type="float" office:value="0.028137310073157">
            <text:p>0,028137310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55">
            <text:p>325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69] - [.$J369])/([.$I369] - [.$K369])) * (-1*[.$K369]) + [.$J369]);1;1)" office:value-type="float" office:value="408">
            <text:p>408</text:p>
          </table:table-cell>
          <table:table-cell table:formula="of:=([.$H369] - [.$J369])" office:value-type="float" office:value="100">
            <text:p>100</text:p>
          </table:table-cell>
          <table:table-cell table:formula="of:=([.$I369] - [.$K369])" office:value-type="float" office:value="3555">
            <text:p>3555</text:p>
          </table:table-cell>
          <table:table-cell table:formula="of:=(([.$H369] - [.$J369])/([.$I369] - [.$K369]))" office:value-type="float" office:value="0.0281293952180028">
            <text:p>0,028129395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56">
            <text:p>325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70] - [.$J370])/([.$I370] - [.$K370])) * (-1*[.$K370]) + [.$J370]);1;1)" office:value-type="float" office:value="408">
            <text:p>408</text:p>
          </table:table-cell>
          <table:table-cell table:formula="of:=([.$H370] - [.$J370])" office:value-type="float" office:value="100">
            <text:p>100</text:p>
          </table:table-cell>
          <table:table-cell table:formula="of:=([.$I370] - [.$K370])" office:value-type="float" office:value="3556">
            <text:p>3556</text:p>
          </table:table-cell>
          <table:table-cell table:formula="of:=(([.$H370] - [.$J370])/([.$I370] - [.$K370]))" office:value-type="float" office:value="0.0281214848143982">
            <text:p>0,028121484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57">
            <text:p>325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71] - [.$J371])/([.$I371] - [.$K371])) * (-1*[.$K371]) + [.$J371]);1;1)" office:value-type="float" office:value="408">
            <text:p>408</text:p>
          </table:table-cell>
          <table:table-cell table:formula="of:=([.$H371] - [.$J371])" office:value-type="float" office:value="100">
            <text:p>100</text:p>
          </table:table-cell>
          <table:table-cell table:formula="of:=([.$I371] - [.$K371])" office:value-type="float" office:value="3557">
            <text:p>3557</text:p>
          </table:table-cell>
          <table:table-cell table:formula="of:=(([.$H371] - [.$J371])/([.$I371] - [.$K371]))" office:value-type="float" office:value="0.0281135788585887">
            <text:p>0,028113578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58">
            <text:p>325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72] - [.$J372])/([.$I372] - [.$K372])) * (-1*[.$K372]) + [.$J372]);1;1)" office:value-type="float" office:value="408">
            <text:p>408</text:p>
          </table:table-cell>
          <table:table-cell table:formula="of:=([.$H372] - [.$J372])" office:value-type="float" office:value="100">
            <text:p>100</text:p>
          </table:table-cell>
          <table:table-cell table:formula="of:=([.$I372] - [.$K372])" office:value-type="float" office:value="3558">
            <text:p>3558</text:p>
          </table:table-cell>
          <table:table-cell table:formula="of:=(([.$H372] - [.$J372])/([.$I372] - [.$K372]))" office:value-type="float" office:value="0.0281056773468241">
            <text:p>0,028105677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59">
            <text:p>325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73] - [.$J373])/([.$I373] - [.$K373])) * (-1*[.$K373]) + [.$J373]);1;1)" office:value-type="float" office:value="408">
            <text:p>408</text:p>
          </table:table-cell>
          <table:table-cell table:formula="of:=([.$H373] - [.$J373])" office:value-type="float" office:value="100">
            <text:p>100</text:p>
          </table:table-cell>
          <table:table-cell table:formula="of:=([.$I373] - [.$K373])" office:value-type="float" office:value="3559">
            <text:p>3559</text:p>
          </table:table-cell>
          <table:table-cell table:formula="of:=(([.$H373] - [.$J373])/([.$I373] - [.$K373]))" office:value-type="float" office:value="0.0280977802753582">
            <text:p>0,028097780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60">
            <text:p>32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74] - [.$J374])/([.$I374] - [.$K374])) * (-1*[.$K374]) + [.$J374]);1;1)" office:value-type="float" office:value="408">
            <text:p>408</text:p>
          </table:table-cell>
          <table:table-cell table:formula="of:=([.$H374] - [.$J374])" office:value-type="float" office:value="100">
            <text:p>100</text:p>
          </table:table-cell>
          <table:table-cell table:formula="of:=([.$I374] - [.$K374])" office:value-type="float" office:value="3560">
            <text:p>3560</text:p>
          </table:table-cell>
          <table:table-cell table:formula="of:=(([.$H374] - [.$J374])/([.$I374] - [.$K374]))" office:value-type="float" office:value="0.0280898876404494">
            <text:p>0,028089887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61">
            <text:p>326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75] - [.$J375])/([.$I375] - [.$K375])) * (-1*[.$K375]) + [.$J375]);1;1)" office:value-type="float" office:value="408">
            <text:p>408</text:p>
          </table:table-cell>
          <table:table-cell table:formula="of:=([.$H375] - [.$J375])" office:value-type="float" office:value="100">
            <text:p>100</text:p>
          </table:table-cell>
          <table:table-cell table:formula="of:=([.$I375] - [.$K375])" office:value-type="float" office:value="3561">
            <text:p>3561</text:p>
          </table:table-cell>
          <table:table-cell table:formula="of:=(([.$H375] - [.$J375])/([.$I375] - [.$K375]))" office:value-type="float" office:value="0.02808199943836">
            <text:p>0,028081999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62">
            <text:p>326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76] - [.$J376])/([.$I376] - [.$K376])) * (-1*[.$K376]) + [.$J376]);1;1)" office:value-type="float" office:value="408">
            <text:p>408</text:p>
          </table:table-cell>
          <table:table-cell table:formula="of:=([.$H376] - [.$J376])" office:value-type="float" office:value="100">
            <text:p>100</text:p>
          </table:table-cell>
          <table:table-cell table:formula="of:=([.$I376] - [.$K376])" office:value-type="float" office:value="3562">
            <text:p>3562</text:p>
          </table:table-cell>
          <table:table-cell table:formula="of:=(([.$H376] - [.$J376])/([.$I376] - [.$K376]))" office:value-type="float" office:value="0.0280741156653565">
            <text:p>0,028074115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63">
            <text:p>326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77] - [.$J377])/([.$I377] - [.$K377])) * (-1*[.$K377]) + [.$J377]);1;1)" office:value-type="float" office:value="408">
            <text:p>408</text:p>
          </table:table-cell>
          <table:table-cell table:formula="of:=([.$H377] - [.$J377])" office:value-type="float" office:value="100">
            <text:p>100</text:p>
          </table:table-cell>
          <table:table-cell table:formula="of:=([.$I377] - [.$K377])" office:value-type="float" office:value="3563">
            <text:p>3563</text:p>
          </table:table-cell>
          <table:table-cell table:formula="of:=(([.$H377] - [.$J377])/([.$I377] - [.$K377]))" office:value-type="float" office:value="0.0280662363177098">
            <text:p>0,028066236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64">
            <text:p>326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78] - [.$J378])/([.$I378] - [.$K378])) * (-1*[.$K378]) + [.$J378]);1;1)" office:value-type="float" office:value="408">
            <text:p>408</text:p>
          </table:table-cell>
          <table:table-cell table:formula="of:=([.$H378] - [.$J378])" office:value-type="float" office:value="100">
            <text:p>100</text:p>
          </table:table-cell>
          <table:table-cell table:formula="of:=([.$I378] - [.$K378])" office:value-type="float" office:value="3564">
            <text:p>3564</text:p>
          </table:table-cell>
          <table:table-cell table:formula="of:=(([.$H378] - [.$J378])/([.$I378] - [.$K378]))" office:value-type="float" office:value="0.0280583613916947">
            <text:p>0,028058361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65">
            <text:p>326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79] - [.$J379])/([.$I379] - [.$K379])) * (-1*[.$K379]) + [.$J379]);1;1)" office:value-type="float" office:value="408">
            <text:p>408</text:p>
          </table:table-cell>
          <table:table-cell table:formula="of:=([.$H379] - [.$J379])" office:value-type="float" office:value="100">
            <text:p>100</text:p>
          </table:table-cell>
          <table:table-cell table:formula="of:=([.$I379] - [.$K379])" office:value-type="float" office:value="3565">
            <text:p>3565</text:p>
          </table:table-cell>
          <table:table-cell table:formula="of:=(([.$H379] - [.$J379])/([.$I379] - [.$K379]))" office:value-type="float" office:value="0.0280504908835905">
            <text:p>0,028050490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66">
            <text:p>326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80] - [.$J380])/([.$I380] - [.$K380])) * (-1*[.$K380]) + [.$J380]);1;1)" office:value-type="float" office:value="408">
            <text:p>408</text:p>
          </table:table-cell>
          <table:table-cell table:formula="of:=([.$H380] - [.$J380])" office:value-type="float" office:value="100">
            <text:p>100</text:p>
          </table:table-cell>
          <table:table-cell table:formula="of:=([.$I380] - [.$K380])" office:value-type="float" office:value="3566">
            <text:p>3566</text:p>
          </table:table-cell>
          <table:table-cell table:formula="of:=(([.$H380] - [.$J380])/([.$I380] - [.$K380]))" office:value-type="float" office:value="0.0280426247896803">
            <text:p>0,028042624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67">
            <text:p>326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81] - [.$J381])/([.$I381] - [.$K381])) * (-1*[.$K381]) + [.$J381]);1;1)" office:value-type="float" office:value="408">
            <text:p>408</text:p>
          </table:table-cell>
          <table:table-cell table:formula="of:=([.$H381] - [.$J381])" office:value-type="float" office:value="100">
            <text:p>100</text:p>
          </table:table-cell>
          <table:table-cell table:formula="of:=([.$I381] - [.$K381])" office:value-type="float" office:value="3567">
            <text:p>3567</text:p>
          </table:table-cell>
          <table:table-cell table:formula="of:=(([.$H381] - [.$J381])/([.$I381] - [.$K381]))" office:value-type="float" office:value="0.0280347631062518">
            <text:p>0,028034763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68">
            <text:p>326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82] - [.$J382])/([.$I382] - [.$K382])) * (-1*[.$K382]) + [.$J382]);1;1)" office:value-type="float" office:value="408">
            <text:p>408</text:p>
          </table:table-cell>
          <table:table-cell table:formula="of:=([.$H382] - [.$J382])" office:value-type="float" office:value="100">
            <text:p>100</text:p>
          </table:table-cell>
          <table:table-cell table:formula="of:=([.$I382] - [.$K382])" office:value-type="float" office:value="3568">
            <text:p>3568</text:p>
          </table:table-cell>
          <table:table-cell table:formula="of:=(([.$H382] - [.$J382])/([.$I382] - [.$K382]))" office:value-type="float" office:value="0.0280269058295964">
            <text:p>0,028026905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69">
            <text:p>326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83] - [.$J383])/([.$I383] - [.$K383])) * (-1*[.$K383]) + [.$J383]);1;1)" office:value-type="float" office:value="408">
            <text:p>408</text:p>
          </table:table-cell>
          <table:table-cell table:formula="of:=([.$H383] - [.$J383])" office:value-type="float" office:value="100">
            <text:p>100</text:p>
          </table:table-cell>
          <table:table-cell table:formula="of:=([.$I383] - [.$K383])" office:value-type="float" office:value="3569">
            <text:p>3569</text:p>
          </table:table-cell>
          <table:table-cell table:formula="of:=(([.$H383] - [.$J383])/([.$I383] - [.$K383]))" office:value-type="float" office:value="0.0280190529560101">
            <text:p>0,02801905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70">
            <text:p>327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84] - [.$J384])/([.$I384] - [.$K384])) * (-1*[.$K384]) + [.$J384]);1;1)" office:value-type="float" office:value="408">
            <text:p>408</text:p>
          </table:table-cell>
          <table:table-cell table:formula="of:=([.$H384] - [.$J384])" office:value-type="float" office:value="100">
            <text:p>100</text:p>
          </table:table-cell>
          <table:table-cell table:formula="of:=([.$I384] - [.$K384])" office:value-type="float" office:value="3570">
            <text:p>3570</text:p>
          </table:table-cell>
          <table:table-cell table:formula="of:=(([.$H384] - [.$J384])/([.$I384] - [.$K384]))" office:value-type="float" office:value="0.0280112044817927">
            <text:p>0,028011204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71">
            <text:p>327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85] - [.$J385])/([.$I385] - [.$K385])) * (-1*[.$K385]) + [.$J385]);1;1)" office:value-type="float" office:value="408">
            <text:p>408</text:p>
          </table:table-cell>
          <table:table-cell table:formula="of:=([.$H385] - [.$J385])" office:value-type="float" office:value="100">
            <text:p>100</text:p>
          </table:table-cell>
          <table:table-cell table:formula="of:=([.$I385] - [.$K385])" office:value-type="float" office:value="3571">
            <text:p>3571</text:p>
          </table:table-cell>
          <table:table-cell table:formula="of:=(([.$H385] - [.$J385])/([.$I385] - [.$K385]))" office:value-type="float" office:value="0.0280033604032484">
            <text:p>0,028003360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72">
            <text:p>327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86] - [.$J386])/([.$I386] - [.$K386])) * (-1*[.$K386]) + [.$J386]);1;1)" office:value-type="float" office:value="408">
            <text:p>408</text:p>
          </table:table-cell>
          <table:table-cell table:formula="of:=([.$H386] - [.$J386])" office:value-type="float" office:value="100">
            <text:p>100</text:p>
          </table:table-cell>
          <table:table-cell table:formula="of:=([.$I386] - [.$K386])" office:value-type="float" office:value="3572">
            <text:p>3572</text:p>
          </table:table-cell>
          <table:table-cell table:formula="of:=(([.$H386] - [.$J386])/([.$I386] - [.$K386]))" office:value-type="float" office:value="0.0279955207166853">
            <text:p>0,027995520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73">
            <text:p>327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87] - [.$J387])/([.$I387] - [.$K387])) * (-1*[.$K387]) + [.$J387]);1;1)" office:value-type="float" office:value="408">
            <text:p>408</text:p>
          </table:table-cell>
          <table:table-cell table:formula="of:=([.$H387] - [.$J387])" office:value-type="float" office:value="100">
            <text:p>100</text:p>
          </table:table-cell>
          <table:table-cell table:formula="of:=([.$I387] - [.$K387])" office:value-type="float" office:value="3573">
            <text:p>3573</text:p>
          </table:table-cell>
          <table:table-cell table:formula="of:=(([.$H387] - [.$J387])/([.$I387] - [.$K387]))" office:value-type="float" office:value="0.0279876854184159">
            <text:p>0,027987685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74">
            <text:p>327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88] - [.$J388])/([.$I388] - [.$K388])) * (-1*[.$K388]) + [.$J388]);1;1)" office:value-type="float" office:value="408">
            <text:p>408</text:p>
          </table:table-cell>
          <table:table-cell table:formula="of:=([.$H388] - [.$J388])" office:value-type="float" office:value="100">
            <text:p>100</text:p>
          </table:table-cell>
          <table:table-cell table:formula="of:=([.$I388] - [.$K388])" office:value-type="float" office:value="3574">
            <text:p>3574</text:p>
          </table:table-cell>
          <table:table-cell table:formula="of:=(([.$H388] - [.$J388])/([.$I388] - [.$K388]))" office:value-type="float" office:value="0.0279798545047566">
            <text:p>0,027979854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75">
            <text:p>327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89] - [.$J389])/([.$I389] - [.$K389])) * (-1*[.$K389]) + [.$J389]);1;1)" office:value-type="float" office:value="408">
            <text:p>408</text:p>
          </table:table-cell>
          <table:table-cell table:formula="of:=([.$H389] - [.$J389])" office:value-type="float" office:value="100">
            <text:p>100</text:p>
          </table:table-cell>
          <table:table-cell table:formula="of:=([.$I389] - [.$K389])" office:value-type="float" office:value="3575">
            <text:p>3575</text:p>
          </table:table-cell>
          <table:table-cell table:formula="of:=(([.$H389] - [.$J389])/([.$I389] - [.$K389]))" office:value-type="float" office:value="0.027972027972028">
            <text:p>0,02797202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76">
            <text:p>327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90] - [.$J390])/([.$I390] - [.$K390])) * (-1*[.$K390]) + [.$J390]);1;1)" office:value-type="float" office:value="408">
            <text:p>408</text:p>
          </table:table-cell>
          <table:table-cell table:formula="of:=([.$H390] - [.$J390])" office:value-type="float" office:value="100">
            <text:p>100</text:p>
          </table:table-cell>
          <table:table-cell table:formula="of:=([.$I390] - [.$K390])" office:value-type="float" office:value="3576">
            <text:p>3576</text:p>
          </table:table-cell>
          <table:table-cell table:formula="of:=(([.$H390] - [.$J390])/([.$I390] - [.$K390]))" office:value-type="float" office:value="0.0279642058165548">
            <text:p>0,027964205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77">
            <text:p>327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91] - [.$J391])/([.$I391] - [.$K391])) * (-1*[.$K391]) + [.$J391]);1;1)" office:value-type="float" office:value="408">
            <text:p>408</text:p>
          </table:table-cell>
          <table:table-cell table:formula="of:=([.$H391] - [.$J391])" office:value-type="float" office:value="100">
            <text:p>100</text:p>
          </table:table-cell>
          <table:table-cell table:formula="of:=([.$I391] - [.$K391])" office:value-type="float" office:value="3577">
            <text:p>3577</text:p>
          </table:table-cell>
          <table:table-cell table:formula="of:=(([.$H391] - [.$J391])/([.$I391] - [.$K391]))" office:value-type="float" office:value="0.0279563880346659">
            <text:p>0,02795638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78">
            <text:p>327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92] - [.$J392])/([.$I392] - [.$K392])) * (-1*[.$K392]) + [.$J392]);1;1)" office:value-type="float" office:value="408">
            <text:p>408</text:p>
          </table:table-cell>
          <table:table-cell table:formula="of:=([.$H392] - [.$J392])" office:value-type="float" office:value="100">
            <text:p>100</text:p>
          </table:table-cell>
          <table:table-cell table:formula="of:=([.$I392] - [.$K392])" office:value-type="float" office:value="3578">
            <text:p>3578</text:p>
          </table:table-cell>
          <table:table-cell table:formula="of:=(([.$H392] - [.$J392])/([.$I392] - [.$K392]))" office:value-type="float" office:value="0.0279485746226942">
            <text:p>0,027948574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79">
            <text:p>327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93] - [.$J393])/([.$I393] - [.$K393])) * (-1*[.$K393]) + [.$J393]);1;1)" office:value-type="float" office:value="408">
            <text:p>408</text:p>
          </table:table-cell>
          <table:table-cell table:formula="of:=([.$H393] - [.$J393])" office:value-type="float" office:value="100">
            <text:p>100</text:p>
          </table:table-cell>
          <table:table-cell table:formula="of:=([.$I393] - [.$K393])" office:value-type="float" office:value="3579">
            <text:p>3579</text:p>
          </table:table-cell>
          <table:table-cell table:formula="of:=(([.$H393] - [.$J393])/([.$I393] - [.$K393]))" office:value-type="float" office:value="0.0279407655769768">
            <text:p>0,027940765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80">
            <text:p>32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94] - [.$J394])/([.$I394] - [.$K394])) * (-1*[.$K394]) + [.$J394]);1;1)" office:value-type="float" office:value="408">
            <text:p>408</text:p>
          </table:table-cell>
          <table:table-cell table:formula="of:=([.$H394] - [.$J394])" office:value-type="float" office:value="100">
            <text:p>100</text:p>
          </table:table-cell>
          <table:table-cell table:formula="of:=([.$I394] - [.$K394])" office:value-type="float" office:value="3580">
            <text:p>3580</text:p>
          </table:table-cell>
          <table:table-cell table:formula="of:=(([.$H394] - [.$J394])/([.$I394] - [.$K394]))" office:value-type="float" office:value="0.0279329608938547">
            <text:p>0,027932960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81">
            <text:p>328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95] - [.$J395])/([.$I395] - [.$K395])) * (-1*[.$K395]) + [.$J395]);1;1)" office:value-type="float" office:value="408">
            <text:p>408</text:p>
          </table:table-cell>
          <table:table-cell table:formula="of:=([.$H395] - [.$J395])" office:value-type="float" office:value="100">
            <text:p>100</text:p>
          </table:table-cell>
          <table:table-cell table:formula="of:=([.$I395] - [.$K395])" office:value-type="float" office:value="3581">
            <text:p>3581</text:p>
          </table:table-cell>
          <table:table-cell table:formula="of:=(([.$H395] - [.$J395])/([.$I395] - [.$K395]))" office:value-type="float" office:value="0.0279251605696733">
            <text:p>0,027925160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82">
            <text:p>328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96] - [.$J396])/([.$I396] - [.$K396])) * (-1*[.$K396]) + [.$J396]);1;1)" office:value-type="float" office:value="408">
            <text:p>408</text:p>
          </table:table-cell>
          <table:table-cell table:formula="of:=([.$H396] - [.$J396])" office:value-type="float" office:value="100">
            <text:p>100</text:p>
          </table:table-cell>
          <table:table-cell table:formula="of:=([.$I396] - [.$K396])" office:value-type="float" office:value="3582">
            <text:p>3582</text:p>
          </table:table-cell>
          <table:table-cell table:formula="of:=(([.$H396] - [.$J396])/([.$I396] - [.$K396]))" office:value-type="float" office:value="0.0279173646007817">
            <text:p>0,027917364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83">
            <text:p>328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97] - [.$J397])/([.$I397] - [.$K397])) * (-1*[.$K397]) + [.$J397]);1;1)" office:value-type="float" office:value="408">
            <text:p>408</text:p>
          </table:table-cell>
          <table:table-cell table:formula="of:=([.$H397] - [.$J397])" office:value-type="float" office:value="100">
            <text:p>100</text:p>
          </table:table-cell>
          <table:table-cell table:formula="of:=([.$I397] - [.$K397])" office:value-type="float" office:value="3583">
            <text:p>3583</text:p>
          </table:table-cell>
          <table:table-cell table:formula="of:=(([.$H397] - [.$J397])/([.$I397] - [.$K397]))" office:value-type="float" office:value="0.0279095729835333">
            <text:p>0,02790957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84">
            <text:p>328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98] - [.$J398])/([.$I398] - [.$K398])) * (-1*[.$K398]) + [.$J398]);1;1)" office:value-type="float" office:value="408">
            <text:p>408</text:p>
          </table:table-cell>
          <table:table-cell table:formula="of:=([.$H398] - [.$J398])" office:value-type="float" office:value="100">
            <text:p>100</text:p>
          </table:table-cell>
          <table:table-cell table:formula="of:=([.$I398] - [.$K398])" office:value-type="float" office:value="3584">
            <text:p>3584</text:p>
          </table:table-cell>
          <table:table-cell table:formula="of:=(([.$H398] - [.$J398])/([.$I398] - [.$K398]))" office:value-type="float" office:value="0.0279017857142857">
            <text:p>0,027901785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85">
            <text:p>328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399] - [.$J399])/([.$I399] - [.$K399])) * (-1*[.$K399]) + [.$J399]);1;1)" office:value-type="float" office:value="408">
            <text:p>408</text:p>
          </table:table-cell>
          <table:table-cell table:formula="of:=([.$H399] - [.$J399])" office:value-type="float" office:value="100">
            <text:p>100</text:p>
          </table:table-cell>
          <table:table-cell table:formula="of:=([.$I399] - [.$K399])" office:value-type="float" office:value="3585">
            <text:p>3585</text:p>
          </table:table-cell>
          <table:table-cell table:formula="of:=(([.$H399] - [.$J399])/([.$I399] - [.$K399]))" office:value-type="float" office:value="0.0278940027894003">
            <text:p>0,027894002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86">
            <text:p>328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00] - [.$J400])/([.$I400] - [.$K400])) * (-1*[.$K400]) + [.$J400]);1;1)" office:value-type="float" office:value="408">
            <text:p>408</text:p>
          </table:table-cell>
          <table:table-cell table:formula="of:=([.$H400] - [.$J400])" office:value-type="float" office:value="100">
            <text:p>100</text:p>
          </table:table-cell>
          <table:table-cell table:formula="of:=([.$I400] - [.$K400])" office:value-type="float" office:value="3586">
            <text:p>3586</text:p>
          </table:table-cell>
          <table:table-cell table:formula="of:=(([.$H400] - [.$J400])/([.$I400] - [.$K400]))" office:value-type="float" office:value="0.0278862242052426">
            <text:p>0,027886224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87">
            <text:p>328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01] - [.$J401])/([.$I401] - [.$K401])) * (-1*[.$K401]) + [.$J401]);1;1)" office:value-type="float" office:value="408">
            <text:p>408</text:p>
          </table:table-cell>
          <table:table-cell table:formula="of:=([.$H401] - [.$J401])" office:value-type="float" office:value="100">
            <text:p>100</text:p>
          </table:table-cell>
          <table:table-cell table:formula="of:=([.$I401] - [.$K401])" office:value-type="float" office:value="3587">
            <text:p>3587</text:p>
          </table:table-cell>
          <table:table-cell table:formula="of:=(([.$H401] - [.$J401])/([.$I401] - [.$K401]))" office:value-type="float" office:value="0.0278784499581823">
            <text:p>0,0278784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88">
            <text:p>328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02] - [.$J402])/([.$I402] - [.$K402])) * (-1*[.$K402]) + [.$J402]);1;1)" office:value-type="float" office:value="408">
            <text:p>408</text:p>
          </table:table-cell>
          <table:table-cell table:formula="of:=([.$H402] - [.$J402])" office:value-type="float" office:value="100">
            <text:p>100</text:p>
          </table:table-cell>
          <table:table-cell table:formula="of:=([.$I402] - [.$K402])" office:value-type="float" office:value="3588">
            <text:p>3588</text:p>
          </table:table-cell>
          <table:table-cell table:formula="of:=(([.$H402] - [.$J402])/([.$I402] - [.$K402]))" office:value-type="float" office:value="0.0278706800445931">
            <text:p>0,0278706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89">
            <text:p>328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03] - [.$J403])/([.$I403] - [.$K403])) * (-1*[.$K403]) + [.$J403]);1;1)" office:value-type="float" office:value="408">
            <text:p>408</text:p>
          </table:table-cell>
          <table:table-cell table:formula="of:=([.$H403] - [.$J403])" office:value-type="float" office:value="100">
            <text:p>100</text:p>
          </table:table-cell>
          <table:table-cell table:formula="of:=([.$I403] - [.$K403])" office:value-type="float" office:value="3589">
            <text:p>3589</text:p>
          </table:table-cell>
          <table:table-cell table:formula="of:=(([.$H403] - [.$J403])/([.$I403] - [.$K403]))" office:value-type="float" office:value="0.0278629144608526">
            <text:p>0,027862914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90">
            <text:p>329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04] - [.$J404])/([.$I404] - [.$K404])) * (-1*[.$K404]) + [.$J404]);1;1)" office:value-type="float" office:value="408">
            <text:p>408</text:p>
          </table:table-cell>
          <table:table-cell table:formula="of:=([.$H404] - [.$J404])" office:value-type="float" office:value="100">
            <text:p>100</text:p>
          </table:table-cell>
          <table:table-cell table:formula="of:=([.$I404] - [.$K404])" office:value-type="float" office:value="3590">
            <text:p>3590</text:p>
          </table:table-cell>
          <table:table-cell table:formula="of:=(([.$H404] - [.$J404])/([.$I404] - [.$K404]))" office:value-type="float" office:value="0.0278551532033426">
            <text:p>0,027855153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91">
            <text:p>329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05] - [.$J405])/([.$I405] - [.$K405])) * (-1*[.$K405]) + [.$J405]);1;1)" office:value-type="float" office:value="408">
            <text:p>408</text:p>
          </table:table-cell>
          <table:table-cell table:formula="of:=([.$H405] - [.$J405])" office:value-type="float" office:value="100">
            <text:p>100</text:p>
          </table:table-cell>
          <table:table-cell table:formula="of:=([.$I405] - [.$K405])" office:value-type="float" office:value="3591">
            <text:p>3591</text:p>
          </table:table-cell>
          <table:table-cell table:formula="of:=(([.$H405] - [.$J405])/([.$I405] - [.$K405]))" office:value-type="float" office:value="0.0278473962684489">
            <text:p>0,027847396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92">
            <text:p>329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06] - [.$J406])/([.$I406] - [.$K406])) * (-1*[.$K406]) + [.$J406]);1;1)" office:value-type="float" office:value="408">
            <text:p>408</text:p>
          </table:table-cell>
          <table:table-cell table:formula="of:=([.$H406] - [.$J406])" office:value-type="float" office:value="100">
            <text:p>100</text:p>
          </table:table-cell>
          <table:table-cell table:formula="of:=([.$I406] - [.$K406])" office:value-type="float" office:value="3592">
            <text:p>3592</text:p>
          </table:table-cell>
          <table:table-cell table:formula="of:=(([.$H406] - [.$J406])/([.$I406] - [.$K406]))" office:value-type="float" office:value="0.0278396436525612">
            <text:p>0,027839643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93">
            <text:p>329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07] - [.$J407])/([.$I407] - [.$K407])) * (-1*[.$K407]) + [.$J407]);1;1)" office:value-type="float" office:value="408">
            <text:p>408</text:p>
          </table:table-cell>
          <table:table-cell table:formula="of:=([.$H407] - [.$J407])" office:value-type="float" office:value="100">
            <text:p>100</text:p>
          </table:table-cell>
          <table:table-cell table:formula="of:=([.$I407] - [.$K407])" office:value-type="float" office:value="3593">
            <text:p>3593</text:p>
          </table:table-cell>
          <table:table-cell table:formula="of:=(([.$H407] - [.$J407])/([.$I407] - [.$K407]))" office:value-type="float" office:value="0.0278318953520735">
            <text:p>0,027831895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94">
            <text:p>329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08] - [.$J408])/([.$I408] - [.$K408])) * (-1*[.$K408]) + [.$J408]);1;1)" office:value-type="float" office:value="408">
            <text:p>408</text:p>
          </table:table-cell>
          <table:table-cell table:formula="of:=([.$H408] - [.$J408])" office:value-type="float" office:value="100">
            <text:p>100</text:p>
          </table:table-cell>
          <table:table-cell table:formula="of:=([.$I408] - [.$K408])" office:value-type="float" office:value="3594">
            <text:p>3594</text:p>
          </table:table-cell>
          <table:table-cell table:formula="of:=(([.$H408] - [.$J408])/([.$I408] - [.$K408]))" office:value-type="float" office:value="0.0278241513633834">
            <text:p>0,027824151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95">
            <text:p>329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09] - [.$J409])/([.$I409] - [.$K409])) * (-1*[.$K409]) + [.$J409]);1;1)" office:value-type="float" office:value="408">
            <text:p>408</text:p>
          </table:table-cell>
          <table:table-cell table:formula="of:=([.$H409] - [.$J409])" office:value-type="float" office:value="100">
            <text:p>100</text:p>
          </table:table-cell>
          <table:table-cell table:formula="of:=([.$I409] - [.$K409])" office:value-type="float" office:value="3595">
            <text:p>3595</text:p>
          </table:table-cell>
          <table:table-cell table:formula="of:=(([.$H409] - [.$J409])/([.$I409] - [.$K409]))" office:value-type="float" office:value="0.0278164116828929">
            <text:p>0,027816411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96">
            <text:p>329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10] - [.$J410])/([.$I410] - [.$K410])) * (-1*[.$K410]) + [.$J410]);1;1)" office:value-type="float" office:value="408">
            <text:p>408</text:p>
          </table:table-cell>
          <table:table-cell table:formula="of:=([.$H410] - [.$J410])" office:value-type="float" office:value="100">
            <text:p>100</text:p>
          </table:table-cell>
          <table:table-cell table:formula="of:=([.$I410] - [.$K410])" office:value-type="float" office:value="3596">
            <text:p>3596</text:p>
          </table:table-cell>
          <table:table-cell table:formula="of:=(([.$H410] - [.$J410])/([.$I410] - [.$K410]))" office:value-type="float" office:value="0.0278086763070078">
            <text:p>0,027808676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97">
            <text:p>329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11] - [.$J411])/([.$I411] - [.$K411])) * (-1*[.$K411]) + [.$J411]);1;1)" office:value-type="float" office:value="408">
            <text:p>408</text:p>
          </table:table-cell>
          <table:table-cell table:formula="of:=([.$H411] - [.$J411])" office:value-type="float" office:value="100">
            <text:p>100</text:p>
          </table:table-cell>
          <table:table-cell table:formula="of:=([.$I411] - [.$K411])" office:value-type="float" office:value="3597">
            <text:p>3597</text:p>
          </table:table-cell>
          <table:table-cell table:formula="of:=(([.$H411] - [.$J411])/([.$I411] - [.$K411]))" office:value-type="float" office:value="0.0278009452321379">
            <text:p>0,027800945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98">
            <text:p>329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12] - [.$J412])/([.$I412] - [.$K412])) * (-1*[.$K412]) + [.$J412]);1;1)" office:value-type="float" office:value="408">
            <text:p>408</text:p>
          </table:table-cell>
          <table:table-cell table:formula="of:=([.$H412] - [.$J412])" office:value-type="float" office:value="100">
            <text:p>100</text:p>
          </table:table-cell>
          <table:table-cell table:formula="of:=([.$I412] - [.$K412])" office:value-type="float" office:value="3598">
            <text:p>3598</text:p>
          </table:table-cell>
          <table:table-cell table:formula="of:=(([.$H412] - [.$J412])/([.$I412] - [.$K412]))" office:value-type="float" office:value="0.0277932184546971">
            <text:p>0,027793218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299">
            <text:p>329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13] - [.$J413])/([.$I413] - [.$K413])) * (-1*[.$K413]) + [.$J413]);1;1)" office:value-type="float" office:value="408">
            <text:p>408</text:p>
          </table:table-cell>
          <table:table-cell table:formula="of:=([.$H413] - [.$J413])" office:value-type="float" office:value="100">
            <text:p>100</text:p>
          </table:table-cell>
          <table:table-cell table:formula="of:=([.$I413] - [.$K413])" office:value-type="float" office:value="3599">
            <text:p>3599</text:p>
          </table:table-cell>
          <table:table-cell table:formula="of:=(([.$H413] - [.$J413])/([.$I413] - [.$K413]))" office:value-type="float" office:value="0.0277854959711031">
            <text:p>0,02778549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00">
            <text:p>330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14] - [.$J414])/([.$I414] - [.$K414])) * (-1*[.$K414]) + [.$J414]);1;1)" office:value-type="float" office:value="408">
            <text:p>408</text:p>
          </table:table-cell>
          <table:table-cell table:formula="of:=([.$H414] - [.$J414])" office:value-type="float" office:value="100">
            <text:p>100</text:p>
          </table:table-cell>
          <table:table-cell table:formula="of:=([.$I414] - [.$K414])" office:value-type="float" office:value="3600">
            <text:p>3600</text:p>
          </table:table-cell>
          <table:table-cell table:formula="of:=(([.$H414] - [.$J414])/([.$I414] - [.$K414]))" office:value-type="float" office:value="0.0277777777777778">
            <text:p>0,027777777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01">
            <text:p>330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15] - [.$J415])/([.$I415] - [.$K415])) * (-1*[.$K415]) + [.$J415]);1;1)" office:value-type="float" office:value="408">
            <text:p>408</text:p>
          </table:table-cell>
          <table:table-cell table:formula="of:=([.$H415] - [.$J415])" office:value-type="float" office:value="100">
            <text:p>100</text:p>
          </table:table-cell>
          <table:table-cell table:formula="of:=([.$I415] - [.$K415])" office:value-type="float" office:value="3601">
            <text:p>3601</text:p>
          </table:table-cell>
          <table:table-cell table:formula="of:=(([.$H415] - [.$J415])/([.$I415] - [.$K415]))" office:value-type="float" office:value="0.0277700638711469">
            <text:p>0,027770063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02">
            <text:p>330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16] - [.$J416])/([.$I416] - [.$K416])) * (-1*[.$K416]) + [.$J416]);1;1)" office:value-type="float" office:value="408">
            <text:p>408</text:p>
          </table:table-cell>
          <table:table-cell table:formula="of:=([.$H416] - [.$J416])" office:value-type="float" office:value="100">
            <text:p>100</text:p>
          </table:table-cell>
          <table:table-cell table:formula="of:=([.$I416] - [.$K416])" office:value-type="float" office:value="3602">
            <text:p>3602</text:p>
          </table:table-cell>
          <table:table-cell table:formula="of:=(([.$H416] - [.$J416])/([.$I416] - [.$K416]))" office:value-type="float" office:value="0.0277623542476402">
            <text:p>0,027762354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03">
            <text:p>330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17] - [.$J417])/([.$I417] - [.$K417])) * (-1*[.$K417]) + [.$J417]);1;1)" office:value-type="float" office:value="408">
            <text:p>408</text:p>
          </table:table-cell>
          <table:table-cell table:formula="of:=([.$H417] - [.$J417])" office:value-type="float" office:value="100">
            <text:p>100</text:p>
          </table:table-cell>
          <table:table-cell table:formula="of:=([.$I417] - [.$K417])" office:value-type="float" office:value="3603">
            <text:p>3603</text:p>
          </table:table-cell>
          <table:table-cell table:formula="of:=(([.$H417] - [.$J417])/([.$I417] - [.$K417]))" office:value-type="float" office:value="0.0277546489036914">
            <text:p>0,027754648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04">
            <text:p>330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18] - [.$J418])/([.$I418] - [.$K418])) * (-1*[.$K418]) + [.$J418]);1;1)" office:value-type="float" office:value="408">
            <text:p>408</text:p>
          </table:table-cell>
          <table:table-cell table:formula="of:=([.$H418] - [.$J418])" office:value-type="float" office:value="100">
            <text:p>100</text:p>
          </table:table-cell>
          <table:table-cell table:formula="of:=([.$I418] - [.$K418])" office:value-type="float" office:value="3604">
            <text:p>3604</text:p>
          </table:table-cell>
          <table:table-cell table:formula="of:=(([.$H418] - [.$J418])/([.$I418] - [.$K418]))" office:value-type="float" office:value="0.0277469478357381">
            <text:p>0,027746947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05">
            <text:p>330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19] - [.$J419])/([.$I419] - [.$K419])) * (-1*[.$K419]) + [.$J419]);1;1)" office:value-type="float" office:value="408">
            <text:p>408</text:p>
          </table:table-cell>
          <table:table-cell table:formula="of:=([.$H419] - [.$J419])" office:value-type="float" office:value="100">
            <text:p>100</text:p>
          </table:table-cell>
          <table:table-cell table:formula="of:=([.$I419] - [.$K419])" office:value-type="float" office:value="3605">
            <text:p>3605</text:p>
          </table:table-cell>
          <table:table-cell table:formula="of:=(([.$H419] - [.$J419])/([.$I419] - [.$K419]))" office:value-type="float" office:value="0.0277392510402219">
            <text:p>0,02773925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06">
            <text:p>330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20] - [.$J420])/([.$I420] - [.$K420])) * (-1*[.$K420]) + [.$J420]);1;1)" office:value-type="float" office:value="408">
            <text:p>408</text:p>
          </table:table-cell>
          <table:table-cell table:formula="of:=([.$H420] - [.$J420])" office:value-type="float" office:value="100">
            <text:p>100</text:p>
          </table:table-cell>
          <table:table-cell table:formula="of:=([.$I420] - [.$K420])" office:value-type="float" office:value="3606">
            <text:p>3606</text:p>
          </table:table-cell>
          <table:table-cell table:formula="of:=(([.$H420] - [.$J420])/([.$I420] - [.$K420]))" office:value-type="float" office:value="0.0277315585135885">
            <text:p>0,027731558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07">
            <text:p>330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21] - [.$J421])/([.$I421] - [.$K421])) * (-1*[.$K421]) + [.$J421]);1;1)" office:value-type="float" office:value="408">
            <text:p>408</text:p>
          </table:table-cell>
          <table:table-cell table:formula="of:=([.$H421] - [.$J421])" office:value-type="float" office:value="100">
            <text:p>100</text:p>
          </table:table-cell>
          <table:table-cell table:formula="of:=([.$I421] - [.$K421])" office:value-type="float" office:value="3607">
            <text:p>3607</text:p>
          </table:table-cell>
          <table:table-cell table:formula="of:=(([.$H421] - [.$J421])/([.$I421] - [.$K421]))" office:value-type="float" office:value="0.0277238702522872">
            <text:p>0,027723870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08">
            <text:p>330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22] - [.$J422])/([.$I422] - [.$K422])) * (-1*[.$K422]) + [.$J422]);1;1)" office:value-type="float" office:value="408">
            <text:p>408</text:p>
          </table:table-cell>
          <table:table-cell table:formula="of:=([.$H422] - [.$J422])" office:value-type="float" office:value="100">
            <text:p>100</text:p>
          </table:table-cell>
          <table:table-cell table:formula="of:=([.$I422] - [.$K422])" office:value-type="float" office:value="3608">
            <text:p>3608</text:p>
          </table:table-cell>
          <table:table-cell table:formula="of:=(([.$H422] - [.$J422])/([.$I422] - [.$K422]))" office:value-type="float" office:value="0.0277161862527716">
            <text:p>0,027716186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09">
            <text:p>330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23] - [.$J423])/([.$I423] - [.$K423])) * (-1*[.$K423]) + [.$J423]);1;1)" office:value-type="float" office:value="408">
            <text:p>408</text:p>
          </table:table-cell>
          <table:table-cell table:formula="of:=([.$H423] - [.$J423])" office:value-type="float" office:value="100">
            <text:p>100</text:p>
          </table:table-cell>
          <table:table-cell table:formula="of:=([.$I423] - [.$K423])" office:value-type="float" office:value="3609">
            <text:p>3609</text:p>
          </table:table-cell>
          <table:table-cell table:formula="of:=(([.$H423] - [.$J423])/([.$I423] - [.$K423]))" office:value-type="float" office:value="0.027708506511499">
            <text:p>0,027708506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10">
            <text:p>331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24] - [.$J424])/([.$I424] - [.$K424])) * (-1*[.$K424]) + [.$J424]);1;1)" office:value-type="float" office:value="408">
            <text:p>408</text:p>
          </table:table-cell>
          <table:table-cell table:formula="of:=([.$H424] - [.$J424])" office:value-type="float" office:value="100">
            <text:p>100</text:p>
          </table:table-cell>
          <table:table-cell table:formula="of:=([.$I424] - [.$K424])" office:value-type="float" office:value="3610">
            <text:p>3610</text:p>
          </table:table-cell>
          <table:table-cell table:formula="of:=(([.$H424] - [.$J424])/([.$I424] - [.$K424]))" office:value-type="float" office:value="0.0277008310249307">
            <text:p>0,02770083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11">
            <text:p>331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25] - [.$J425])/([.$I425] - [.$K425])) * (-1*[.$K425]) + [.$J425]);1;1)" office:value-type="float" office:value="408">
            <text:p>408</text:p>
          </table:table-cell>
          <table:table-cell table:formula="of:=([.$H425] - [.$J425])" office:value-type="float" office:value="100">
            <text:p>100</text:p>
          </table:table-cell>
          <table:table-cell table:formula="of:=([.$I425] - [.$K425])" office:value-type="float" office:value="3611">
            <text:p>3611</text:p>
          </table:table-cell>
          <table:table-cell table:formula="of:=(([.$H425] - [.$J425])/([.$I425] - [.$K425]))" office:value-type="float" office:value="0.027693159789532">
            <text:p>0,027693159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12">
            <text:p>331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26] - [.$J426])/([.$I426] - [.$K426])) * (-1*[.$K426]) + [.$J426]);1;1)" office:value-type="float" office:value="408">
            <text:p>408</text:p>
          </table:table-cell>
          <table:table-cell table:formula="of:=([.$H426] - [.$J426])" office:value-type="float" office:value="100">
            <text:p>100</text:p>
          </table:table-cell>
          <table:table-cell table:formula="of:=([.$I426] - [.$K426])" office:value-type="float" office:value="3612">
            <text:p>3612</text:p>
          </table:table-cell>
          <table:table-cell table:formula="of:=(([.$H426] - [.$J426])/([.$I426] - [.$K426]))" office:value-type="float" office:value="0.0276854928017719">
            <text:p>0,027685492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13">
            <text:p>331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27] - [.$J427])/([.$I427] - [.$K427])) * (-1*[.$K427]) + [.$J427]);1;1)" office:value-type="float" office:value="408">
            <text:p>408</text:p>
          </table:table-cell>
          <table:table-cell table:formula="of:=([.$H427] - [.$J427])" office:value-type="float" office:value="100">
            <text:p>100</text:p>
          </table:table-cell>
          <table:table-cell table:formula="of:=([.$I427] - [.$K427])" office:value-type="float" office:value="3613">
            <text:p>3613</text:p>
          </table:table-cell>
          <table:table-cell table:formula="of:=(([.$H427] - [.$J427])/([.$I427] - [.$K427]))" office:value-type="float" office:value="0.0276778300581234">
            <text:p>0,027677830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14">
            <text:p>331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28] - [.$J428])/([.$I428] - [.$K428])) * (-1*[.$K428]) + [.$J428]);1;1)" office:value-type="float" office:value="408">
            <text:p>408</text:p>
          </table:table-cell>
          <table:table-cell table:formula="of:=([.$H428] - [.$J428])" office:value-type="float" office:value="100">
            <text:p>100</text:p>
          </table:table-cell>
          <table:table-cell table:formula="of:=([.$I428] - [.$K428])" office:value-type="float" office:value="3614">
            <text:p>3614</text:p>
          </table:table-cell>
          <table:table-cell table:formula="of:=(([.$H428] - [.$J428])/([.$I428] - [.$K428]))" office:value-type="float" office:value="0.0276701715550636">
            <text:p>0,027670171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15">
            <text:p>331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29] - [.$J429])/([.$I429] - [.$K429])) * (-1*[.$K429]) + [.$J429]);1;1)" office:value-type="float" office:value="408">
            <text:p>408</text:p>
          </table:table-cell>
          <table:table-cell table:formula="of:=([.$H429] - [.$J429])" office:value-type="float" office:value="100">
            <text:p>100</text:p>
          </table:table-cell>
          <table:table-cell table:formula="of:=([.$I429] - [.$K429])" office:value-type="float" office:value="3615">
            <text:p>3615</text:p>
          </table:table-cell>
          <table:table-cell table:formula="of:=(([.$H429] - [.$J429])/([.$I429] - [.$K429]))" office:value-type="float" office:value="0.0276625172890733">
            <text:p>0,027662517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16">
            <text:p>331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30] - [.$J430])/([.$I430] - [.$K430])) * (-1*[.$K430]) + [.$J430]);1;1)" office:value-type="float" office:value="408">
            <text:p>408</text:p>
          </table:table-cell>
          <table:table-cell table:formula="of:=([.$H430] - [.$J430])" office:value-type="float" office:value="100">
            <text:p>100</text:p>
          </table:table-cell>
          <table:table-cell table:formula="of:=([.$I430] - [.$K430])" office:value-type="float" office:value="3616">
            <text:p>3616</text:p>
          </table:table-cell>
          <table:table-cell table:formula="of:=(([.$H430] - [.$J430])/([.$I430] - [.$K430]))" office:value-type="float" office:value="0.0276548672566372">
            <text:p>0,027654867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17">
            <text:p>331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31] - [.$J431])/([.$I431] - [.$K431])) * (-1*[.$K431]) + [.$J431]);1;1)" office:value-type="float" office:value="408">
            <text:p>408</text:p>
          </table:table-cell>
          <table:table-cell table:formula="of:=([.$H431] - [.$J431])" office:value-type="float" office:value="100">
            <text:p>100</text:p>
          </table:table-cell>
          <table:table-cell table:formula="of:=([.$I431] - [.$K431])" office:value-type="float" office:value="3617">
            <text:p>3617</text:p>
          </table:table-cell>
          <table:table-cell table:formula="of:=(([.$H431] - [.$J431])/([.$I431] - [.$K431]))" office:value-type="float" office:value="0.0276472214542438">
            <text:p>0,027647221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18">
            <text:p>331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32] - [.$J432])/([.$I432] - [.$K432])) * (-1*[.$K432]) + [.$J432]);1;1)" office:value-type="float" office:value="408">
            <text:p>408</text:p>
          </table:table-cell>
          <table:table-cell table:formula="of:=([.$H432] - [.$J432])" office:value-type="float" office:value="100">
            <text:p>100</text:p>
          </table:table-cell>
          <table:table-cell table:formula="of:=([.$I432] - [.$K432])" office:value-type="float" office:value="3618">
            <text:p>3618</text:p>
          </table:table-cell>
          <table:table-cell table:formula="of:=(([.$H432] - [.$J432])/([.$I432] - [.$K432]))" office:value-type="float" office:value="0.0276395798783858">
            <text:p>0,027639579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19">
            <text:p>331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33] - [.$J433])/([.$I433] - [.$K433])) * (-1*[.$K433]) + [.$J433]);1;1)" office:value-type="float" office:value="408">
            <text:p>408</text:p>
          </table:table-cell>
          <table:table-cell table:formula="of:=([.$H433] - [.$J433])" office:value-type="float" office:value="100">
            <text:p>100</text:p>
          </table:table-cell>
          <table:table-cell table:formula="of:=([.$I433] - [.$K433])" office:value-type="float" office:value="3619">
            <text:p>3619</text:p>
          </table:table-cell>
          <table:table-cell table:formula="of:=(([.$H433] - [.$J433])/([.$I433] - [.$K433]))" office:value-type="float" office:value="0.0276319425255595">
            <text:p>0,027631942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20">
            <text:p>332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34] - [.$J434])/([.$I434] - [.$K434])) * (-1*[.$K434]) + [.$J434]);1;1)" office:value-type="float" office:value="408">
            <text:p>408</text:p>
          </table:table-cell>
          <table:table-cell table:formula="of:=([.$H434] - [.$J434])" office:value-type="float" office:value="100">
            <text:p>100</text:p>
          </table:table-cell>
          <table:table-cell table:formula="of:=([.$I434] - [.$K434])" office:value-type="float" office:value="3620">
            <text:p>3620</text:p>
          </table:table-cell>
          <table:table-cell table:formula="of:=(([.$H434] - [.$J434])/([.$I434] - [.$K434]))" office:value-type="float" office:value="0.0276243093922652">
            <text:p>0,027624309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21">
            <text:p>332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35] - [.$J435])/([.$I435] - [.$K435])) * (-1*[.$K435]) + [.$J435]);1;1)" office:value-type="float" office:value="408">
            <text:p>408</text:p>
          </table:table-cell>
          <table:table-cell table:formula="of:=([.$H435] - [.$J435])" office:value-type="float" office:value="100">
            <text:p>100</text:p>
          </table:table-cell>
          <table:table-cell table:formula="of:=([.$I435] - [.$K435])" office:value-type="float" office:value="3621">
            <text:p>3621</text:p>
          </table:table-cell>
          <table:table-cell table:formula="of:=(([.$H435] - [.$J435])/([.$I435] - [.$K435]))" office:value-type="float" office:value="0.0276166804750069">
            <text:p>0,027616680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22">
            <text:p>332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36] - [.$J436])/([.$I436] - [.$K436])) * (-1*[.$K436]) + [.$J436]);1;1)" office:value-type="float" office:value="408">
            <text:p>408</text:p>
          </table:table-cell>
          <table:table-cell table:formula="of:=([.$H436] - [.$J436])" office:value-type="float" office:value="100">
            <text:p>100</text:p>
          </table:table-cell>
          <table:table-cell table:formula="of:=([.$I436] - [.$K436])" office:value-type="float" office:value="3622">
            <text:p>3622</text:p>
          </table:table-cell>
          <table:table-cell table:formula="of:=(([.$H436] - [.$J436])/([.$I436] - [.$K436]))" office:value-type="float" office:value="0.0276090557702927">
            <text:p>0,027609055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23">
            <text:p>332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37] - [.$J437])/([.$I437] - [.$K437])) * (-1*[.$K437]) + [.$J437]);1;1)" office:value-type="float" office:value="408">
            <text:p>408</text:p>
          </table:table-cell>
          <table:table-cell table:formula="of:=([.$H437] - [.$J437])" office:value-type="float" office:value="100">
            <text:p>100</text:p>
          </table:table-cell>
          <table:table-cell table:formula="of:=([.$I437] - [.$K437])" office:value-type="float" office:value="3623">
            <text:p>3623</text:p>
          </table:table-cell>
          <table:table-cell table:formula="of:=(([.$H437] - [.$J437])/([.$I437] - [.$K437]))" office:value-type="float" office:value="0.0276014352746343">
            <text:p>0,027601435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24">
            <text:p>332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38] - [.$J438])/([.$I438] - [.$K438])) * (-1*[.$K438]) + [.$J438]);1;1)" office:value-type="float" office:value="408">
            <text:p>408</text:p>
          </table:table-cell>
          <table:table-cell table:formula="of:=([.$H438] - [.$J438])" office:value-type="float" office:value="100">
            <text:p>100</text:p>
          </table:table-cell>
          <table:table-cell table:formula="of:=([.$I438] - [.$K438])" office:value-type="float" office:value="3624">
            <text:p>3624</text:p>
          </table:table-cell>
          <table:table-cell table:formula="of:=(([.$H438] - [.$J438])/([.$I438] - [.$K438]))" office:value-type="float" office:value="0.0275938189845475">
            <text:p>0,02759381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25">
            <text:p>332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39] - [.$J439])/([.$I439] - [.$K439])) * (-1*[.$K439]) + [.$J439]);1;1)" office:value-type="float" office:value="408">
            <text:p>408</text:p>
          </table:table-cell>
          <table:table-cell table:formula="of:=([.$H439] - [.$J439])" office:value-type="float" office:value="100">
            <text:p>100</text:p>
          </table:table-cell>
          <table:table-cell table:formula="of:=([.$I439] - [.$K439])" office:value-type="float" office:value="3625">
            <text:p>3625</text:p>
          </table:table-cell>
          <table:table-cell table:formula="of:=(([.$H439] - [.$J439])/([.$I439] - [.$K439]))" office:value-type="float" office:value="0.0275862068965517">
            <text:p>0,027586206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26">
            <text:p>332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40] - [.$J440])/([.$I440] - [.$K440])) * (-1*[.$K440]) + [.$J440]);1;1)" office:value-type="float" office:value="408">
            <text:p>408</text:p>
          </table:table-cell>
          <table:table-cell table:formula="of:=([.$H440] - [.$J440])" office:value-type="float" office:value="100">
            <text:p>100</text:p>
          </table:table-cell>
          <table:table-cell table:formula="of:=([.$I440] - [.$K440])" office:value-type="float" office:value="3626">
            <text:p>3626</text:p>
          </table:table-cell>
          <table:table-cell table:formula="of:=(([.$H440] - [.$J440])/([.$I440] - [.$K440]))" office:value-type="float" office:value="0.0275785990071704">
            <text:p>0,02757859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27">
            <text:p>332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41] - [.$J441])/([.$I441] - [.$K441])) * (-1*[.$K441]) + [.$J441]);1;1)" office:value-type="float" office:value="408">
            <text:p>408</text:p>
          </table:table-cell>
          <table:table-cell table:formula="of:=([.$H441] - [.$J441])" office:value-type="float" office:value="100">
            <text:p>100</text:p>
          </table:table-cell>
          <table:table-cell table:formula="of:=([.$I441] - [.$K441])" office:value-type="float" office:value="3627">
            <text:p>3627</text:p>
          </table:table-cell>
          <table:table-cell table:formula="of:=(([.$H441] - [.$J441])/([.$I441] - [.$K441]))" office:value-type="float" office:value="0.0275709953129308">
            <text:p>0,027570995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28">
            <text:p>332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42] - [.$J442])/([.$I442] - [.$K442])) * (-1*[.$K442]) + [.$J442]);1;1)" office:value-type="float" office:value="408">
            <text:p>408</text:p>
          </table:table-cell>
          <table:table-cell table:formula="of:=([.$H442] - [.$J442])" office:value-type="float" office:value="100">
            <text:p>100</text:p>
          </table:table-cell>
          <table:table-cell table:formula="of:=([.$I442] - [.$K442])" office:value-type="float" office:value="3628">
            <text:p>3628</text:p>
          </table:table-cell>
          <table:table-cell table:formula="of:=(([.$H442] - [.$J442])/([.$I442] - [.$K442]))" office:value-type="float" office:value="0.0275633958103638">
            <text:p>0,027563395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29">
            <text:p>332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43] - [.$J443])/([.$I443] - [.$K443])) * (-1*[.$K443]) + [.$J443]);1;1)" office:value-type="float" office:value="408">
            <text:p>408</text:p>
          </table:table-cell>
          <table:table-cell table:formula="of:=([.$H443] - [.$J443])" office:value-type="float" office:value="100">
            <text:p>100</text:p>
          </table:table-cell>
          <table:table-cell table:formula="of:=([.$I443] - [.$K443])" office:value-type="float" office:value="3629">
            <text:p>3629</text:p>
          </table:table-cell>
          <table:table-cell table:formula="of:=(([.$H443] - [.$J443])/([.$I443] - [.$K443]))" office:value-type="float" office:value="0.0275558004960044">
            <text:p>0,027555800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30">
            <text:p>333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44] - [.$J444])/([.$I444] - [.$K444])) * (-1*[.$K444]) + [.$J444]);1;1)" office:value-type="float" office:value="408">
            <text:p>408</text:p>
          </table:table-cell>
          <table:table-cell table:formula="of:=([.$H444] - [.$J444])" office:value-type="float" office:value="100">
            <text:p>100</text:p>
          </table:table-cell>
          <table:table-cell table:formula="of:=([.$I444] - [.$K444])" office:value-type="float" office:value="3630">
            <text:p>3630</text:p>
          </table:table-cell>
          <table:table-cell table:formula="of:=(([.$H444] - [.$J444])/([.$I444] - [.$K444]))" office:value-type="float" office:value="0.0275482093663912">
            <text:p>0,027548209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31">
            <text:p>333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45] - [.$J445])/([.$I445] - [.$K445])) * (-1*[.$K445]) + [.$J445]);1;1)" office:value-type="float" office:value="408">
            <text:p>408</text:p>
          </table:table-cell>
          <table:table-cell table:formula="of:=([.$H445] - [.$J445])" office:value-type="float" office:value="100">
            <text:p>100</text:p>
          </table:table-cell>
          <table:table-cell table:formula="of:=([.$I445] - [.$K445])" office:value-type="float" office:value="3631">
            <text:p>3631</text:p>
          </table:table-cell>
          <table:table-cell table:formula="of:=(([.$H445] - [.$J445])/([.$I445] - [.$K445]))" office:value-type="float" office:value="0.0275406224180666">
            <text:p>0,027540622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32">
            <text:p>333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46] - [.$J446])/([.$I446] - [.$K446])) * (-1*[.$K446]) + [.$J446]);1;1)" office:value-type="float" office:value="408">
            <text:p>408</text:p>
          </table:table-cell>
          <table:table-cell table:formula="of:=([.$H446] - [.$J446])" office:value-type="float" office:value="100">
            <text:p>100</text:p>
          </table:table-cell>
          <table:table-cell table:formula="of:=([.$I446] - [.$K446])" office:value-type="float" office:value="3632">
            <text:p>3632</text:p>
          </table:table-cell>
          <table:table-cell table:formula="of:=(([.$H446] - [.$J446])/([.$I446] - [.$K446]))" office:value-type="float" office:value="0.0275330396475771">
            <text:p>0,027533039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33">
            <text:p>333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47] - [.$J447])/([.$I447] - [.$K447])) * (-1*[.$K447]) + [.$J447]);1;1)" office:value-type="float" office:value="408">
            <text:p>408</text:p>
          </table:table-cell>
          <table:table-cell table:formula="of:=([.$H447] - [.$J447])" office:value-type="float" office:value="100">
            <text:p>100</text:p>
          </table:table-cell>
          <table:table-cell table:formula="of:=([.$I447] - [.$K447])" office:value-type="float" office:value="3633">
            <text:p>3633</text:p>
          </table:table-cell>
          <table:table-cell table:formula="of:=(([.$H447] - [.$J447])/([.$I447] - [.$K447]))" office:value-type="float" office:value="0.0275254610514726">
            <text:p>0,027525461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34">
            <text:p>333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48] - [.$J448])/([.$I448] - [.$K448])) * (-1*[.$K448]) + [.$J448]);1;1)" office:value-type="float" office:value="408">
            <text:p>408</text:p>
          </table:table-cell>
          <table:table-cell table:formula="of:=([.$H448] - [.$J448])" office:value-type="float" office:value="100">
            <text:p>100</text:p>
          </table:table-cell>
          <table:table-cell table:formula="of:=([.$I448] - [.$K448])" office:value-type="float" office:value="3634">
            <text:p>3634</text:p>
          </table:table-cell>
          <table:table-cell table:formula="of:=(([.$H448] - [.$J448])/([.$I448] - [.$K448]))" office:value-type="float" office:value="0.0275178866263071">
            <text:p>0,027517886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35">
            <text:p>333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49] - [.$J449])/([.$I449] - [.$K449])) * (-1*[.$K449]) + [.$J449]);1;1)" office:value-type="float" office:value="408">
            <text:p>408</text:p>
          </table:table-cell>
          <table:table-cell table:formula="of:=([.$H449] - [.$J449])" office:value-type="float" office:value="100">
            <text:p>100</text:p>
          </table:table-cell>
          <table:table-cell table:formula="of:=([.$I449] - [.$K449])" office:value-type="float" office:value="3635">
            <text:p>3635</text:p>
          </table:table-cell>
          <table:table-cell table:formula="of:=(([.$H449] - [.$J449])/([.$I449] - [.$K449]))" office:value-type="float" office:value="0.0275103163686382">
            <text:p>0,027510316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36">
            <text:p>333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50] - [.$J450])/([.$I450] - [.$K450])) * (-1*[.$K450]) + [.$J450]);1;1)" office:value-type="float" office:value="408">
            <text:p>408</text:p>
          </table:table-cell>
          <table:table-cell table:formula="of:=([.$H450] - [.$J450])" office:value-type="float" office:value="100">
            <text:p>100</text:p>
          </table:table-cell>
          <table:table-cell table:formula="of:=([.$I450] - [.$K450])" office:value-type="float" office:value="3636">
            <text:p>3636</text:p>
          </table:table-cell>
          <table:table-cell table:formula="of:=(([.$H450] - [.$J450])/([.$I450] - [.$K450]))" office:value-type="float" office:value="0.0275027502750275">
            <text:p>0,027502750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37">
            <text:p>333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51] - [.$J451])/([.$I451] - [.$K451])) * (-1*[.$K451]) + [.$J451]);1;1)" office:value-type="float" office:value="408">
            <text:p>408</text:p>
          </table:table-cell>
          <table:table-cell table:formula="of:=([.$H451] - [.$J451])" office:value-type="float" office:value="100">
            <text:p>100</text:p>
          </table:table-cell>
          <table:table-cell table:formula="of:=([.$I451] - [.$K451])" office:value-type="float" office:value="3637">
            <text:p>3637</text:p>
          </table:table-cell>
          <table:table-cell table:formula="of:=(([.$H451] - [.$J451])/([.$I451] - [.$K451]))" office:value-type="float" office:value="0.0274951883420401">
            <text:p>0,027495188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38">
            <text:p>333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52] - [.$J452])/([.$I452] - [.$K452])) * (-1*[.$K452]) + [.$J452]);1;1)" office:value-type="float" office:value="408">
            <text:p>408</text:p>
          </table:table-cell>
          <table:table-cell table:formula="of:=([.$H452] - [.$J452])" office:value-type="float" office:value="100">
            <text:p>100</text:p>
          </table:table-cell>
          <table:table-cell table:formula="of:=([.$I452] - [.$K452])" office:value-type="float" office:value="3638">
            <text:p>3638</text:p>
          </table:table-cell>
          <table:table-cell table:formula="of:=(([.$H452] - [.$J452])/([.$I452] - [.$K452]))" office:value-type="float" office:value="0.0274876305662452">
            <text:p>0,027487630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39">
            <text:p>333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53] - [.$J453])/([.$I453] - [.$K453])) * (-1*[.$K453]) + [.$J453]);1;1)" office:value-type="float" office:value="408">
            <text:p>408</text:p>
          </table:table-cell>
          <table:table-cell table:formula="of:=([.$H453] - [.$J453])" office:value-type="float" office:value="100">
            <text:p>100</text:p>
          </table:table-cell>
          <table:table-cell table:formula="of:=([.$I453] - [.$K453])" office:value-type="float" office:value="3639">
            <text:p>3639</text:p>
          </table:table-cell>
          <table:table-cell table:formula="of:=(([.$H453] - [.$J453])/([.$I453] - [.$K453]))" office:value-type="float" office:value="0.0274800769442154">
            <text:p>0,027480076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40">
            <text:p>334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54] - [.$J454])/([.$I454] - [.$K454])) * (-1*[.$K454]) + [.$J454]);1;1)" office:value-type="float" office:value="408">
            <text:p>408</text:p>
          </table:table-cell>
          <table:table-cell table:formula="of:=([.$H454] - [.$J454])" office:value-type="float" office:value="100">
            <text:p>100</text:p>
          </table:table-cell>
          <table:table-cell table:formula="of:=([.$I454] - [.$K454])" office:value-type="float" office:value="3640">
            <text:p>3640</text:p>
          </table:table-cell>
          <table:table-cell table:formula="of:=(([.$H454] - [.$J454])/([.$I454] - [.$K454]))" office:value-type="float" office:value="0.0274725274725275">
            <text:p>0,027472527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41">
            <text:p>334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55] - [.$J455])/([.$I455] - [.$K455])) * (-1*[.$K455]) + [.$J455]);1;1)" office:value-type="float" office:value="408">
            <text:p>408</text:p>
          </table:table-cell>
          <table:table-cell table:formula="of:=([.$H455] - [.$J455])" office:value-type="float" office:value="100">
            <text:p>100</text:p>
          </table:table-cell>
          <table:table-cell table:formula="of:=([.$I455] - [.$K455])" office:value-type="float" office:value="3641">
            <text:p>3641</text:p>
          </table:table-cell>
          <table:table-cell table:formula="of:=(([.$H455] - [.$J455])/([.$I455] - [.$K455]))" office:value-type="float" office:value="0.0274649821477616">
            <text:p>0,027464982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42">
            <text:p>334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56] - [.$J456])/([.$I456] - [.$K456])) * (-1*[.$K456]) + [.$J456]);1;1)" office:value-type="float" office:value="408">
            <text:p>408</text:p>
          </table:table-cell>
          <table:table-cell table:formula="of:=([.$H456] - [.$J456])" office:value-type="float" office:value="100">
            <text:p>100</text:p>
          </table:table-cell>
          <table:table-cell table:formula="of:=([.$I456] - [.$K456])" office:value-type="float" office:value="3642">
            <text:p>3642</text:p>
          </table:table-cell>
          <table:table-cell table:formula="of:=(([.$H456] - [.$J456])/([.$I456] - [.$K456]))" office:value-type="float" office:value="0.0274574409665019">
            <text:p>0,02745744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43">
            <text:p>334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57] - [.$J457])/([.$I457] - [.$K457])) * (-1*[.$K457]) + [.$J457]);1;1)" office:value-type="float" office:value="408">
            <text:p>408</text:p>
          </table:table-cell>
          <table:table-cell table:formula="of:=([.$H457] - [.$J457])" office:value-type="float" office:value="100">
            <text:p>100</text:p>
          </table:table-cell>
          <table:table-cell table:formula="of:=([.$I457] - [.$K457])" office:value-type="float" office:value="3643">
            <text:p>3643</text:p>
          </table:table-cell>
          <table:table-cell table:formula="of:=(([.$H457] - [.$J457])/([.$I457] - [.$K457]))" office:value-type="float" office:value="0.0274499039253363">
            <text:p>0,027449903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44">
            <text:p>334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58] - [.$J458])/([.$I458] - [.$K458])) * (-1*[.$K458]) + [.$J458]);1;1)" office:value-type="float" office:value="408">
            <text:p>408</text:p>
          </table:table-cell>
          <table:table-cell table:formula="of:=([.$H458] - [.$J458])" office:value-type="float" office:value="100">
            <text:p>100</text:p>
          </table:table-cell>
          <table:table-cell table:formula="of:=([.$I458] - [.$K458])" office:value-type="float" office:value="3644">
            <text:p>3644</text:p>
          </table:table-cell>
          <table:table-cell table:formula="of:=(([.$H458] - [.$J458])/([.$I458] - [.$K458]))" office:value-type="float" office:value="0.0274423710208562">
            <text:p>0,02744237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45">
            <text:p>334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59] - [.$J459])/([.$I459] - [.$K459])) * (-1*[.$K459]) + [.$J459]);1;1)" office:value-type="float" office:value="408">
            <text:p>408</text:p>
          </table:table-cell>
          <table:table-cell table:formula="of:=([.$H459] - [.$J459])" office:value-type="float" office:value="100">
            <text:p>100</text:p>
          </table:table-cell>
          <table:table-cell table:formula="of:=([.$I459] - [.$K459])" office:value-type="float" office:value="3645">
            <text:p>3645</text:p>
          </table:table-cell>
          <table:table-cell table:formula="of:=(([.$H459] - [.$J459])/([.$I459] - [.$K459]))" office:value-type="float" office:value="0.0274348422496571">
            <text:p>0,027434842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46">
            <text:p>334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60] - [.$J460])/([.$I460] - [.$K460])) * (-1*[.$K460]) + [.$J460]);1;1)" office:value-type="float" office:value="408">
            <text:p>408</text:p>
          </table:table-cell>
          <table:table-cell table:formula="of:=([.$H460] - [.$J460])" office:value-type="float" office:value="100">
            <text:p>100</text:p>
          </table:table-cell>
          <table:table-cell table:formula="of:=([.$I460] - [.$K460])" office:value-type="float" office:value="3646">
            <text:p>3646</text:p>
          </table:table-cell>
          <table:table-cell table:formula="of:=(([.$H460] - [.$J460])/([.$I460] - [.$K460]))" office:value-type="float" office:value="0.0274273176083379">
            <text:p>0,027427317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47">
            <text:p>334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61] - [.$J461])/([.$I461] - [.$K461])) * (-1*[.$K461]) + [.$J461]);1;1)" office:value-type="float" office:value="408">
            <text:p>408</text:p>
          </table:table-cell>
          <table:table-cell table:formula="of:=([.$H461] - [.$J461])" office:value-type="float" office:value="100">
            <text:p>100</text:p>
          </table:table-cell>
          <table:table-cell table:formula="of:=([.$I461] - [.$K461])" office:value-type="float" office:value="3647">
            <text:p>3647</text:p>
          </table:table-cell>
          <table:table-cell table:formula="of:=(([.$H461] - [.$J461])/([.$I461] - [.$K461]))" office:value-type="float" office:value="0.0274197970935015">
            <text:p>0,027419797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48">
            <text:p>334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62] - [.$J462])/([.$I462] - [.$K462])) * (-1*[.$K462]) + [.$J462]);1;1)" office:value-type="float" office:value="408">
            <text:p>408</text:p>
          </table:table-cell>
          <table:table-cell table:formula="of:=([.$H462] - [.$J462])" office:value-type="float" office:value="100">
            <text:p>100</text:p>
          </table:table-cell>
          <table:table-cell table:formula="of:=([.$I462] - [.$K462])" office:value-type="float" office:value="3648">
            <text:p>3648</text:p>
          </table:table-cell>
          <table:table-cell table:formula="of:=(([.$H462] - [.$J462])/([.$I462] - [.$K462]))" office:value-type="float" office:value="0.0274122807017544">
            <text:p>0,027412280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49">
            <text:p>334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63] - [.$J463])/([.$I463] - [.$K463])) * (-1*[.$K463]) + [.$J463]);1;1)" office:value-type="float" office:value="408">
            <text:p>408</text:p>
          </table:table-cell>
          <table:table-cell table:formula="of:=([.$H463] - [.$J463])" office:value-type="float" office:value="100">
            <text:p>100</text:p>
          </table:table-cell>
          <table:table-cell table:formula="of:=([.$I463] - [.$K463])" office:value-type="float" office:value="3649">
            <text:p>3649</text:p>
          </table:table-cell>
          <table:table-cell table:formula="of:=(([.$H463] - [.$J463])/([.$I463] - [.$K463]))" office:value-type="float" office:value="0.0274047684297068">
            <text:p>0,027404768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50">
            <text:p>335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64] - [.$J464])/([.$I464] - [.$K464])) * (-1*[.$K464]) + [.$J464]);1;1)" office:value-type="float" office:value="408">
            <text:p>408</text:p>
          </table:table-cell>
          <table:table-cell table:formula="of:=([.$H464] - [.$J464])" office:value-type="float" office:value="100">
            <text:p>100</text:p>
          </table:table-cell>
          <table:table-cell table:formula="of:=([.$I464] - [.$K464])" office:value-type="float" office:value="3650">
            <text:p>3650</text:p>
          </table:table-cell>
          <table:table-cell table:formula="of:=(([.$H464] - [.$J464])/([.$I464] - [.$K464]))" office:value-type="float" office:value="0.0273972602739726">
            <text:p>0,027397260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51">
            <text:p>335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65] - [.$J465])/([.$I465] - [.$K465])) * (-1*[.$K465]) + [.$J465]);1;1)" office:value-type="float" office:value="408">
            <text:p>408</text:p>
          </table:table-cell>
          <table:table-cell table:formula="of:=([.$H465] - [.$J465])" office:value-type="float" office:value="100">
            <text:p>100</text:p>
          </table:table-cell>
          <table:table-cell table:formula="of:=([.$I465] - [.$K465])" office:value-type="float" office:value="3651">
            <text:p>3651</text:p>
          </table:table-cell>
          <table:table-cell table:formula="of:=(([.$H465] - [.$J465])/([.$I465] - [.$K465]))" office:value-type="float" office:value="0.0273897562311695">
            <text:p>0,027389756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52">
            <text:p>335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66] - [.$J466])/([.$I466] - [.$K466])) * (-1*[.$K466]) + [.$J466]);1;1)" office:value-type="float" office:value="408">
            <text:p>408</text:p>
          </table:table-cell>
          <table:table-cell table:formula="of:=([.$H466] - [.$J466])" office:value-type="float" office:value="100">
            <text:p>100</text:p>
          </table:table-cell>
          <table:table-cell table:formula="of:=([.$I466] - [.$K466])" office:value-type="float" office:value="3652">
            <text:p>3652</text:p>
          </table:table-cell>
          <table:table-cell table:formula="of:=(([.$H466] - [.$J466])/([.$I466] - [.$K466]))" office:value-type="float" office:value="0.0273822562979189">
            <text:p>0,027382256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53">
            <text:p>335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67] - [.$J467])/([.$I467] - [.$K467])) * (-1*[.$K467]) + [.$J467]);1;1)" office:value-type="float" office:value="408">
            <text:p>408</text:p>
          </table:table-cell>
          <table:table-cell table:formula="of:=([.$H467] - [.$J467])" office:value-type="float" office:value="100">
            <text:p>100</text:p>
          </table:table-cell>
          <table:table-cell table:formula="of:=([.$I467] - [.$K467])" office:value-type="float" office:value="3653">
            <text:p>3653</text:p>
          </table:table-cell>
          <table:table-cell table:formula="of:=(([.$H467] - [.$J467])/([.$I467] - [.$K467]))" office:value-type="float" office:value="0.0273747604708459">
            <text:p>0,027374760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54">
            <text:p>335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68] - [.$J468])/([.$I468] - [.$K468])) * (-1*[.$K468]) + [.$J468]);1;1)" office:value-type="float" office:value="408">
            <text:p>408</text:p>
          </table:table-cell>
          <table:table-cell table:formula="of:=([.$H468] - [.$J468])" office:value-type="float" office:value="100">
            <text:p>100</text:p>
          </table:table-cell>
          <table:table-cell table:formula="of:=([.$I468] - [.$K468])" office:value-type="float" office:value="3654">
            <text:p>3654</text:p>
          </table:table-cell>
          <table:table-cell table:formula="of:=(([.$H468] - [.$J468])/([.$I468] - [.$K468]))" office:value-type="float" office:value="0.0273672687465791">
            <text:p>0,027367268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55">
            <text:p>335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69] - [.$J469])/([.$I469] - [.$K469])) * (-1*[.$K469]) + [.$J469]);1;1)" office:value-type="float" office:value="408">
            <text:p>408</text:p>
          </table:table-cell>
          <table:table-cell table:formula="of:=([.$H469] - [.$J469])" office:value-type="float" office:value="100">
            <text:p>100</text:p>
          </table:table-cell>
          <table:table-cell table:formula="of:=([.$I469] - [.$K469])" office:value-type="float" office:value="3655">
            <text:p>3655</text:p>
          </table:table-cell>
          <table:table-cell table:formula="of:=(([.$H469] - [.$J469])/([.$I469] - [.$K469]))" office:value-type="float" office:value="0.027359781121751">
            <text:p>0,027359781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56">
            <text:p>335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70] - [.$J470])/([.$I470] - [.$K470])) * (-1*[.$K470]) + [.$J470]);1;1)" office:value-type="float" office:value="408">
            <text:p>408</text:p>
          </table:table-cell>
          <table:table-cell table:formula="of:=([.$H470] - [.$J470])" office:value-type="float" office:value="100">
            <text:p>100</text:p>
          </table:table-cell>
          <table:table-cell table:formula="of:=([.$I470] - [.$K470])" office:value-type="float" office:value="3656">
            <text:p>3656</text:p>
          </table:table-cell>
          <table:table-cell table:formula="of:=(([.$H470] - [.$J470])/([.$I470] - [.$K470]))" office:value-type="float" office:value="0.0273522975929978">
            <text:p>0,027352297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57">
            <text:p>335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71] - [.$J471])/([.$I471] - [.$K471])) * (-1*[.$K471]) + [.$J471]);1;1)" office:value-type="float" office:value="408">
            <text:p>408</text:p>
          </table:table-cell>
          <table:table-cell table:formula="of:=([.$H471] - [.$J471])" office:value-type="float" office:value="100">
            <text:p>100</text:p>
          </table:table-cell>
          <table:table-cell table:formula="of:=([.$I471] - [.$K471])" office:value-type="float" office:value="3657">
            <text:p>3657</text:p>
          </table:table-cell>
          <table:table-cell table:formula="of:=(([.$H471] - [.$J471])/([.$I471] - [.$K471]))" office:value-type="float" office:value="0.0273448181569593">
            <text:p>0,027344818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58">
            <text:p>335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72] - [.$J472])/([.$I472] - [.$K472])) * (-1*[.$K472]) + [.$J472]);1;1)" office:value-type="float" office:value="408">
            <text:p>408</text:p>
          </table:table-cell>
          <table:table-cell table:formula="of:=([.$H472] - [.$J472])" office:value-type="float" office:value="100">
            <text:p>100</text:p>
          </table:table-cell>
          <table:table-cell table:formula="of:=([.$I472] - [.$K472])" office:value-type="float" office:value="3658">
            <text:p>3658</text:p>
          </table:table-cell>
          <table:table-cell table:formula="of:=(([.$H472] - [.$J472])/([.$I472] - [.$K472]))" office:value-type="float" office:value="0.0273373428102788">
            <text:p>0,027337342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59">
            <text:p>335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73] - [.$J473])/([.$I473] - [.$K473])) * (-1*[.$K473]) + [.$J473]);1;1)" office:value-type="float" office:value="408">
            <text:p>408</text:p>
          </table:table-cell>
          <table:table-cell table:formula="of:=([.$H473] - [.$J473])" office:value-type="float" office:value="100">
            <text:p>100</text:p>
          </table:table-cell>
          <table:table-cell table:formula="of:=([.$I473] - [.$K473])" office:value-type="float" office:value="3659">
            <text:p>3659</text:p>
          </table:table-cell>
          <table:table-cell table:formula="of:=(([.$H473] - [.$J473])/([.$I473] - [.$K473]))" office:value-type="float" office:value="0.0273298715496037">
            <text:p>0,027329871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60">
            <text:p>336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74] - [.$J474])/([.$I474] - [.$K474])) * (-1*[.$K474]) + [.$J474]);1;1)" office:value-type="float" office:value="408">
            <text:p>408</text:p>
          </table:table-cell>
          <table:table-cell table:formula="of:=([.$H474] - [.$J474])" office:value-type="float" office:value="100">
            <text:p>100</text:p>
          </table:table-cell>
          <table:table-cell table:formula="of:=([.$I474] - [.$K474])" office:value-type="float" office:value="3660">
            <text:p>3660</text:p>
          </table:table-cell>
          <table:table-cell table:formula="of:=(([.$H474] - [.$J474])/([.$I474] - [.$K474]))" office:value-type="float" office:value="0.0273224043715847">
            <text:p>0,027322404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61">
            <text:p>336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75] - [.$J475])/([.$I475] - [.$K475])) * (-1*[.$K475]) + [.$J475]);1;1)" office:value-type="float" office:value="408">
            <text:p>408</text:p>
          </table:table-cell>
          <table:table-cell table:formula="of:=([.$H475] - [.$J475])" office:value-type="float" office:value="100">
            <text:p>100</text:p>
          </table:table-cell>
          <table:table-cell table:formula="of:=([.$I475] - [.$K475])" office:value-type="float" office:value="3661">
            <text:p>3661</text:p>
          </table:table-cell>
          <table:table-cell table:formula="of:=(([.$H475] - [.$J475])/([.$I475] - [.$K475]))" office:value-type="float" office:value="0.0273149412728763">
            <text:p>0,027314941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62">
            <text:p>336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76] - [.$J476])/([.$I476] - [.$K476])) * (-1*[.$K476]) + [.$J476]);1;1)" office:value-type="float" office:value="408">
            <text:p>408</text:p>
          </table:table-cell>
          <table:table-cell table:formula="of:=([.$H476] - [.$J476])" office:value-type="float" office:value="100">
            <text:p>100</text:p>
          </table:table-cell>
          <table:table-cell table:formula="of:=([.$I476] - [.$K476])" office:value-type="float" office:value="3662">
            <text:p>3662</text:p>
          </table:table-cell>
          <table:table-cell table:formula="of:=(([.$H476] - [.$J476])/([.$I476] - [.$K476]))" office:value-type="float" office:value="0.0273074822501365">
            <text:p>0,027307482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63">
            <text:p>336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77] - [.$J477])/([.$I477] - [.$K477])) * (-1*[.$K477]) + [.$J477]);1;1)" office:value-type="float" office:value="408">
            <text:p>408</text:p>
          </table:table-cell>
          <table:table-cell table:formula="of:=([.$H477] - [.$J477])" office:value-type="float" office:value="100">
            <text:p>100</text:p>
          </table:table-cell>
          <table:table-cell table:formula="of:=([.$I477] - [.$K477])" office:value-type="float" office:value="3663">
            <text:p>3663</text:p>
          </table:table-cell>
          <table:table-cell table:formula="of:=(([.$H477] - [.$J477])/([.$I477] - [.$K477]))" office:value-type="float" office:value="0.0273000273000273">
            <text:p>0,027300027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64">
            <text:p>336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78] - [.$J478])/([.$I478] - [.$K478])) * (-1*[.$K478]) + [.$J478]);1;1)" office:value-type="float" office:value="408">
            <text:p>408</text:p>
          </table:table-cell>
          <table:table-cell table:formula="of:=([.$H478] - [.$J478])" office:value-type="float" office:value="100">
            <text:p>100</text:p>
          </table:table-cell>
          <table:table-cell table:formula="of:=([.$I478] - [.$K478])" office:value-type="float" office:value="3664">
            <text:p>3664</text:p>
          </table:table-cell>
          <table:table-cell table:formula="of:=(([.$H478] - [.$J478])/([.$I478] - [.$K478]))" office:value-type="float" office:value="0.027292576419214">
            <text:p>0,027292576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65">
            <text:p>336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79] - [.$J479])/([.$I479] - [.$K479])) * (-1*[.$K479]) + [.$J479]);1;1)" office:value-type="float" office:value="408">
            <text:p>408</text:p>
          </table:table-cell>
          <table:table-cell table:formula="of:=([.$H479] - [.$J479])" office:value-type="float" office:value="100">
            <text:p>100</text:p>
          </table:table-cell>
          <table:table-cell table:formula="of:=([.$I479] - [.$K479])" office:value-type="float" office:value="3665">
            <text:p>3665</text:p>
          </table:table-cell>
          <table:table-cell table:formula="of:=(([.$H479] - [.$J479])/([.$I479] - [.$K479]))" office:value-type="float" office:value="0.0272851296043656">
            <text:p>0,027285129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66">
            <text:p>336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80] - [.$J480])/([.$I480] - [.$K480])) * (-1*[.$K480]) + [.$J480]);1;1)" office:value-type="float" office:value="408">
            <text:p>408</text:p>
          </table:table-cell>
          <table:table-cell table:formula="of:=([.$H480] - [.$J480])" office:value-type="float" office:value="100">
            <text:p>100</text:p>
          </table:table-cell>
          <table:table-cell table:formula="of:=([.$I480] - [.$K480])" office:value-type="float" office:value="3666">
            <text:p>3666</text:p>
          </table:table-cell>
          <table:table-cell table:formula="of:=(([.$H480] - [.$J480])/([.$I480] - [.$K480]))" office:value-type="float" office:value="0.0272776868521549">
            <text:p>0,027277686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67">
            <text:p>336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81] - [.$J481])/([.$I481] - [.$K481])) * (-1*[.$K481]) + [.$J481]);1;1)" office:value-type="float" office:value="408">
            <text:p>408</text:p>
          </table:table-cell>
          <table:table-cell table:formula="of:=([.$H481] - [.$J481])" office:value-type="float" office:value="100">
            <text:p>100</text:p>
          </table:table-cell>
          <table:table-cell table:formula="of:=([.$I481] - [.$K481])" office:value-type="float" office:value="3667">
            <text:p>3667</text:p>
          </table:table-cell>
          <table:table-cell table:formula="of:=(([.$H481] - [.$J481])/([.$I481] - [.$K481]))" office:value-type="float" office:value="0.0272702481592582">
            <text:p>0,027270248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68">
            <text:p>336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82] - [.$J482])/([.$I482] - [.$K482])) * (-1*[.$K482]) + [.$J482]);1;1)" office:value-type="float" office:value="408">
            <text:p>408</text:p>
          </table:table-cell>
          <table:table-cell table:formula="of:=([.$H482] - [.$J482])" office:value-type="float" office:value="100">
            <text:p>100</text:p>
          </table:table-cell>
          <table:table-cell table:formula="of:=([.$I482] - [.$K482])" office:value-type="float" office:value="3668">
            <text:p>3668</text:p>
          </table:table-cell>
          <table:table-cell table:formula="of:=(([.$H482] - [.$J482])/([.$I482] - [.$K482]))" office:value-type="float" office:value="0.0272628135223555">
            <text:p>0,027262813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69">
            <text:p>336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83] - [.$J483])/([.$I483] - [.$K483])) * (-1*[.$K483]) + [.$J483]);1;1)" office:value-type="float" office:value="408">
            <text:p>408</text:p>
          </table:table-cell>
          <table:table-cell table:formula="of:=([.$H483] - [.$J483])" office:value-type="float" office:value="100">
            <text:p>100</text:p>
          </table:table-cell>
          <table:table-cell table:formula="of:=([.$I483] - [.$K483])" office:value-type="float" office:value="3669">
            <text:p>3669</text:p>
          </table:table-cell>
          <table:table-cell table:formula="of:=(([.$H483] - [.$J483])/([.$I483] - [.$K483]))" office:value-type="float" office:value="0.0272553829381303">
            <text:p>0,027255382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70">
            <text:p>337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84] - [.$J484])/([.$I484] - [.$K484])) * (-1*[.$K484]) + [.$J484]);1;1)" office:value-type="float" office:value="408">
            <text:p>408</text:p>
          </table:table-cell>
          <table:table-cell table:formula="of:=([.$H484] - [.$J484])" office:value-type="float" office:value="100">
            <text:p>100</text:p>
          </table:table-cell>
          <table:table-cell table:formula="of:=([.$I484] - [.$K484])" office:value-type="float" office:value="3670">
            <text:p>3670</text:p>
          </table:table-cell>
          <table:table-cell table:formula="of:=(([.$H484] - [.$J484])/([.$I484] - [.$K484]))" office:value-type="float" office:value="0.0272479564032698">
            <text:p>0,027247956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71">
            <text:p>337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85] - [.$J485])/([.$I485] - [.$K485])) * (-1*[.$K485]) + [.$J485]);1;1)" office:value-type="float" office:value="408">
            <text:p>408</text:p>
          </table:table-cell>
          <table:table-cell table:formula="of:=([.$H485] - [.$J485])" office:value-type="float" office:value="100">
            <text:p>100</text:p>
          </table:table-cell>
          <table:table-cell table:formula="of:=([.$I485] - [.$K485])" office:value-type="float" office:value="3671">
            <text:p>3671</text:p>
          </table:table-cell>
          <table:table-cell table:formula="of:=(([.$H485] - [.$J485])/([.$I485] - [.$K485]))" office:value-type="float" office:value="0.0272405339144647">
            <text:p>0,027240533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72">
            <text:p>337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86] - [.$J486])/([.$I486] - [.$K486])) * (-1*[.$K486]) + [.$J486]);1;1)" office:value-type="float" office:value="408">
            <text:p>408</text:p>
          </table:table-cell>
          <table:table-cell table:formula="of:=([.$H486] - [.$J486])" office:value-type="float" office:value="100">
            <text:p>100</text:p>
          </table:table-cell>
          <table:table-cell table:formula="of:=([.$I486] - [.$K486])" office:value-type="float" office:value="3672">
            <text:p>3672</text:p>
          </table:table-cell>
          <table:table-cell table:formula="of:=(([.$H486] - [.$J486])/([.$I486] - [.$K486]))" office:value-type="float" office:value="0.0272331154684096">
            <text:p>0,027233115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73">
            <text:p>337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87] - [.$J487])/([.$I487] - [.$K487])) * (-1*[.$K487]) + [.$J487]);1;1)" office:value-type="float" office:value="408">
            <text:p>408</text:p>
          </table:table-cell>
          <table:table-cell table:formula="of:=([.$H487] - [.$J487])" office:value-type="float" office:value="100">
            <text:p>100</text:p>
          </table:table-cell>
          <table:table-cell table:formula="of:=([.$I487] - [.$K487])" office:value-type="float" office:value="3673">
            <text:p>3673</text:p>
          </table:table-cell>
          <table:table-cell table:formula="of:=(([.$H487] - [.$J487])/([.$I487] - [.$K487]))" office:value-type="float" office:value="0.0272257010618023">
            <text:p>0,027225701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74">
            <text:p>337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88] - [.$J488])/([.$I488] - [.$K488])) * (-1*[.$K488]) + [.$J488]);1;1)" office:value-type="float" office:value="408">
            <text:p>408</text:p>
          </table:table-cell>
          <table:table-cell table:formula="of:=([.$H488] - [.$J488])" office:value-type="float" office:value="100">
            <text:p>100</text:p>
          </table:table-cell>
          <table:table-cell table:formula="of:=([.$I488] - [.$K488])" office:value-type="float" office:value="3674">
            <text:p>3674</text:p>
          </table:table-cell>
          <table:table-cell table:formula="of:=(([.$H488] - [.$J488])/([.$I488] - [.$K488]))" office:value-type="float" office:value="0.0272182906913446">
            <text:p>0,027218290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75">
            <text:p>337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89] - [.$J489])/([.$I489] - [.$K489])) * (-1*[.$K489]) + [.$J489]);1;1)" office:value-type="float" office:value="408">
            <text:p>408</text:p>
          </table:table-cell>
          <table:table-cell table:formula="of:=([.$H489] - [.$J489])" office:value-type="float" office:value="100">
            <text:p>100</text:p>
          </table:table-cell>
          <table:table-cell table:formula="of:=([.$I489] - [.$K489])" office:value-type="float" office:value="3675">
            <text:p>3675</text:p>
          </table:table-cell>
          <table:table-cell table:formula="of:=(([.$H489] - [.$J489])/([.$I489] - [.$K489]))" office:value-type="float" office:value="0.0272108843537415">
            <text:p>0,027210884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76">
            <text:p>337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90] - [.$J490])/([.$I490] - [.$K490])) * (-1*[.$K490]) + [.$J490]);1;1)" office:value-type="float" office:value="408">
            <text:p>408</text:p>
          </table:table-cell>
          <table:table-cell table:formula="of:=([.$H490] - [.$J490])" office:value-type="float" office:value="100">
            <text:p>100</text:p>
          </table:table-cell>
          <table:table-cell table:formula="of:=([.$I490] - [.$K490])" office:value-type="float" office:value="3676">
            <text:p>3676</text:p>
          </table:table-cell>
          <table:table-cell table:formula="of:=(([.$H490] - [.$J490])/([.$I490] - [.$K490]))" office:value-type="float" office:value="0.0272034820457018">
            <text:p>0,027203482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77">
            <text:p>337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91] - [.$J491])/([.$I491] - [.$K491])) * (-1*[.$K491]) + [.$J491]);1;1)" office:value-type="float" office:value="408">
            <text:p>408</text:p>
          </table:table-cell>
          <table:table-cell table:formula="of:=([.$H491] - [.$J491])" office:value-type="float" office:value="100">
            <text:p>100</text:p>
          </table:table-cell>
          <table:table-cell table:formula="of:=([.$I491] - [.$K491])" office:value-type="float" office:value="3677">
            <text:p>3677</text:p>
          </table:table-cell>
          <table:table-cell table:formula="of:=(([.$H491] - [.$J491])/([.$I491] - [.$K491]))" office:value-type="float" office:value="0.027196083763938">
            <text:p>0,027196083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78">
            <text:p>337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92] - [.$J492])/([.$I492] - [.$K492])) * (-1*[.$K492]) + [.$J492]);1;1)" office:value-type="float" office:value="408">
            <text:p>408</text:p>
          </table:table-cell>
          <table:table-cell table:formula="of:=([.$H492] - [.$J492])" office:value-type="float" office:value="100">
            <text:p>100</text:p>
          </table:table-cell>
          <table:table-cell table:formula="of:=([.$I492] - [.$K492])" office:value-type="float" office:value="3678">
            <text:p>3678</text:p>
          </table:table-cell>
          <table:table-cell table:formula="of:=(([.$H492] - [.$J492])/([.$I492] - [.$K492]))" office:value-type="float" office:value="0.0271886895051658">
            <text:p>0,0271886895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79">
            <text:p>3379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93] - [.$J493])/([.$I493] - [.$K493])) * (-1*[.$K493]) + [.$J493]);1;1)" office:value-type="float" office:value="408">
            <text:p>408</text:p>
          </table:table-cell>
          <table:table-cell table:formula="of:=([.$H493] - [.$J493])" office:value-type="float" office:value="100">
            <text:p>100</text:p>
          </table:table-cell>
          <table:table-cell table:formula="of:=([.$I493] - [.$K493])" office:value-type="float" office:value="3679">
            <text:p>3679</text:p>
          </table:table-cell>
          <table:table-cell table:formula="of:=(([.$H493] - [.$J493])/([.$I493] - [.$K493]))" office:value-type="float" office:value="0.0271812992661049">
            <text:p>0,027181299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80">
            <text:p>3380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94] - [.$J494])/([.$I494] - [.$K494])) * (-1*[.$K494]) + [.$J494]);1;1)" office:value-type="float" office:value="408">
            <text:p>408</text:p>
          </table:table-cell>
          <table:table-cell table:formula="of:=([.$H494] - [.$J494])" office:value-type="float" office:value="100">
            <text:p>100</text:p>
          </table:table-cell>
          <table:table-cell table:formula="of:=([.$I494] - [.$K494])" office:value-type="float" office:value="3680">
            <text:p>3680</text:p>
          </table:table-cell>
          <table:table-cell table:formula="of:=(([.$H494] - [.$J494])/([.$I494] - [.$K494]))" office:value-type="float" office:value="0.0271739130434783">
            <text:p>0,02717391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81">
            <text:p>3381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95] - [.$J495])/([.$I495] - [.$K495])) * (-1*[.$K495]) + [.$J495]);1;1)" office:value-type="float" office:value="408">
            <text:p>408</text:p>
          </table:table-cell>
          <table:table-cell table:formula="of:=([.$H495] - [.$J495])" office:value-type="float" office:value="100">
            <text:p>100</text:p>
          </table:table-cell>
          <table:table-cell table:formula="of:=([.$I495] - [.$K495])" office:value-type="float" office:value="3681">
            <text:p>3681</text:p>
          </table:table-cell>
          <table:table-cell table:formula="of:=(([.$H495] - [.$J495])/([.$I495] - [.$K495]))" office:value-type="float" office:value="0.0271665308340125">
            <text:p>0,0271665308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82">
            <text:p>3382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96] - [.$J496])/([.$I496] - [.$K496])) * (-1*[.$K496]) + [.$J496]);1;1)" office:value-type="float" office:value="408">
            <text:p>408</text:p>
          </table:table-cell>
          <table:table-cell table:formula="of:=([.$H496] - [.$J496])" office:value-type="float" office:value="100">
            <text:p>100</text:p>
          </table:table-cell>
          <table:table-cell table:formula="of:=([.$I496] - [.$K496])" office:value-type="float" office:value="3682">
            <text:p>3682</text:p>
          </table:table-cell>
          <table:table-cell table:formula="of:=(([.$H496] - [.$J496])/([.$I496] - [.$K496]))" office:value-type="float" office:value="0.0271591526344378">
            <text:p>0,0271591526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83">
            <text:p>3383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97] - [.$J497])/([.$I497] - [.$K497])) * (-1*[.$K497]) + [.$J497]);1;1)" office:value-type="float" office:value="408">
            <text:p>408</text:p>
          </table:table-cell>
          <table:table-cell table:formula="of:=([.$H497] - [.$J497])" office:value-type="float" office:value="100">
            <text:p>100</text:p>
          </table:table-cell>
          <table:table-cell table:formula="of:=([.$I497] - [.$K497])" office:value-type="float" office:value="3683">
            <text:p>3683</text:p>
          </table:table-cell>
          <table:table-cell table:formula="of:=(([.$H497] - [.$J497])/([.$I497] - [.$K497]))" office:value-type="float" office:value="0.0271517784414879">
            <text:p>0,0271517784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84">
            <text:p>3384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98] - [.$J498])/([.$I498] - [.$K498])) * (-1*[.$K498]) + [.$J498]);1;1)" office:value-type="float" office:value="408">
            <text:p>408</text:p>
          </table:table-cell>
          <table:table-cell table:formula="of:=([.$H498] - [.$J498])" office:value-type="float" office:value="100">
            <text:p>100</text:p>
          </table:table-cell>
          <table:table-cell table:formula="of:=([.$I498] - [.$K498])" office:value-type="float" office:value="3684">
            <text:p>3684</text:p>
          </table:table-cell>
          <table:table-cell table:formula="of:=(([.$H498] - [.$J498])/([.$I498] - [.$K498]))" office:value-type="float" office:value="0.0271444082519001">
            <text:p>0,0271444083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85">
            <text:p>3385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499] - [.$J499])/([.$I499] - [.$K499])) * (-1*[.$K499]) + [.$J499]);1;1)" office:value-type="float" office:value="408">
            <text:p>408</text:p>
          </table:table-cell>
          <table:table-cell table:formula="of:=([.$H499] - [.$J499])" office:value-type="float" office:value="100">
            <text:p>100</text:p>
          </table:table-cell>
          <table:table-cell table:formula="of:=([.$I499] - [.$K499])" office:value-type="float" office:value="3685">
            <text:p>3685</text:p>
          </table:table-cell>
          <table:table-cell table:formula="of:=(([.$H499] - [.$J499])/([.$I499] - [.$K499]))" office:value-type="float" office:value="0.0271370420624152">
            <text:p>0,0271370421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86">
            <text:p>3386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500] - [.$J500])/([.$I500] - [.$K500])) * (-1*[.$K500]) + [.$J500]);1;1)" office:value-type="float" office:value="408">
            <text:p>408</text:p>
          </table:table-cell>
          <table:table-cell table:formula="of:=([.$H500] - [.$J500])" office:value-type="float" office:value="100">
            <text:p>100</text:p>
          </table:table-cell>
          <table:table-cell table:formula="of:=([.$I500] - [.$K500])" office:value-type="float" office:value="3686">
            <text:p>3686</text:p>
          </table:table-cell>
          <table:table-cell table:formula="of:=(([.$H500] - [.$J500])/([.$I500] - [.$K500]))" office:value-type="float" office:value="0.0271296798697775">
            <text:p>0,0271296799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87">
            <text:p>3387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501] - [.$J501])/([.$I501] - [.$K501])) * (-1*[.$K501]) + [.$J501]);1;1)" office:value-type="float" office:value="408">
            <text:p>408</text:p>
          </table:table-cell>
          <table:table-cell table:formula="of:=([.$H501] - [.$J501])" office:value-type="float" office:value="100">
            <text:p>100</text:p>
          </table:table-cell>
          <table:table-cell table:formula="of:=([.$I501] - [.$K501])" office:value-type="float" office:value="3687">
            <text:p>3687</text:p>
          </table:table-cell>
          <table:table-cell table:formula="of:=(([.$H501] - [.$J501])/([.$I501] - [.$K501]))" office:value-type="float" office:value="0.027122321670735">
            <text:p>0,0271223217</text:p>
          </table:table-cell>
        </table:table-row>
        <table:table-row table:style-name="ro1">
          <table:table-cell table:number-columns-repeated="7"/>
          <table:table-cell office:value-type="float" office:value="500">
            <text:p>500</text:p>
          </table:table-cell>
          <table:table-cell office:value-type="float" office:value="3388">
            <text:p>3388</text:p>
          </table:table-cell>
          <table:table-cell office:value-type="float" office:value="400">
            <text:p>400</text:p>
          </table:table-cell>
          <table:table-cell office:value-type="float" office:value="-300">
            <text:p>-300</text:p>
          </table:table-cell>
          <table:table-cell table:formula="of:=FLOOR(((([.$H502] - [.$J502])/([.$I502] - [.$K502])) * (-1*[.$K502]) + [.$J502]);1;1)" office:value-type="float" office:value="408">
            <text:p>408</text:p>
          </table:table-cell>
          <table:table-cell table:formula="of:=([.$H502] - [.$J502])" office:value-type="float" office:value="100">
            <text:p>100</text:p>
          </table:table-cell>
          <table:table-cell table:formula="of:=([.$I502] - [.$K502])" office:value-type="float" office:value="3688">
            <text:p>3688</text:p>
          </table:table-cell>
          <table:table-cell table:formula="of:=(([.$H502] - [.$J502])/([.$I502] - [.$K502]))" office:value-type="float" office:value="0.027114967462039">
            <text:p>0,027114967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18-4 34-13 50s-21 27-37 37-32 13-50 13-34-4-50-13-27-21-37-37-13-32-13-50 4-34 13-50 21-27 37-37 32-13 50-13c18 0 34 4 50 13s27 21 37 37 13 32 13 50z"/>
    <draw:marker draw:name="Arrowheads_20_2" draw:display-name="Arrowheads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18.05.2013</text:date>, <text:time>23:4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8T22:49:32.15</meta:creation-date>
    <meta:editing-duration>PT29M25S</meta:editing-duration>
    <meta:editing-cycles>2</meta:editing-cycles>
    <meta:generator>LibreOffice/3.4$Win32 LibreOffice_project/340m1$Build-302</meta:generator>
    <dc:date>2013-05-18T23:49:24.37</dc:date>
    <meta:document-statistic meta:table-count="3" meta:cell-count="4172" meta:object-count="0"/>
  </office:meta>
</office:document-meta>
</file>